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fo:background-color="#9999ff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 style:data-style-name="N4">
      <style:table-cell-properties fo:background-color="#94bd5e"/>
    </style:style>
    <style:style style:name="ce5" style:family="table-cell" style:parent-style-name="Default">
      <style:table-cell-properties fo:background-color="#9999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rawReset-SelectRandom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Player 1</text:p>
          </table:table-cell>
          <table:table-cell table:number-columns-repeated="1023"/>
        </table:table-row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layer 2</text:p>
          </table:table-cell>
          <table:table-cell table:number-columns-repeated="4"/>
          <table:table-cell office:value-type="string">
            <text:p>P1W</text:p>
          </table:table-cell>
          <table:table-cell office:value-type="string">
            <text:p>P2W</text:p>
          </table:table-cell>
          <table:table-cell office:value-type="string">
            <text:p>DRAW</text:p>
          </table:table-cell>
          <table:table-cell office:value-type="string">
            <text:p>P1W%</text:p>
          </table:table-cell>
          <table:table-cell office:value-type="string">
            <text:p>P2W%</text:p>
          </table:table-cell>
          <table:table-cell office:value-type="string">
            <text:p>DRAW%</text:p>
          </table:table-cell>
          <table:table-cell>
            <draw:frame table:end-cell-address="'DrawReset-SelectRandom'.V23" table:end-x="0.129cm" table:end-y="0.013cm" draw:z-index="0" draw:style-name="gr1" draw:text-style-name="P1" svg:width="22.094cm" svg:height="7.908cm" svg:x="0.616cm" svg:y="0.234cm">
              <draw:object draw:notify-on-update-of-ranges="'DrawReset-SelectRandom'.C13:'DrawReset-SelectRandom'.C23 'DrawReset-SelectRandom'.B13:'DrawReset-SelectRandom'.B13 'DrawReset-SelectRandom'.J13:'DrawReset-SelectRandom'.J23 'DrawReset-SelectRandom'.C25:'DrawReset-SelectRandom'.C34 'DrawReset-SelectRandom'.B25:'DrawReset-SelectRandom'.B25 'DrawReset-SelectRandom'.J25:'DrawReset-SelectRandom'.J34 'DrawReset-SelectRandom'.C36:'DrawReset-SelectRandom'.C44 'DrawReset-SelectRandom'.B36:'DrawReset-SelectRandom'.B36 'DrawReset-SelectRandom'.J36:'DrawReset-SelectRandom'.J44 'DrawReset-SelectRandom'.C46:'DrawReset-SelectRandom'.C53 'DrawReset-SelectRandom'.B46:'DrawReset-SelectRandom'.B46 'DrawReset-SelectRandom'.J46:'DrawReset-SelectRandom'.J53 'DrawReset-SelectRandom'.C55:'DrawReset-SelectRandom'.C61 'DrawReset-SelectRandom'.B55:'DrawReset-SelectRandom'.B55 'DrawReset-SelectRandom'.J55:'DrawReset-SelectRandom'.J61 'DrawReset-SelectRandom'.C63:'DrawReset-SelectRandom'.C68 'DrawReset-SelectRandom'.B63:'DrawReset-SelectRandom'.B63 'DrawReset-SelectRandom'.J63:'DrawReset-SelectRandom'.J68 'DrawReset-SelectRandom'.C70:'DrawReset-SelectRandom'.C74 'DrawReset-SelectRandom'.B70:'DrawReset-SelectRandom'.B70 'DrawReset-SelectRandom'.J70:'DrawReset-SelectRandom'.J74 'DrawReset-SelectRandom'.C76:'DrawReset-SelectRandom'.C79 'DrawReset-SelectRandom'.B76:'DrawReset-SelectRandom'.B76 'DrawReset-SelectRandom'.J76:'DrawReset-SelectRandom'.J79 'DrawReset-SelectRandom'.C81:'DrawReset-SelectRandom'.C83 'DrawReset-SelectRandom'.B81:'DrawReset-SelectRandom'.B81 'DrawReset-SelectRandom'.J81:'DrawReset-SelectRandom'.J83 'DrawReset-SelectRandom'.C85:'DrawReset-SelectRandom'.C86 'DrawReset-SelectRandom'.B85:'DrawReset-SelectRandom'.B85 'DrawReset-SelectRandom'.J85:'DrawReset-SelectRandom'.J86 'DrawReset-SelectRandom'.C88:'DrawReset-SelectRandom'.C88 'DrawReset-SelectRandom'.B88:'DrawReset-SelectRandom'.B88 'DrawReset-SelectRandom'.J88:'DrawReset-SelectRandom'.J8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/>
          <table:table-cell office:value-type="float" office:value="305">
            <text:p>305,00</text:p>
          </table:table-cell>
          <table:table-cell office:value-type="float" office:value="257">
            <text:p>257,00</text:p>
          </table:table-cell>
          <table:table-cell office:value-type="float" office:value="438">
            <text:p>438,00</text:p>
          </table:table-cell>
          <table:table-cell table:formula="of:=100*[.F7]/([.F7]+[.G7])" office:value-type="float" office:value="54.270462633452">
            <text:p>54,27</text:p>
          </table:table-cell>
          <table:table-cell table:formula="of:=100*[.G7]/([.F7]+[.G7])" office:value-type="float" office:value="45.7295373665481">
            <text:p>45,73</text:p>
          </table:table-cell>
          <table:table-cell table:formula="of:=100*[.H7]/([.F7]+[.G7]+[.H7])" office:value-type="float" office:value="43.8">
            <text:p>43,8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3">
            <text:p>23,00</text:p>
          </table:table-cell>
          <table:table-cell office:value-type="float" office:value="30">
            <text:p>30,00</text:p>
          </table:table-cell>
          <table:table-cell office:value-type="float" office:value="47">
            <text:p>47,00</text:p>
          </table:table-cell>
          <table:table-cell table:formula="of:=100*[.F8]/([.F8]+[.G8])" office:value-type="float" office:value="43.3962264150943">
            <text:p>43,40</text:p>
          </table:table-cell>
          <table:table-cell table:formula="of:=100*[.G8]/([.F8]+[.G8])" office:value-type="float" office:value="56.6037735849057">
            <text:p>56,60</text:p>
          </table:table-cell>
          <table:table-cell table:formula="of:=100*[.H8]/([.F8]+[.G8]+[.H8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3"/>
          <table:table-cell table:formula="of:=100*[.F9]/([.F9]+[.G9])" office:value-type="float" office:value="0">
            <text:p>#DIV/0 !</text:p>
          </table:table-cell>
          <table:table-cell table:formula="of:=100*[.G9]/([.F9]+[.G9])" office:value-type="float" office:value="0">
            <text:p>#DIV/0 !</text:p>
          </table:table-cell>
          <table:table-cell table:formula="of:=100*[.H9]/([.F9]+[.G9]+[.H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3"/>
          <table:table-cell table:formula="of:=100*[.F10]/([.F10]+[.G10])" office:value-type="float" office:value="0">
            <text:p>#DIV/0 !</text:p>
          </table:table-cell>
          <table:table-cell table:formula="of:=100*[.G10]/([.F10]+[.G10])" office:value-type="float" office:value="0">
            <text:p>#DIV/0 !</text:p>
          </table:table-cell>
          <table:table-cell table:formula="of:=100*[.H10]/([.F10]+[.G10]+[.H10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 office:value-type="float" office:value="0">
            <text:p>0,00</text:p>
          </table:table-cell>
          <table:table-cell table:formula="of:=1-([.C13]+[.B13]+[.A13])" office:value-type="float" office:value="1">
            <text:p>1,00</text:p>
          </table:table-cell>
          <table:table-cell/>
          <table:table-cell office:value-type="float" office:value="200">
            <text:p>200,00</text:p>
          </table:table-cell>
          <table:table-cell table:number-columns-repeated="2" office:value-type="float" office:value="0">
            <text:p>0,00</text:p>
          </table:table-cell>
          <table:table-cell table:formula="of:=100*[.F13]/([.F13]+[.G13])" office:value-type="float" office:value="100">
            <text:p>100,00</text:p>
          </table:table-cell>
          <table:table-cell table:formula="of:=100*[.G13]/([.F13]+[.G13])" office:value-type="float" office:value="0">
            <text:p>0,00</text:p>
          </table:table-cell>
          <table:table-cell table:formula="of:=100*[.H13]/([.F13]+[.G13]+[.H13])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4]+[.B14]+[.A14])" office:value-type="float" office:value="0.9">
            <text:p>0,90</text:p>
          </table:table-cell>
          <table:table-cell/>
          <table:table-cell office:value-type="float" office:value="196">
            <text:p>196,00</text:p>
          </table:table-cell>
          <table:table-cell office:value-type="float" office:value="0">
            <text:p>0,00</text:p>
          </table:table-cell>
          <table:table-cell office:value-type="float" office:value="4">
            <text:p>4,00</text:p>
          </table:table-cell>
          <table:table-cell table:formula="of:=100*[.F14]/([.F14]+[.G14])" office:value-type="float" office:value="100">
            <text:p>100,00</text:p>
          </table:table-cell>
          <table:table-cell table:formula="of:=100*[.G14]/([.F14]+[.G14])" office:value-type="float" office:value="0">
            <text:p>0,00</text:p>
          </table:table-cell>
          <table:table-cell table:formula="of:=100*[.H14]/([.F14]+[.G14]+[.H14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5]+[.B15]+[.A15])" office:value-type="float" office:value="0.8">
            <text:p>0,80</text:p>
          </table:table-cell>
          <table:table-cell/>
          <table:table-cell office:value-type="float" office:value="195">
            <text:p>195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table:formula="of:=100*[.F15]/([.F15]+[.G15])" office:value-type="float" office:value="100">
            <text:p>100,00</text:p>
          </table:table-cell>
          <table:table-cell table:formula="of:=100*[.G15]/([.F15]+[.G15])" office:value-type="float" office:value="0">
            <text:p>0,00</text:p>
          </table:table-cell>
          <table:table-cell table:formula="of:=100*[.H15]/([.F15]+[.G15]+[.H15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6]+[.B16]+[.A16])" office:value-type="float" office:value="0.7">
            <text:p>0,70</text:p>
          </table:table-cell>
          <table:table-cell/>
          <table:table-cell office:value-type="float" office:value="194">
            <text:p>194,00</text:p>
          </table:table-cell>
          <table:table-cell office:value-type="float" office:value="0">
            <text:p>0,00</text:p>
          </table:table-cell>
          <table:table-cell office:value-type="float" office:value="6">
            <text:p>6,00</text:p>
          </table:table-cell>
          <table:table-cell table:formula="of:=100*[.F16]/([.F16]+[.G16])" office:value-type="float" office:value="100">
            <text:p>100,00</text:p>
          </table:table-cell>
          <table:table-cell table:formula="of:=100*[.G16]/([.F16]+[.G16])" office:value-type="float" office:value="0">
            <text:p>0,00</text:p>
          </table:table-cell>
          <table:table-cell table:formula="of:=100*[.H16]/([.F16]+[.G16]+[.H16])" office:value-type="float" office:value="3">
            <text:p>3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17]+[.B17]+[.A17])" office:value-type="float" office:value="0.6">
            <text:p>0,60</text:p>
          </table:table-cell>
          <table:table-cell/>
          <table:table-cell office:value-type="float" office:value="194">
            <text:p>194,00</text:p>
          </table:table-cell>
          <table:table-cell office:value-type="float" office:value="1">
            <text:p>1,00</text:p>
          </table:table-cell>
          <table:table-cell office:value-type="float" office:value="5">
            <text:p>5,00</text:p>
          </table:table-cell>
          <table:table-cell table:formula="of:=100*[.F17]/([.F17]+[.G17])" office:value-type="float" office:value="99.4871794871795">
            <text:p>99,49</text:p>
          </table:table-cell>
          <table:table-cell table:formula="of:=100*[.G17]/([.F17]+[.G17])" office:value-type="float" office:value="0.512820512820513">
            <text:p>0,51</text:p>
          </table:table-cell>
          <table:table-cell table:formula="of:=100*[.H17]/([.F17]+[.G17]+[.H17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18]+[.B18]+[.A18])" office:value-type="float" office:value="0.5">
            <text:p>0,50</text:p>
          </table:table-cell>
          <table:table-cell/>
          <table:table-cell office:value-type="float" office:value="196">
            <text:p>196,00</text:p>
          </table:table-cell>
          <table:table-cell office:value-type="float" office:value="0">
            <text:p>0,00</text:p>
          </table:table-cell>
          <table:table-cell office:value-type="float" office:value="4">
            <text:p>4,00</text:p>
          </table:table-cell>
          <table:table-cell table:formula="of:=100*[.F18]/([.F18]+[.G18])" office:value-type="float" office:value="100">
            <text:p>100,00</text:p>
          </table:table-cell>
          <table:table-cell table:formula="of:=100*[.G18]/([.F18]+[.G18])" office:value-type="float" office:value="0">
            <text:p>0,00</text:p>
          </table:table-cell>
          <table:table-cell table:formula="of:=100*[.H18]/([.F18]+[.G18]+[.H18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19]+[.B19]+[.A19])" office:value-type="float" office:value="0.4">
            <text:p>0,40</text:p>
          </table:table-cell>
          <table:table-cell/>
          <table:table-cell office:value-type="float" office:value="191">
            <text:p>191,00</text:p>
          </table:table-cell>
          <table:table-cell office:value-type="float" office:value="0">
            <text:p>0,00</text:p>
          </table:table-cell>
          <table:table-cell office:value-type="float" office:value="9">
            <text:p>9,00</text:p>
          </table:table-cell>
          <table:table-cell table:formula="of:=100*[.F19]/([.F19]+[.G19])" office:value-type="float" office:value="100">
            <text:p>100,00</text:p>
          </table:table-cell>
          <table:table-cell table:formula="of:=100*[.G19]/([.F19]+[.G19])" office:value-type="float" office:value="0">
            <text:p>0,00</text:p>
          </table:table-cell>
          <table:table-cell table:formula="of:=100*[.H19]/([.F19]+[.G19]+[.H19])" office:value-type="float" office:value="4.5">
            <text:p>4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20]+[.B20]+[.A20])" office:value-type="float" office:value="0.3">
            <text:p>0,30</text:p>
          </table:table-cell>
          <table:table-cell/>
          <table:table-cell office:value-type="float" office:value="197">
            <text:p>197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table:formula="of:=100*[.F20]/([.F20]+[.G20])" office:value-type="float" office:value="100">
            <text:p>100,00</text:p>
          </table:table-cell>
          <table:table-cell table:formula="of:=100*[.G20]/([.F20]+[.G20])" office:value-type="float" office:value="0">
            <text:p>0,00</text:p>
          </table:table-cell>
          <table:table-cell table:formula="of:=100*[.H20]/([.F20]+[.G20]+[.H20])" office:value-type="float" office:value="1.5">
            <text:p>1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21]+[.B21]+[.A21])" office:value-type="float" office:value="0.2">
            <text:p>0,20</text:p>
          </table:table-cell>
          <table:table-cell/>
          <table:table-cell office:value-type="float" office:value="185">
            <text:p>185,00</text:p>
          </table:table-cell>
          <table:table-cell office:value-type="float" office:value="1">
            <text:p>1,00</text:p>
          </table:table-cell>
          <table:table-cell office:value-type="float" office:value="14">
            <text:p>14,00</text:p>
          </table:table-cell>
          <table:table-cell table:formula="of:=100*[.F21]/([.F21]+[.G21])" office:value-type="float" office:value="99.4623655913979">
            <text:p>99,46</text:p>
          </table:table-cell>
          <table:table-cell table:formula="of:=100*[.G21]/([.F21]+[.G21])" office:value-type="float" office:value="0.537634408602151">
            <text:p>0,54</text:p>
          </table:table-cell>
          <table:table-cell table:formula="of:=100*[.H21]/([.F21]+[.G21]+[.H21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900000000000001">
            <text:p>0,90</text:p>
          </table:table-cell>
          <table:table-cell table:formula="of:=1-([.C22]+[.B22]+[.A22])" office:value-type="float" office:value="0.099999999999999">
            <text:p>0,10</text:p>
          </table:table-cell>
          <table:table-cell/>
          <table:table-cell office:value-type="float" office:value="198">
            <text:p>198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table:formula="of:=100*[.F22]/([.F22]+[.G22])" office:value-type="float" office:value="100">
            <text:p>100,00</text:p>
          </table:table-cell>
          <table:table-cell table:formula="of:=100*[.G22]/([.F22]+[.G22])" office:value-type="float" office:value="0">
            <text:p>0,00</text:p>
          </table:table-cell>
          <table:table-cell table:formula="of:=100*[.H22]/([.F22]+[.G22]+[.H22])" office:value-type="float" office:value="1">
            <text:p>1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1">
            <text:p>1,00</text:p>
          </table:table-cell>
          <table:table-cell table:formula="of:=1-([.C23]+[.B23]+[.A23])" office:value-type="float" office:value="0">
            <text:p>0,00</text:p>
          </table:table-cell>
          <table:table-cell/>
          <table:table-cell office:value-type="float" office:value="195">
            <text:p>195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table:formula="of:=100*[.F23]/([.F23]+[.G23])" office:value-type="float" office:value="100">
            <text:p>100,00</text:p>
          </table:table-cell>
          <table:table-cell table:formula="of:=100*[.G23]/([.F23]+[.G23])" office:value-type="float" office:value="0">
            <text:p>0,00</text:p>
          </table:table-cell>
          <table:table-cell table:formula="of:=100*[.H23]/([.F23]+[.G23]+[.H23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5]+[.B25]+[.A25])" office:value-type="float" office:value="0.9">
            <text:p>0,90</text:p>
          </table:table-cell>
          <table:table-cell/>
          <table:table-cell office:value-type="float" office:value="190">
            <text:p>190,00</text:p>
          </table:table-cell>
          <table:table-cell office:value-type="float" office:value="0">
            <text:p>0,00</text:p>
          </table:table-cell>
          <table:table-cell office:value-type="float" office:value="10">
            <text:p>10,00</text:p>
          </table:table-cell>
          <table:table-cell table:formula="of:=100*[.F25]/([.F25]+[.G25])" office:value-type="float" office:value="100">
            <text:p>100,00</text:p>
          </table:table-cell>
          <table:table-cell table:formula="of:=100*[.G25]/([.F25]+[.G25])" office:value-type="float" office:value="0">
            <text:p>0,00</text:p>
          </table:table-cell>
          <table:table-cell table:formula="of:=100*[.H25]/([.F25]+[.G25]+[.H25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1">
            <text:p>0,10</text:p>
          </table:table-cell>
          <table:table-cell table:formula="of:=1-([.C26]+[.B26]+[.A26])" office:value-type="float" office:value="0.8">
            <text:p>0,80</text:p>
          </table:table-cell>
          <table:table-cell/>
          <table:table-cell office:value-type="float" office:value="181">
            <text:p>181,00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table:formula="of:=100*[.F26]/([.F26]+[.G26])" office:value-type="float" office:value="97.8378378378378">
            <text:p>97,84</text:p>
          </table:table-cell>
          <table:table-cell table:formula="of:=100*[.G26]/([.F26]+[.G26])" office:value-type="float" office:value="2.16216216216216">
            <text:p>2,16</text:p>
          </table:table-cell>
          <table:table-cell table:formula="of:=100*[.H26]/([.F26]+[.G26]+[.H26])" office:value-type="float" office:value="7.5">
            <text:p>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7]+[.B27]+[.A27])" office:value-type="float" office:value="0.7">
            <text:p>0,70</text:p>
          </table:table-cell>
          <table:table-cell/>
          <table:table-cell office:value-type="float" office:value="178">
            <text:p>178,00</text:p>
          </table:table-cell>
          <table:table-cell office:value-type="float" office:value="3">
            <text:p>3,00</text:p>
          </table:table-cell>
          <table:table-cell office:value-type="float" office:value="19">
            <text:p>19,00</text:p>
          </table:table-cell>
          <table:table-cell table:formula="of:=100*[.F27]/([.F27]+[.G27])" office:value-type="float" office:value="98.3425414364641">
            <text:p>98,34</text:p>
          </table:table-cell>
          <table:table-cell table:formula="of:=100*[.G27]/([.F27]+[.G27])" office:value-type="float" office:value="1.65745856353591">
            <text:p>1,66</text:p>
          </table:table-cell>
          <table:table-cell table:formula="of:=100*[.H27]/([.F27]+[.G27]+[.H27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8]+[.B28]+[.A28])" office:value-type="float" office:value="0.6">
            <text:p>0,60</text:p>
          </table:table-cell>
          <table:table-cell/>
          <table:table-cell office:value-type="float" office:value="181">
            <text:p>181,00</text:p>
          </table:table-cell>
          <table:table-cell office:value-type="float" office:value="5">
            <text:p>5,00</text:p>
          </table:table-cell>
          <table:table-cell office:value-type="float" office:value="14">
            <text:p>14,00</text:p>
          </table:table-cell>
          <table:table-cell table:formula="of:=100*[.F28]/([.F28]+[.G28])" office:value-type="float" office:value="97.3118279569892">
            <text:p>97,31</text:p>
          </table:table-cell>
          <table:table-cell table:formula="of:=100*[.G28]/([.F28]+[.G28])" office:value-type="float" office:value="2.68817204301075">
            <text:p>2,69</text:p>
          </table:table-cell>
          <table:table-cell table:formula="of:=100*[.H28]/([.F28]+[.G28]+[.H28])" office:value-type="float" office:value="7">
            <text:p>7,00</text:p>
          </table:table-cell>
          <table:table-cell/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9]+[.B29]+[.A29])" office:value-type="float" office:value="0.5">
            <text:p>0,5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29]/([.F29]+[.G29])" office:value-type="float" office:value="96.4071856287425">
            <text:p>96,41</text:p>
          </table:table-cell>
          <table:table-cell table:formula="of:=100*[.G29]/([.F29]+[.G29])" office:value-type="float" office:value="3.59281437125748">
            <text:p>3,59</text:p>
          </table:table-cell>
          <table:table-cell table:formula="of:=100*[.H29]/([.F29]+[.G29]+[.H29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30]+[.B30]+[.A30])" office:value-type="float" office:value="0.4">
            <text:p>0,40</text:p>
          </table:table-cell>
          <table:table-cell/>
          <table:table-cell office:value-type="float" office:value="164">
            <text:p>164,00</text:p>
          </table:table-cell>
          <table:table-cell office:value-type="float" office:value="10">
            <text:p>10,00</text:p>
          </table:table-cell>
          <table:table-cell office:value-type="float" office:value="26">
            <text:p>26,00</text:p>
          </table:table-cell>
          <table:table-cell table:formula="of:=100*[.F30]/([.F30]+[.G30])" office:value-type="float" office:value="94.2528735632184">
            <text:p>94,25</text:p>
          </table:table-cell>
          <table:table-cell table:formula="of:=100*[.G30]/([.F30]+[.G30])" office:value-type="float" office:value="5.74712643678161">
            <text:p>5,75</text:p>
          </table:table-cell>
          <table:table-cell table:formula="of:=100*[.H30]/([.F30]+[.G30]+[.H30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31]+[.B31]+[.A31])" office:value-type="float" office:value="0.3">
            <text:p>0,3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31]/([.F31]+[.G31])" office:value-type="float" office:value="96.4071856287425">
            <text:p>96,41</text:p>
          </table:table-cell>
          <table:table-cell table:formula="of:=100*[.G31]/([.F31]+[.G31])" office:value-type="float" office:value="3.59281437125748">
            <text:p>3,59</text:p>
          </table:table-cell>
          <table:table-cell table:formula="of:=100*[.H31]/([.F31]+[.G31]+[.H31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32]+[.B32]+[.A32])" office:value-type="float" office:value="0.2">
            <text:p>0,20</text:p>
          </table:table-cell>
          <table:table-cell/>
          <table:table-cell office:value-type="float" office:value="170">
            <text:p>170,00</text:p>
          </table:table-cell>
          <table:table-cell office:value-type="float" office:value="5">
            <text:p>5,00</text:p>
          </table:table-cell>
          <table:table-cell office:value-type="float" office:value="25">
            <text:p>25,00</text:p>
          </table:table-cell>
          <table:table-cell table:formula="of:=100*[.F32]/([.F32]+[.G32])" office:value-type="float" office:value="97.1428571428571">
            <text:p>97,14</text:p>
          </table:table-cell>
          <table:table-cell table:formula="of:=100*[.G32]/([.F32]+[.G32])" office:value-type="float" office:value="2.85714285714286">
            <text:p>2,86</text:p>
          </table:table-cell>
          <table:table-cell table:formula="of:=100*[.H32]/([.F32]+[.G32]+[.H32])" office:value-type="float" office:value="12.5">
            <text:p>1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table:formula="of:=1-([.C33]+[.B33]+[.A33])" office:value-type="float" office:value="0.1">
            <text:p>0,10</text:p>
          </table:table-cell>
          <table:table-cell/>
          <table:table-cell office:value-type="float" office:value="182">
            <text:p>182,00</text:p>
          </table:table-cell>
          <table:table-cell office:value-type="float" office:value="3">
            <text:p>3,00</text:p>
          </table:table-cell>
          <table:table-cell office:value-type="float" office:value="15">
            <text:p>15,00</text:p>
          </table:table-cell>
          <table:table-cell table:formula="of:=100*[.F33]/([.F33]+[.G33])" office:value-type="float" office:value="98.3783783783784">
            <text:p>98,38</text:p>
          </table:table-cell>
          <table:table-cell table:formula="of:=100*[.G33]/([.F33]+[.G33])" office:value-type="float" office:value="1.62162162162162">
            <text:p>1,62</text:p>
          </table:table-cell>
          <table:table-cell table:formula="of:=100*[.H33]/([.F33]+[.G33]+[.H33])" office:value-type="float" office:value="7.5">
            <text:p>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900000000000001">
            <text:p>0,90</text:p>
          </table:table-cell>
          <table:table-cell table:formula="of:=1-([.C34]+[.B34]+[.A34])" office:value-type="float" office:value="0">
            <text:p>0,00</text:p>
          </table:table-cell>
          <table:table-cell/>
          <table:table-cell office:value-type="float" office:value="179">
            <text:p>179,00</text:p>
          </table:table-cell>
          <table:table-cell office:value-type="float" office:value="2">
            <text:p>2,00</text:p>
          </table:table-cell>
          <table:table-cell office:value-type="float" office:value="19">
            <text:p>19,00</text:p>
          </table:table-cell>
          <table:table-cell table:formula="of:=100*[.F34]/([.F34]+[.G34])" office:value-type="float" office:value="98.8950276243094">
            <text:p>98,90</text:p>
          </table:table-cell>
          <table:table-cell table:formula="of:=100*[.G34]/([.F34]+[.G34])" office:value-type="float" office:value="1.10497237569061">
            <text:p>1,10</text:p>
          </table:table-cell>
          <table:table-cell table:formula="of:=100*[.H34]/([.F34]+[.G34]+[.H34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6]+[.B36]+[.A36])" office:value-type="float" office:value="0.8">
            <text:p>0,80</text:p>
          </table:table-cell>
          <table:table-cell/>
          <table:table-cell office:value-type="float" office:value="162">
            <text:p>162,00</text:p>
          </table:table-cell>
          <table:table-cell office:value-type="float" office:value="7">
            <text:p>7,00</text:p>
          </table:table-cell>
          <table:table-cell office:value-type="float" office:value="31">
            <text:p>31,00</text:p>
          </table:table-cell>
          <table:table-cell table:formula="of:=100*[.F36]/([.F36]+[.G36])" office:value-type="float" office:value="95.8579881656805">
            <text:p>95,86</text:p>
          </table:table-cell>
          <table:table-cell table:formula="of:=100*[.G36]/([.F36]+[.G36])" office:value-type="float" office:value="4.14201183431953">
            <text:p>4,14</text:p>
          </table:table-cell>
          <table:table-cell table:formula="of:=100*[.H36]/([.F36]+[.G36]+[.H36])" office:value-type="float" office:value="15.5">
            <text:p>15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7]+[.B37]+[.A37])" office:value-type="float" office:value="0.7">
            <text:p>0,70</text:p>
          </table:table-cell>
          <table:table-cell/>
          <table:table-cell office:value-type="float" office:value="154">
            <text:p>154,00</text:p>
          </table:table-cell>
          <table:table-cell office:value-type="float" office:value="13">
            <text:p>13,00</text:p>
          </table:table-cell>
          <table:table-cell office:value-type="float" office:value="33">
            <text:p>33,00</text:p>
          </table:table-cell>
          <table:table-cell table:formula="of:=100*[.F37]/([.F37]+[.G37])" office:value-type="float" office:value="92.2155688622754">
            <text:p>92,22</text:p>
          </table:table-cell>
          <table:table-cell table:formula="of:=100*[.G37]/([.F37]+[.G37])" office:value-type="float" office:value="7.78443113772455">
            <text:p>7,78</text:p>
          </table:table-cell>
          <table:table-cell table:formula="of:=100*[.H37]/([.F37]+[.G37]+[.H37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2">
            <text:p>0,20</text:p>
          </table:table-cell>
          <table:table-cell table:formula="of:=1-([.C38]+[.B38]+[.A38])" office:value-type="float" office:value="0.6">
            <text:p>0,60</text:p>
          </table:table-cell>
          <table:table-cell/>
          <table:table-cell office:value-type="float" office:value="132">
            <text:p>132,00</text:p>
          </table:table-cell>
          <table:table-cell office:value-type="float" office:value="28">
            <text:p>28,00</text:p>
          </table:table-cell>
          <table:table-cell office:value-type="float" office:value="40">
            <text:p>40,00</text:p>
          </table:table-cell>
          <table:table-cell table:formula="of:=100*[.F38]/([.F38]+[.G38])" office:value-type="float" office:value="82.5">
            <text:p>82,50</text:p>
          </table:table-cell>
          <table:table-cell table:formula="of:=100*[.G38]/([.F38]+[.G38])" office:value-type="float" office:value="17.5">
            <text:p>17,50</text:p>
          </table:table-cell>
          <table:table-cell table:formula="of:=100*[.H38]/([.F38]+[.G38]+[.H38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39]+[.B39]+[.A39])" office:value-type="float" office:value="0.5">
            <text:p>0,50</text:p>
          </table:table-cell>
          <table:table-cell/>
          <table:table-cell office:value-type="float" office:value="129">
            <text:p>129,00</text:p>
          </table:table-cell>
          <table:table-cell office:value-type="float" office:value="15">
            <text:p>15,00</text:p>
          </table:table-cell>
          <table:table-cell office:value-type="float" office:value="56">
            <text:p>56,00</text:p>
          </table:table-cell>
          <table:table-cell table:formula="of:=100*[.F39]/([.F39]+[.G39])" office:value-type="float" office:value="89.5833333333333">
            <text:p>89,58</text:p>
          </table:table-cell>
          <table:table-cell table:formula="of:=100*[.G39]/([.F39]+[.G39])" office:value-type="float" office:value="10.4166666666667">
            <text:p>10,42</text:p>
          </table:table-cell>
          <table:table-cell table:formula="of:=100*[.H39]/([.F39]+[.G39]+[.H39])" office:value-type="float" office:value="28">
            <text:p>2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40]+[.B40]+[.A40])" office:value-type="float" office:value="0.4">
            <text:p>0,4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8">
            <text:p>18,00</text:p>
          </table:table-cell>
          <table:table-cell office:value-type="float" office:value="57">
            <text:p>57,00</text:p>
          </table:table-cell>
          <table:table-cell table:formula="of:=100*[.F40]/([.F40]+[.G40])" office:value-type="float" office:value="87.4125874125874">
            <text:p>87,41</text:p>
          </table:table-cell>
          <table:table-cell table:formula="of:=100*[.G40]/([.F40]+[.G40])" office:value-type="float" office:value="12.5874125874126">
            <text:p>12,59</text:p>
          </table:table-cell>
          <table:table-cell table:formula="of:=100*[.H40]/([.F40]+[.G40]+[.H40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41]+[.B41]+[.A41])" office:value-type="float" office:value="0.3">
            <text:p>0,30</text:p>
          </table:table-cell>
          <table:table-cell/>
          <table:table-cell office:value-type="float" office:value="136">
            <text:p>136,00</text:p>
          </table:table-cell>
          <table:table-cell office:value-type="float" office:value="16">
            <text:p>16,00</text:p>
          </table:table-cell>
          <table:table-cell office:value-type="float" office:value="48">
            <text:p>48,00</text:p>
          </table:table-cell>
          <table:table-cell table:formula="of:=100*[.F41]/([.F41]+[.G41])" office:value-type="float" office:value="89.4736842105263">
            <text:p>89,47</text:p>
          </table:table-cell>
          <table:table-cell table:formula="of:=100*[.G41]/([.F41]+[.G41])" office:value-type="float" office:value="10.5263157894737">
            <text:p>10,53</text:p>
          </table:table-cell>
          <table:table-cell table:formula="of:=100*[.H41]/([.F41]+[.G41]+[.H41])" office:value-type="float" office:value="24">
            <text:p>24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42]+[.B42]+[.A42])" office:value-type="float" office:value="0.2">
            <text:p>0,20</text:p>
          </table:table-cell>
          <table:table-cell/>
          <table:table-cell office:value-type="float" office:value="139">
            <text:p>139,00</text:p>
          </table:table-cell>
          <table:table-cell office:value-type="float" office:value="7">
            <text:p>7,00</text:p>
          </table:table-cell>
          <table:table-cell office:value-type="float" office:value="54">
            <text:p>54,00</text:p>
          </table:table-cell>
          <table:table-cell table:formula="of:=100*[.F42]/([.F42]+[.G42])" office:value-type="float" office:value="95.2054794520548">
            <text:p>95,21</text:p>
          </table:table-cell>
          <table:table-cell table:formula="of:=100*[.G42]/([.F42]+[.G42])" office:value-type="float" office:value="4.79452054794521">
            <text:p>4,79</text:p>
          </table:table-cell>
          <table:table-cell table:formula="of:=100*[.H42]/([.F42]+[.G42]+[.H42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table:formula="of:=1-([.C43]+[.B43]+[.A43])" office:value-type="float" office:value="0.0999999999999999">
            <text:p>0,10</text:p>
          </table:table-cell>
          <table:table-cell/>
          <table:table-cell office:value-type="float" office:value="158">
            <text:p>158,00</text:p>
          </table:table-cell>
          <table:table-cell office:value-type="float" office:value="9">
            <text:p>9,00</text:p>
          </table:table-cell>
          <table:table-cell office:value-type="float" office:value="33">
            <text:p>33,00</text:p>
          </table:table-cell>
          <table:table-cell table:formula="of:=100*[.F43]/([.F43]+[.G43])" office:value-type="float" office:value="94.6107784431138">
            <text:p>94,61</text:p>
          </table:table-cell>
          <table:table-cell table:formula="of:=100*[.G43]/([.F43]+[.G43])" office:value-type="float" office:value="5.38922155688623">
            <text:p>5,39</text:p>
          </table:table-cell>
          <table:table-cell table:formula="of:=100*[.H43]/([.F43]+[.G43]+[.H43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8">
            <text:p>0,80</text:p>
          </table:table-cell>
          <table:table-cell table:formula="of:=1-([.C44]+[.B44]+[.A44])" office:value-type="float" office:value="0">
            <text:p>0,00</text:p>
          </table:table-cell>
          <table:table-cell/>
          <table:table-cell office:value-type="float" office:value="176">
            <text:p>176,00</text:p>
          </table:table-cell>
          <table:table-cell office:value-type="float" office:value="5">
            <text:p>5,00</text:p>
          </table:table-cell>
          <table:table-cell office:value-type="float" office:value="19">
            <text:p>19,00</text:p>
          </table:table-cell>
          <table:table-cell table:formula="of:=100*[.F44]/([.F44]+[.G44])" office:value-type="float" office:value="97.2375690607735">
            <text:p>97,24</text:p>
          </table:table-cell>
          <table:table-cell table:formula="of:=100*[.G44]/([.F44]+[.G44])" office:value-type="float" office:value="2.76243093922652">
            <text:p>2,76</text:p>
          </table:table-cell>
          <table:table-cell table:formula="of:=100*[.H44]/([.F44]+[.G44]+[.H44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46]+[.B46]+[.A46])" office:value-type="float" office:value="0.7">
            <text:p>0,70</text:p>
          </table:table-cell>
          <table:table-cell/>
          <table:table-cell office:value-type="float" office:value="145">
            <text:p>145,00</text:p>
          </table:table-cell>
          <table:table-cell office:value-type="float" office:value="19">
            <text:p>19,00</text:p>
          </table:table-cell>
          <table:table-cell office:value-type="float" office:value="36">
            <text:p>36,00</text:p>
          </table:table-cell>
          <table:table-cell table:formula="of:=100*[.F46]/([.F46]+[.G46])" office:value-type="float" office:value="88.4146341463415">
            <text:p>88,41</text:p>
          </table:table-cell>
          <table:table-cell table:formula="of:=100*[.G46]/([.F46]+[.G46])" office:value-type="float" office:value="11.5853658536585">
            <text:p>11,59</text:p>
          </table:table-cell>
          <table:table-cell table:formula="of:=100*[.H46]/([.F46]+[.G46]+[.H46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47]+[.B47]+[.A47])" office:value-type="float" office:value="0.6">
            <text:p>0,60</text:p>
          </table:table-cell>
          <table:table-cell/>
          <table:table-cell office:value-type="float" office:value="127">
            <text:p>127,00</text:p>
          </table:table-cell>
          <table:table-cell office:value-type="float" office:value="19">
            <text:p>19,00</text:p>
          </table:table-cell>
          <table:table-cell office:value-type="float" office:value="54">
            <text:p>54,00</text:p>
          </table:table-cell>
          <table:table-cell table:formula="of:=100*[.F47]/([.F47]+[.G47])" office:value-type="float" office:value="86.986301369863">
            <text:p>86,99</text:p>
          </table:table-cell>
          <table:table-cell table:formula="of:=100*[.G47]/([.F47]+[.G47])" office:value-type="float" office:value="13.013698630137">
            <text:p>13,01</text:p>
          </table:table-cell>
          <table:table-cell table:formula="of:=100*[.H47]/([.F47]+[.G47]+[.H47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48]+[.B48]+[.A48])" office:value-type="float" office:value="0.5">
            <text:p>0,50</text:p>
          </table:table-cell>
          <table:table-cell/>
          <table:table-cell office:value-type="float" office:value="108">
            <text:p>108,00</text:p>
          </table:table-cell>
          <table:table-cell office:value-type="float" office:value="28">
            <text:p>28,00</text:p>
          </table:table-cell>
          <table:table-cell office:value-type="float" office:value="64">
            <text:p>64,00</text:p>
          </table:table-cell>
          <table:table-cell table:formula="of:=100*[.F48]/([.F48]+[.G48])" office:value-type="float" office:value="79.4117647058823">
            <text:p>79,41</text:p>
          </table:table-cell>
          <table:table-cell table:formula="of:=100*[.G48]/([.F48]+[.G48])" office:value-type="float" office:value="20.5882352941176">
            <text:p>20,59</text:p>
          </table:table-cell>
          <table:table-cell table:formula="of:=100*[.H48]/([.F48]+[.G48]+[.H48])" office:value-type="float" office:value="32">
            <text:p>32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3">
            <text:p>0,30</text:p>
          </table:table-cell>
          <table:table-cell table:formula="of:=1-([.C49]+[.B49]+[.A49])" office:value-type="float" office:value="0.4">
            <text:p>0,40</text:p>
          </table:table-cell>
          <table:table-cell/>
          <table:table-cell office:value-type="float" office:value="111">
            <text:p>111,00</text:p>
          </table:table-cell>
          <table:table-cell office:value-type="float" office:value="30">
            <text:p>30,00</text:p>
          </table:table-cell>
          <table:table-cell office:value-type="float" office:value="59">
            <text:p>59,00</text:p>
          </table:table-cell>
          <table:table-cell table:formula="of:=100*[.F49]/([.F49]+[.G49])" office:value-type="float" office:value="78.7234042553192">
            <text:p>78,72</text:p>
          </table:table-cell>
          <table:table-cell table:formula="of:=100*[.G49]/([.F49]+[.G49])" office:value-type="float" office:value="21.2765957446808">
            <text:p>21,28</text:p>
          </table:table-cell>
          <table:table-cell table:formula="of:=100*[.H49]/([.F49]+[.G49]+[.H49])" office:value-type="float" office:value="29.5">
            <text:p>2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50]+[.B50]+[.A50])" office:value-type="float" office:value="0.3">
            <text:p>0,30</text:p>
          </table:table-cell>
          <table:table-cell/>
          <table:table-cell office:value-type="float" office:value="118">
            <text:p>118,00</text:p>
          </table:table-cell>
          <table:table-cell office:value-type="float" office:value="26">
            <text:p>26,00</text:p>
          </table:table-cell>
          <table:table-cell office:value-type="float" office:value="59">
            <text:p>59,00</text:p>
          </table:table-cell>
          <table:table-cell table:formula="of:=100*[.F50]/([.F50]+[.G50])" office:value-type="float" office:value="81.9444444444444">
            <text:p>81,94</text:p>
          </table:table-cell>
          <table:table-cell table:formula="of:=100*[.G50]/([.F50]+[.G50])" office:value-type="float" office:value="18.0555555555556">
            <text:p>18,06</text:p>
          </table:table-cell>
          <table:table-cell table:formula="of:=100*[.H50]/([.F50]+[.G50]+[.H50])" office:value-type="float" office:value="29.064039408867">
            <text:p>29,06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51]+[.B51]+[.A51])" office:value-type="float" office:value="0.199999999999999">
            <text:p>0,2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8">
            <text:p>18,00</text:p>
          </table:table-cell>
          <table:table-cell office:value-type="float" office:value="57">
            <text:p>57,00</text:p>
          </table:table-cell>
          <table:table-cell table:formula="of:=100*[.F51]/([.F51]+[.G51])" office:value-type="float" office:value="87.4125874125874">
            <text:p>87,41</text:p>
          </table:table-cell>
          <table:table-cell table:formula="of:=100*[.G51]/([.F51]+[.G51])" office:value-type="float" office:value="12.5874125874126">
            <text:p>12,59</text:p>
          </table:table-cell>
          <table:table-cell table:formula="of:=100*[.H51]/([.F51]+[.G51]+[.H51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6">
            <text:p>0,60</text:p>
          </table:table-cell>
          <table:table-cell table:formula="of:=1-([.C52]+[.B52]+[.A52])" office:value-type="float" office:value="0.0999999999999989">
            <text:p>0,10</text:p>
          </table:table-cell>
          <table:table-cell/>
          <table:table-cell office:value-type="float" office:value="139">
            <text:p>139,00</text:p>
          </table:table-cell>
          <table:table-cell office:value-type="float" office:value="14">
            <text:p>14,00</text:p>
          </table:table-cell>
          <table:table-cell office:value-type="float" office:value="47">
            <text:p>47,00</text:p>
          </table:table-cell>
          <table:table-cell table:formula="of:=100*[.F52]/([.F52]+[.G52])" office:value-type="float" office:value="90.8496732026144">
            <text:p>90,85</text:p>
          </table:table-cell>
          <table:table-cell table:formula="of:=100*[.G52]/([.F52]+[.G52])" office:value-type="float" office:value="9.15032679738562">
            <text:p>9,15</text:p>
          </table:table-cell>
          <table:table-cell table:formula="of:=100*[.H52]/([.F52]+[.G52]+[.H52])" office:value-type="float" office:value="23.5">
            <text:p>23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7">
            <text:p>0,70</text:p>
          </table:table-cell>
          <table:table-cell table:formula="of:=1-([.C53]+[.B53]+[.A53])" office:value-type="float" office:value="0">
            <text:p>0,00</text:p>
          </table:table-cell>
          <table:table-cell/>
          <table:table-cell office:value-type="float" office:value="174">
            <text:p>174,00</text:p>
          </table:table-cell>
          <table:table-cell office:value-type="float" office:value="8">
            <text:p>8,00</text:p>
          </table:table-cell>
          <table:table-cell office:value-type="float" office:value="18">
            <text:p>18,00</text:p>
          </table:table-cell>
          <table:table-cell table:formula="of:=100*[.F53]/([.F53]+[.G53])" office:value-type="float" office:value="95.6043956043956">
            <text:p>95,60</text:p>
          </table:table-cell>
          <table:table-cell table:formula="of:=100*[.G53]/([.F53]+[.G53])" office:value-type="float" office:value="4.3956043956044">
            <text:p>4,40</text:p>
          </table:table-cell>
          <table:table-cell table:formula="of:=100*[.H53]/([.F53]+[.G53]+[.H53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55]+[.B55]+[.A55])" office:value-type="float" office:value="0.6">
            <text:p>0,60</text:p>
          </table:table-cell>
          <table:table-cell/>
          <table:table-cell office:value-type="float" office:value="129">
            <text:p>129,00</text:p>
          </table:table-cell>
          <table:table-cell office:value-type="float" office:value="19">
            <text:p>19,00</text:p>
          </table:table-cell>
          <table:table-cell office:value-type="float" office:value="52">
            <text:p>52,00</text:p>
          </table:table-cell>
          <table:table-cell table:formula="of:=100*[.F55]/([.F55]+[.G55])" office:value-type="float" office:value="87.1621621621622">
            <text:p>87,16</text:p>
          </table:table-cell>
          <table:table-cell table:formula="of:=100*[.G55]/([.F55]+[.G55])" office:value-type="float" office:value="12.8378378378378">
            <text:p>12,84</text:p>
          </table:table-cell>
          <table:table-cell table:formula="of:=100*[.H55]/([.F55]+[.G55]+[.H55])" office:value-type="float" office:value="26">
            <text:p>2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56]+[.B56]+[.A56])" office:value-type="float" office:value="0.5">
            <text:p>0,50</text:p>
          </table:table-cell>
          <table:table-cell/>
          <table:table-cell office:value-type="float" office:value="98">
            <text:p>98,00</text:p>
          </table:table-cell>
          <table:table-cell office:value-type="float" office:value="40">
            <text:p>40,00</text:p>
          </table:table-cell>
          <table:table-cell office:value-type="float" office:value="62">
            <text:p>62,00</text:p>
          </table:table-cell>
          <table:table-cell table:formula="of:=100*[.F56]/([.F56]+[.G56])" office:value-type="float" office:value="71.0144927536232">
            <text:p>71,01</text:p>
          </table:table-cell>
          <table:table-cell table:formula="of:=100*[.G56]/([.F56]+[.G56])" office:value-type="float" office:value="28.9855072463768">
            <text:p>28,99</text:p>
          </table:table-cell>
          <table:table-cell table:formula="of:=100*[.H56]/([.F56]+[.G56]+[.H56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57]+[.B57]+[.A57])" office:value-type="float" office:value="0.4">
            <text:p>0,40</text:p>
          </table:table-cell>
          <table:table-cell/>
          <table:table-cell office:value-type="float" office:value="110">
            <text:p>110,00</text:p>
          </table:table-cell>
          <table:table-cell office:value-type="float" office:value="29">
            <text:p>29,00</text:p>
          </table:table-cell>
          <table:table-cell office:value-type="float" office:value="61">
            <text:p>61,00</text:p>
          </table:table-cell>
          <table:table-cell table:formula="of:=100*[.F57]/([.F57]+[.G57])" office:value-type="float" office:value="79.136690647482">
            <text:p>79,14</text:p>
          </table:table-cell>
          <table:table-cell table:formula="of:=100*[.G57]/([.F57]+[.G57])" office:value-type="float" office:value="20.863309352518">
            <text:p>20,86</text:p>
          </table:table-cell>
          <table:table-cell table:formula="of:=100*[.H57]/([.F57]+[.G57]+[.H57])" office:value-type="float" office:value="30.5">
            <text:p>30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58]+[.B58]+[.A58])" office:value-type="float" office:value="0.3">
            <text:p>0,30</text:p>
          </table:table-cell>
          <table:table-cell/>
          <table:table-cell office:value-type="float" office:value="99">
            <text:p>99,00</text:p>
          </table:table-cell>
          <table:table-cell office:value-type="float" office:value="29">
            <text:p>29,00</text:p>
          </table:table-cell>
          <table:table-cell office:value-type="float" office:value="72">
            <text:p>72,00</text:p>
          </table:table-cell>
          <table:table-cell table:formula="of:=100*[.F58]/([.F58]+[.G58])" office:value-type="float" office:value="77.34375">
            <text:p>77,34</text:p>
          </table:table-cell>
          <table:table-cell table:formula="of:=100*[.G58]/([.F58]+[.G58])" office:value-type="float" office:value="22.65625">
            <text:p>22,66</text:p>
          </table:table-cell>
          <table:table-cell table:formula="of:=100*[.H58]/([.F58]+[.G58]+[.H58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4">
            <text:p>0,40</text:p>
          </table:table-cell>
          <table:table-cell table:formula="of:=1-([.C59]+[.B59]+[.A59])" office:value-type="float" office:value="0.2">
            <text:p>0,20</text:p>
          </table:table-cell>
          <table:table-cell/>
          <table:table-cell office:value-type="float" office:value="122">
            <text:p>122,00</text:p>
          </table:table-cell>
          <table:table-cell office:value-type="float" office:value="16">
            <text:p>16,00</text:p>
          </table:table-cell>
          <table:table-cell office:value-type="float" office:value="62">
            <text:p>62,00</text:p>
          </table:table-cell>
          <table:table-cell table:formula="of:=100*[.F59]/([.F59]+[.G59])" office:value-type="float" office:value="88.4057971014493">
            <text:p>88,41</text:p>
          </table:table-cell>
          <table:table-cell table:formula="of:=100*[.G59]/([.F59]+[.G59])" office:value-type="float" office:value="11.5942028985507">
            <text:p>11,59</text:p>
          </table:table-cell>
          <table:table-cell table:formula="of:=100*[.H59]/([.F59]+[.G59]+[.H59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table:formula="of:=1-([.C60]+[.B60]+[.A60])" office:value-type="float" office:value="0.1">
            <text:p>0,10</text:p>
          </table:table-cell>
          <table:table-cell/>
          <table:table-cell office:value-type="float" office:value="134">
            <text:p>134,00</text:p>
          </table:table-cell>
          <table:table-cell office:value-type="float" office:value="16">
            <text:p>16,00</text:p>
          </table:table-cell>
          <table:table-cell office:value-type="float" office:value="50">
            <text:p>50,00</text:p>
          </table:table-cell>
          <table:table-cell table:formula="of:=100*[.F60]/([.F60]+[.G60])" office:value-type="float" office:value="89.3333333333333">
            <text:p>89,33</text:p>
          </table:table-cell>
          <table:table-cell table:formula="of:=100*[.G60]/([.F60]+[.G60])" office:value-type="float" office:value="10.6666666666667">
            <text:p>10,67</text:p>
          </table:table-cell>
          <table:table-cell table:formula="of:=100*[.H60]/([.F60]+[.G60]+[.H60])" office:value-type="float" office:value="25">
            <text:p>2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table:formula="of:=1-([.C61]+[.B61]+[.A61])" office:value-type="float" office:value="0">
            <text:p>0,00</text:p>
          </table:table-cell>
          <table:table-cell/>
          <table:table-cell office:value-type="float" office:value="157">
            <text:p>157,00</text:p>
          </table:table-cell>
          <table:table-cell office:value-type="float" office:value="13">
            <text:p>13,00</text:p>
          </table:table-cell>
          <table:table-cell office:value-type="float" office:value="30">
            <text:p>30,00</text:p>
          </table:table-cell>
          <table:table-cell table:formula="of:=100*[.F61]/([.F61]+[.G61])" office:value-type="float" office:value="92.3529411764706">
            <text:p>92,35</text:p>
          </table:table-cell>
          <table:table-cell table:formula="of:=100*[.G61]/([.F61]+[.G61])" office:value-type="float" office:value="7.64705882352941">
            <text:p>7,65</text:p>
          </table:table-cell>
          <table:table-cell table:formula="of:=100*[.H61]/([.F61]+[.G61]+[.H61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63]+[.B63]+[.A63])" office:value-type="float" office:value="0.5">
            <text:p>0,50</text:p>
          </table:table-cell>
          <table:table-cell/>
          <table:table-cell office:value-type="float" office:value="113">
            <text:p>113,00</text:p>
          </table:table-cell>
          <table:table-cell office:value-type="float" office:value="25">
            <text:p>25,00</text:p>
          </table:table-cell>
          <table:table-cell office:value-type="float" office:value="62">
            <text:p>62,00</text:p>
          </table:table-cell>
          <table:table-cell table:formula="of:=100*[.F63]/([.F63]+[.G63])" office:value-type="float" office:value="81.8840579710145">
            <text:p>81,88</text:p>
          </table:table-cell>
          <table:table-cell table:formula="of:=100*[.G63]/([.F63]+[.G63])" office:value-type="float" office:value="18.1159420289855">
            <text:p>18,12</text:p>
          </table:table-cell>
          <table:table-cell table:formula="of:=100*[.H63]/([.F63]+[.G63]+[.H63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64]+[.B64]+[.A64])" office:value-type="float" office:value="0.4">
            <text:p>0,40</text:p>
          </table:table-cell>
          <table:table-cell/>
          <table:table-cell office:value-type="float" office:value="101">
            <text:p>101,00</text:p>
          </table:table-cell>
          <table:table-cell office:value-type="float" office:value="37">
            <text:p>37,00</text:p>
          </table:table-cell>
          <table:table-cell office:value-type="float" office:value="62">
            <text:p>62,00</text:p>
          </table:table-cell>
          <table:table-cell table:formula="of:=100*[.F64]/([.F64]+[.G64])" office:value-type="float" office:value="73.1884057971015">
            <text:p>73,19</text:p>
          </table:table-cell>
          <table:table-cell table:formula="of:=100*[.G64]/([.F64]+[.G64])" office:value-type="float" office:value="26.8115942028985">
            <text:p>26,81</text:p>
          </table:table-cell>
          <table:table-cell table:formula="of:=100*[.H64]/([.F64]+[.G64]+[.H64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65]+[.B65]+[.A65])" office:value-type="float" office:value="0.3">
            <text:p>0,30</text:p>
          </table:table-cell>
          <table:table-cell/>
          <table:table-cell office:value-type="float" office:value="96">
            <text:p>96,00</text:p>
          </table:table-cell>
          <table:table-cell office:value-type="float" office:value="23">
            <text:p>23,00</text:p>
          </table:table-cell>
          <table:table-cell office:value-type="float" office:value="81">
            <text:p>81,00</text:p>
          </table:table-cell>
          <table:table-cell table:formula="of:=100*[.F65]/([.F65]+[.G65])" office:value-type="float" office:value="80.672268907563">
            <text:p>80,67</text:p>
          </table:table-cell>
          <table:table-cell table:formula="of:=100*[.G65]/([.F65]+[.G65])" office:value-type="float" office:value="19.327731092437">
            <text:p>19,33</text:p>
          </table:table-cell>
          <table:table-cell table:formula="of:=100*[.H65]/([.F65]+[.G65]+[.H65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66]+[.B66]+[.A66])" office:value-type="float" office:value="0.2">
            <text:p>0,20</text:p>
          </table:table-cell>
          <table:table-cell/>
          <table:table-cell office:value-type="float" office:value="94">
            <text:p>94,00</text:p>
          </table:table-cell>
          <table:table-cell office:value-type="float" office:value="35">
            <text:p>35,00</text:p>
          </table:table-cell>
          <table:table-cell office:value-type="float" office:value="71">
            <text:p>71,00</text:p>
          </table:table-cell>
          <table:table-cell table:formula="of:=100*[.F66]/([.F66]+[.G66])" office:value-type="float" office:value="72.8682170542636">
            <text:p>72,87</text:p>
          </table:table-cell>
          <table:table-cell table:formula="of:=100*[.G66]/([.F66]+[.G66])" office:value-type="float" office:value="27.1317829457364">
            <text:p>27,13</text:p>
          </table:table-cell>
          <table:table-cell table:formula="of:=100*[.H66]/([.F66]+[.G66]+[.H66])" office:value-type="float" office:value="35.5">
            <text:p>35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table:formula="of:=1-([.C67]+[.B67]+[.A67])" office:value-type="float" office:value="0.1">
            <text:p>0,10</text:p>
          </table:table-cell>
          <table:table-cell/>
          <table:table-cell office:value-type="float" office:value="114">
            <text:p>114,00</text:p>
          </table:table-cell>
          <table:table-cell office:value-type="float" office:value="21">
            <text:p>21,00</text:p>
          </table:table-cell>
          <table:table-cell office:value-type="float" office:value="65">
            <text:p>65,00</text:p>
          </table:table-cell>
          <table:table-cell table:formula="of:=100*[.F67]/([.F67]+[.G67])" office:value-type="float" office:value="84.4444444444444">
            <text:p>84,44</text:p>
          </table:table-cell>
          <table:table-cell table:formula="of:=100*[.G67]/([.F67]+[.G67])" office:value-type="float" office:value="15.5555555555556">
            <text:p>15,56</text:p>
          </table:table-cell>
          <table:table-cell table:formula="of:=100*[.H67]/([.F67]+[.G67]+[.H67])" office:value-type="float" office:value="32.5">
            <text:p>3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5">
            <text:p>0,50</text:p>
          </table:table-cell>
          <table:table-cell table:formula="of:=1-([.C68]+[.B68]+[.A68])" office:value-type="float" office:value="0">
            <text:p>0,00</text:p>
          </table:table-cell>
          <table:table-cell/>
          <table:table-cell office:value-type="float" office:value="164">
            <text:p>164,00</text:p>
          </table:table-cell>
          <table:table-cell office:value-type="float" office:value="17">
            <text:p>17,00</text:p>
          </table:table-cell>
          <table:table-cell office:value-type="float" office:value="19">
            <text:p>19,00</text:p>
          </table:table-cell>
          <table:table-cell table:formula="of:=100*[.F68]/([.F68]+[.G68])" office:value-type="float" office:value="90.6077348066298">
            <text:p>90,61</text:p>
          </table:table-cell>
          <table:table-cell table:formula="of:=100*[.G68]/([.F68]+[.G68])" office:value-type="float" office:value="9.39226519337017">
            <text:p>9,39</text:p>
          </table:table-cell>
          <table:table-cell table:formula="of:=100*[.H68]/([.F68]+[.G68]+[.H68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70]+[.B70]+[.A70])" office:value-type="float" office:value="0.4">
            <text:p>0,40</text:p>
          </table:table-cell>
          <table:table-cell/>
          <table:table-cell office:value-type="float" office:value="106">
            <text:p>106,00</text:p>
          </table:table-cell>
          <table:table-cell office:value-type="float" office:value="17">
            <text:p>17,00</text:p>
          </table:table-cell>
          <table:table-cell office:value-type="float" office:value="77">
            <text:p>77,00</text:p>
          </table:table-cell>
          <table:table-cell table:formula="of:=100*[.F70]/([.F70]+[.G70])" office:value-type="float" office:value="86.1788617886179">
            <text:p>86,18</text:p>
          </table:table-cell>
          <table:table-cell table:formula="of:=100*[.G70]/([.F70]+[.G70])" office:value-type="float" office:value="13.8211382113821">
            <text:p>13,82</text:p>
          </table:table-cell>
          <table:table-cell table:formula="of:=100*[.H70]/([.F70]+[.G70]+[.H70])" office:value-type="float" office:value="38.5">
            <text:p>3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71]+[.B71]+[.A71])" office:value-type="float" office:value="0.3">
            <text:p>0,30</text:p>
          </table:table-cell>
          <table:table-cell/>
          <table:table-cell table:number-columns-repeated="3"/>
          <table:table-cell table:formula="of:=100*[.F71]/([.F71]+[.G71])" office:value-type="float" office:value="0">
            <text:p>#DIV/0 !</text:p>
          </table:table-cell>
          <table:table-cell table:formula="of:=100*[.G71]/([.F71]+[.G71])" office:value-type="float" office:value="0">
            <text:p>#DIV/0 !</text:p>
          </table:table-cell>
          <table:table-cell table:formula="of:=100*[.H71]/([.F71]+[.G71]+[.H7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72]+[.B72]+[.A72])" office:value-type="float" office:value="0.2">
            <text:p>0,20</text:p>
          </table:table-cell>
          <table:table-cell/>
          <table:table-cell table:number-columns-repeated="3"/>
          <table:table-cell table:formula="of:=100*[.F72]/([.F72]+[.G72])" office:value-type="float" office:value="0">
            <text:p>#DIV/0 !</text:p>
          </table:table-cell>
          <table:table-cell table:formula="of:=100*[.G72]/([.F72]+[.G72])" office:value-type="float" office:value="0">
            <text:p>#DIV/0 !</text:p>
          </table:table-cell>
          <table:table-cell table:formula="of:=100*[.H72]/([.F72]+[.G72]+[.H7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table:formula="of:=1-([.C73]+[.B73]+[.A73])" office:value-type="float" office:value="0.0999999999999999">
            <text:p>0,10</text:p>
          </table:table-cell>
          <table:table-cell/>
          <table:table-cell table:number-columns-repeated="3"/>
          <table:table-cell table:formula="of:=100*[.F73]/([.F73]+[.G73])" office:value-type="float" office:value="0">
            <text:p>#DIV/0 !</text:p>
          </table:table-cell>
          <table:table-cell table:formula="of:=100*[.G73]/([.F73]+[.G73])" office:value-type="float" office:value="0">
            <text:p>#DIV/0 !</text:p>
          </table:table-cell>
          <table:table-cell table:formula="of:=100*[.H73]/([.F73]+[.G73]+[.H7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4">
            <text:p>0,40</text:p>
          </table:table-cell>
          <table:table-cell table:formula="of:=1-([.C74]+[.B74]+[.A74])" office:value-type="float" office:value="0">
            <text:p>0,00</text:p>
          </table:table-cell>
          <table:table-cell/>
          <table:table-cell table:number-columns-repeated="3"/>
          <table:table-cell table:formula="of:=100*[.F74]/([.F74]+[.G74])" office:value-type="float" office:value="0">
            <text:p>#DIV/0 !</text:p>
          </table:table-cell>
          <table:table-cell table:formula="of:=100*[.G74]/([.F74]+[.G74])" office:value-type="float" office:value="0">
            <text:p>#DIV/0 !</text:p>
          </table:table-cell>
          <table:table-cell table:formula="of:=100*[.H74]/([.F74]+[.G74]+[.H7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76]+[.B76]+[.A76])" office:value-type="float" office:value="0.3">
            <text:p>0,30</text:p>
          </table:table-cell>
          <table:table-cell/>
          <table:table-cell table:number-columns-repeated="3"/>
          <table:table-cell table:formula="of:=100*[.F76]/([.F76]+[.G76])" office:value-type="float" office:value="0">
            <text:p>#DIV/0 !</text:p>
          </table:table-cell>
          <table:table-cell table:formula="of:=100*[.G76]/([.F76]+[.G76])" office:value-type="float" office:value="0">
            <text:p>#DIV/0 !</text:p>
          </table:table-cell>
          <table:table-cell table:formula="of:=100*[.H76]/([.F76]+[.G76]+[.H7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77]+[.B77]+[.A77])" office:value-type="float" office:value="0.2">
            <text:p>0,20</text:p>
          </table:table-cell>
          <table:table-cell/>
          <table:table-cell table:number-columns-repeated="3"/>
          <table:table-cell table:formula="of:=100*[.F77]/([.F77]+[.G77])" office:value-type="float" office:value="0">
            <text:p>#DIV/0 !</text:p>
          </table:table-cell>
          <table:table-cell table:formula="of:=100*[.G77]/([.F77]+[.G77])" office:value-type="float" office:value="0">
            <text:p>#DIV/0 !</text:p>
          </table:table-cell>
          <table:table-cell table:formula="of:=100*[.H77]/([.F77]+[.G77]+[.H7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table:formula="of:=1-([.C78]+[.B78]+[.A78])" office:value-type="float" office:value="0.0999999999999999">
            <text:p>0,10</text:p>
          </table:table-cell>
          <table:table-cell/>
          <table:table-cell table:number-columns-repeated="3"/>
          <table:table-cell table:formula="of:=100*[.F78]/([.F78]+[.G78])" office:value-type="float" office:value="0">
            <text:p>#DIV/0 !</text:p>
          </table:table-cell>
          <table:table-cell table:formula="of:=100*[.G78]/([.F78]+[.G78])" office:value-type="float" office:value="0">
            <text:p>#DIV/0 !</text:p>
          </table:table-cell>
          <table:table-cell table:formula="of:=100*[.H78]/([.F78]+[.G78]+[.H7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3">
            <text:p>0,30</text:p>
          </table:table-cell>
          <table:table-cell table:formula="of:=1-([.C79]+[.B79]+[.A79])" office:value-type="float" office:value="0">
            <text:p>0,00</text:p>
          </table:table-cell>
          <table:table-cell/>
          <table:table-cell table:number-columns-repeated="3"/>
          <table:table-cell table:formula="of:=100*[.F79]/([.F79]+[.G79])" office:value-type="float" office:value="0">
            <text:p>#DIV/0 !</text:p>
          </table:table-cell>
          <table:table-cell table:formula="of:=100*[.G79]/([.F79]+[.G79])" office:value-type="float" office:value="0">
            <text:p>#DIV/0 !</text:p>
          </table:table-cell>
          <table:table-cell table:formula="of:=100*[.H79]/([.F79]+[.G79]+[.H7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81]+[.B81]+[.A81])" office:value-type="float" office:value="0.2">
            <text:p>0,20</text:p>
          </table:table-cell>
          <table:table-cell/>
          <table:table-cell table:number-columns-repeated="3"/>
          <table:table-cell table:formula="of:=100*[.F81]/([.F81]+[.G81])" office:value-type="float" office:value="0">
            <text:p>#DIV/0 !</text:p>
          </table:table-cell>
          <table:table-cell table:formula="of:=100*[.G81]/([.F81]+[.G81])" office:value-type="float" office:value="0">
            <text:p>#DIV/0 !</text:p>
          </table:table-cell>
          <table:table-cell table:formula="of:=100*[.H81]/([.F81]+[.G81]+[.H8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table:formula="of:=1-([.C82]+[.B82]+[.A82])" office:value-type="float" office:value="0.1">
            <text:p>0,10</text:p>
          </table:table-cell>
          <table:table-cell/>
          <table:table-cell table:number-columns-repeated="3"/>
          <table:table-cell table:formula="of:=100*[.F82]/([.F82]+[.G82])" office:value-type="float" office:value="0">
            <text:p>#DIV/0 !</text:p>
          </table:table-cell>
          <table:table-cell table:formula="of:=100*[.G82]/([.F82]+[.G82])" office:value-type="float" office:value="0">
            <text:p>#DIV/0 !</text:p>
          </table:table-cell>
          <table:table-cell table:formula="of:=100*[.H82]/([.F82]+[.G82]+[.H8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.2">
            <text:p>0,20</text:p>
          </table:table-cell>
          <table:table-cell table:formula="of:=1-([.C83]+[.B83]+[.A83])" office:value-type="float" office:value="0">
            <text:p>0,00</text:p>
          </table:table-cell>
          <table:table-cell/>
          <table:table-cell table:number-columns-repeated="3"/>
          <table:table-cell table:formula="of:=100*[.F83]/([.F83]+[.G83])" office:value-type="float" office:value="0">
            <text:p>#DIV/0 !</text:p>
          </table:table-cell>
          <table:table-cell table:formula="of:=100*[.G83]/([.F83]+[.G83])" office:value-type="float" office:value="0">
            <text:p>#DIV/0 !</text:p>
          </table:table-cell>
          <table:table-cell table:formula="of:=100*[.H83]/([.F83]+[.G83]+[.H8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table:formula="of:=1-([.C85]+[.B85]+[.A85])" office:value-type="float" office:value="0.1">
            <text:p>0,10</text:p>
          </table:table-cell>
          <table:table-cell/>
          <table:table-cell table:number-columns-repeated="3"/>
          <table:table-cell table:formula="of:=100*[.F85]/([.F85]+[.G85])" office:value-type="float" office:value="0">
            <text:p>#DIV/0 !</text:p>
          </table:table-cell>
          <table:table-cell table:formula="of:=100*[.G85]/([.F85]+[.G85])" office:value-type="float" office:value="0">
            <text:p>#DIV/0 !</text:p>
          </table:table-cell>
          <table:table-cell table:formula="of:=100*[.H85]/([.F85]+[.G85]+[.H8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9">
            <text:p>0,90</text:p>
          </table:table-cell>
          <table:table-cell office:value-type="float" office:value="0.1">
            <text:p>0,10</text:p>
          </table:table-cell>
          <table:table-cell table:formula="of:=1-([.C86]+[.B86]+[.A86])" office:value-type="float" office:value="0">
            <text:p>0,00</text:p>
          </table:table-cell>
          <table:table-cell/>
          <table:table-cell table:number-columns-repeated="3"/>
          <table:table-cell table:formula="of:=100*[.F86]/([.F86]+[.G86])" office:value-type="float" office:value="0">
            <text:p>#DIV/0 !</text:p>
          </table:table-cell>
          <table:table-cell table:formula="of:=100*[.G86]/([.F86]+[.G86])" office:value-type="float" office:value="0">
            <text:p>#DIV/0 !</text:p>
          </table:table-cell>
          <table:table-cell table:formula="of:=100*[.H86]/([.F86]+[.G86]+[.H8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0">
            <text:p>0,00</text:p>
          </table:table-cell>
          <table:table-cell table:formula="of:=1-([.C88]+[.B88]+[.A88])" office:value-type="float" office:value="0">
            <text:p>0,00</text:p>
          </table:table-cell>
          <table:table-cell/>
          <table:table-cell table:number-columns-repeated="3"/>
          <table:table-cell table:formula="of:=100*[.F88]/([.F88]+[.G88])" office:value-type="float" office:value="0">
            <text:p>#DIV/0 !</text:p>
          </table:table-cell>
          <table:table-cell table:formula="of:=100*[.G88]/([.F88]+[.G88])" office:value-type="float" office:value="0">
            <text:p>#DIV/0 !</text:p>
          </table:table-cell>
          <table:table-cell table:formula="of:=100*[.H88]/([.F88]+[.G88]+[.H8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V119" table:end-x="1.423cm" table:end-y="0.228cm" draw:z-index="1" draw:style-name="gr1" draw:text-style-name="P1" svg:width="23.002cm" svg:height="12.938cm" svg:x="1.002cm" svg:y="0.387cm">
              <draw:object draw:notify-on-update-of-ranges="'DrawReset-SelectRandom'.C91:'DrawReset-SelectRandom'.C100 'DrawReset-SelectRandom'.B91:'DrawReset-SelectRandom'.B91 'DrawReset-SelectRandom'.J91:'DrawReset-SelectRandom'.J100 'DrawReset-SelectRandom'.C102:'DrawReset-SelectRandom'.C110 'DrawReset-SelectRandom'.B102:'DrawReset-SelectRandom'.B102 'DrawReset-SelectRandom'.J102:'DrawReset-SelectRandom'.J110 'DrawReset-SelectRandom'.C112:'DrawReset-SelectRandom'.C119 'DrawReset-SelectRandom'.B112:'DrawReset-SelectRandom'.B112 'DrawReset-SelectRandom'.J112:'DrawReset-SelectRandom'.J119 'DrawReset-SelectRandom'.C121:'DrawReset-SelectRandom'.C127 'DrawReset-SelectRandom'.B121:'DrawReset-SelectRandom'.B121 'DrawReset-SelectRandom'.J121:'DrawReset-SelectRandom'.J127 'DrawReset-SelectRandom'.C129:'DrawReset-SelectRandom'.C134 'DrawReset-SelectRandom'.B129:'DrawReset-SelectRandom'.B129 'DrawReset-SelectRandom'.J129:'DrawReset-SelectRandom'.J134 'DrawReset-SelectRandom'.C136:'DrawReset-SelectRandom'.C140 'DrawReset-SelectRandom'.B136:'DrawReset-SelectRandom'.B136 'DrawReset-SelectRandom'.J136:'DrawReset-SelectRandom'.J140 'DrawReset-SelectRandom'.C142:'DrawReset-SelectRandom'.C145 'DrawReset-SelectRandom'.B142:'DrawReset-SelectRandom'.B142 'DrawReset-SelectRandom'.J142:'DrawReset-SelectRandom'.J145 'DrawReset-SelectRandom'.C147:'DrawReset-SelectRandom'.C149 'DrawReset-SelectRandom'.B147:'DrawReset-SelectRandom'.B147 'DrawReset-SelectRandom'.J147:'DrawReset-SelectRandom'.J149 'DrawReset-SelectRandom'.C151:'DrawReset-SelectRandom'.C152 'DrawReset-SelectRandom'.B151:'DrawReset-SelectRandom'.B151 'DrawReset-SelectRandom'.J151:'DrawReset-SelectRandom'.J152 'DrawReset-SelectRandom'.C154:'DrawReset-SelectRandom'.C154 'DrawReset-SelectRandom'.B154:'DrawReset-SelectRandom'.B154 'DrawReset-SelectRandom'.J154:'DrawReset-SelectRandom'.J15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">
            <text:p>0,00</text:p>
          </table:table-cell>
          <table:table-cell table:formula="of:=1-([.C91]+[.B91]+[.A91])" office:value-type="float" office:value="0.9">
            <text:p>0,90</text:p>
          </table:table-cell>
          <table:table-cell/>
          <table:table-cell table:number-columns-repeated="3"/>
          <table:table-cell table:formula="of:=100*[.F91]/([.F91]+[.G91])" office:value-type="float" office:value="0">
            <text:p>#DIV/0 !</text:p>
          </table:table-cell>
          <table:table-cell table:formula="of:=100*[.G91]/([.F91]+[.G91])" office:value-type="float" office:value="0">
            <text:p>#DIV/0 !</text:p>
          </table:table-cell>
          <table:table-cell table:formula="of:=100*[.H91]/([.F91]+[.G91]+[.H9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92]+[.B92]+[.A92])" office:value-type="float" office:value="0.8">
            <text:p>0,80</text:p>
          </table:table-cell>
          <table:table-cell/>
          <table:table-cell table:number-columns-repeated="3"/>
          <table:table-cell table:formula="of:=100*[.F92]/([.F92]+[.G92])" office:value-type="float" office:value="0">
            <text:p>#DIV/0 !</text:p>
          </table:table-cell>
          <table:table-cell table:formula="of:=100*[.G92]/([.F92]+[.G92])" office:value-type="float" office:value="0">
            <text:p>#DIV/0 !</text:p>
          </table:table-cell>
          <table:table-cell table:formula="of:=100*[.H92]/([.F92]+[.G92]+[.H9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93]+[.B93]+[.A93])" office:value-type="float" office:value="0.7">
            <text:p>0,70</text:p>
          </table:table-cell>
          <table:table-cell/>
          <table:table-cell table:number-columns-repeated="3"/>
          <table:table-cell table:formula="of:=100*[.F93]/([.F93]+[.G93])" office:value-type="float" office:value="0">
            <text:p>#DIV/0 !</text:p>
          </table:table-cell>
          <table:table-cell table:formula="of:=100*[.G93]/([.F93]+[.G93])" office:value-type="float" office:value="0">
            <text:p>#DIV/0 !</text:p>
          </table:table-cell>
          <table:table-cell table:formula="of:=100*[.H93]/([.F93]+[.G93]+[.H9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94]+[.B94]+[.A94])" office:value-type="float" office:value="0.6">
            <text:p>0,60</text:p>
          </table:table-cell>
          <table:table-cell/>
          <table:table-cell table:number-columns-repeated="3"/>
          <table:table-cell table:formula="of:=100*[.F94]/([.F94]+[.G94])" office:value-type="float" office:value="0">
            <text:p>#DIV/0 !</text:p>
          </table:table-cell>
          <table:table-cell table:formula="of:=100*[.G94]/([.F94]+[.G94])" office:value-type="float" office:value="0">
            <text:p>#DIV/0 !</text:p>
          </table:table-cell>
          <table:table-cell table:formula="of:=100*[.H94]/([.F94]+[.G94]+[.H9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95]+[.B95]+[.A95])" office:value-type="float" office:value="0.5">
            <text:p>0,50</text:p>
          </table:table-cell>
          <table:table-cell/>
          <table:table-cell table:number-columns-repeated="3"/>
          <table:table-cell table:formula="of:=100*[.F95]/([.F95]+[.G95])" office:value-type="float" office:value="0">
            <text:p>#DIV/0 !</text:p>
          </table:table-cell>
          <table:table-cell table:formula="of:=100*[.G95]/([.F95]+[.G95])" office:value-type="float" office:value="0">
            <text:p>#DIV/0 !</text:p>
          </table:table-cell>
          <table:table-cell table:formula="of:=100*[.H95]/([.F95]+[.G95]+[.H9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96]+[.B96]+[.A96])" office:value-type="float" office:value="0.4">
            <text:p>0,40</text:p>
          </table:table-cell>
          <table:table-cell/>
          <table:table-cell table:number-columns-repeated="3"/>
          <table:table-cell table:formula="of:=100*[.F96]/([.F96]+[.G96])" office:value-type="float" office:value="0">
            <text:p>#DIV/0 !</text:p>
          </table:table-cell>
          <table:table-cell table:formula="of:=100*[.G96]/([.F96]+[.G96])" office:value-type="float" office:value="0">
            <text:p>#DIV/0 !</text:p>
          </table:table-cell>
          <table:table-cell table:formula="of:=100*[.H96]/([.F96]+[.G96]+[.H9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97]+[.B97]+[.A97])" office:value-type="float" office:value="0.3">
            <text:p>0,30</text:p>
          </table:table-cell>
          <table:table-cell/>
          <table:table-cell table:number-columns-repeated="3"/>
          <table:table-cell table:formula="of:=100*[.F97]/([.F97]+[.G97])" office:value-type="float" office:value="0">
            <text:p>#DIV/0 !</text:p>
          </table:table-cell>
          <table:table-cell table:formula="of:=100*[.G97]/([.F97]+[.G97])" office:value-type="float" office:value="0">
            <text:p>#DIV/0 !</text:p>
          </table:table-cell>
          <table:table-cell table:formula="of:=100*[.H97]/([.F97]+[.G97]+[.H9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98]+[.B98]+[.A98])" office:value-type="float" office:value="0.2">
            <text:p>0,20</text:p>
          </table:table-cell>
          <table:table-cell/>
          <table:table-cell table:number-columns-repeated="3"/>
          <table:table-cell table:formula="of:=100*[.F98]/([.F98]+[.G98])" office:value-type="float" office:value="0">
            <text:p>#DIV/0 !</text:p>
          </table:table-cell>
          <table:table-cell table:formula="of:=100*[.G98]/([.F98]+[.G98])" office:value-type="float" office:value="0">
            <text:p>#DIV/0 !</text:p>
          </table:table-cell>
          <table:table-cell table:formula="of:=100*[.H98]/([.F98]+[.G98]+[.H9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99]+[.B99]+[.A99])" office:value-type="float" office:value="0.1">
            <text:p>0,10</text:p>
          </table:table-cell>
          <table:table-cell/>
          <table:table-cell table:number-columns-repeated="3"/>
          <table:table-cell table:formula="of:=100*[.F99]/([.F99]+[.G99])" office:value-type="float" office:value="0">
            <text:p>#DIV/0 !</text:p>
          </table:table-cell>
          <table:table-cell table:formula="of:=100*[.G99]/([.F99]+[.G99])" office:value-type="float" office:value="0">
            <text:p>#DIV/0 !</text:p>
          </table:table-cell>
          <table:table-cell table:formula="of:=100*[.H99]/([.F99]+[.G99]+[.H9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900000000000001">
            <text:p>0,90</text:p>
          </table:table-cell>
          <table:table-cell table:formula="of:=1-([.C100]+[.B100]+[.A100])" office:value-type="float" office:value="0">
            <text:p>0,00</text:p>
          </table:table-cell>
          <table:table-cell/>
          <table:table-cell table:number-columns-repeated="3"/>
          <table:table-cell table:formula="of:=100*[.F100]/([.F100]+[.G100])" office:value-type="float" office:value="0">
            <text:p>#DIV/0 !</text:p>
          </table:table-cell>
          <table:table-cell table:formula="of:=100*[.G100]/([.F100]+[.G100])" office:value-type="float" office:value="0">
            <text:p>#DIV/0 !</text:p>
          </table:table-cell>
          <table:table-cell table:formula="of:=100*[.H100]/([.F100]+[.G100]+[.H10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102]+[.B102]+[.A102])" office:value-type="float" office:value="0.8">
            <text:p>0,80</text:p>
          </table:table-cell>
          <table:table-cell/>
          <table:table-cell table:number-columns-repeated="3"/>
          <table:table-cell table:formula="of:=100*[.F102]/([.F102]+[.G102])" office:value-type="float" office:value="0">
            <text:p>#DIV/0 !</text:p>
          </table:table-cell>
          <table:table-cell table:formula="of:=100*[.G102]/([.F102]+[.G102])" office:value-type="float" office:value="0">
            <text:p>#DIV/0 !</text:p>
          </table:table-cell>
          <table:table-cell table:formula="of:=100*[.H102]/([.F102]+[.G102]+[.H10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1">
            <text:p>0,10</text:p>
          </table:table-cell>
          <table:table-cell table:formula="of:=1-([.C103]+[.B103]+[.A103])" office:value-type="float" office:value="0.7">
            <text:p>0,70</text:p>
          </table:table-cell>
          <table:table-cell/>
          <table:table-cell table:number-columns-repeated="3"/>
          <table:table-cell table:formula="of:=100*[.F103]/([.F103]+[.G103])" office:value-type="float" office:value="0">
            <text:p>#DIV/0 !</text:p>
          </table:table-cell>
          <table:table-cell table:formula="of:=100*[.G103]/([.F103]+[.G103])" office:value-type="float" office:value="0">
            <text:p>#DIV/0 !</text:p>
          </table:table-cell>
          <table:table-cell table:formula="of:=100*[.H103]/([.F103]+[.G103]+[.H10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104]+[.B104]+[.A104])" office:value-type="float" office:value="0.6">
            <text:p>0,60</text:p>
          </table:table-cell>
          <table:table-cell/>
          <table:table-cell table:number-columns-repeated="3"/>
          <table:table-cell table:formula="of:=100*[.F104]/([.F104]+[.G104])" office:value-type="float" office:value="0">
            <text:p>#DIV/0 !</text:p>
          </table:table-cell>
          <table:table-cell table:formula="of:=100*[.G104]/([.F104]+[.G104])" office:value-type="float" office:value="0">
            <text:p>#DIV/0 !</text:p>
          </table:table-cell>
          <table:table-cell table:formula="of:=100*[.H104]/([.F104]+[.G104]+[.H10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105]+[.B105]+[.A105])" office:value-type="float" office:value="0.5">
            <text:p>0,50</text:p>
          </table:table-cell>
          <table:table-cell/>
          <table:table-cell table:number-columns-repeated="3"/>
          <table:table-cell table:formula="of:=100*[.F105]/([.F105]+[.G105])" office:value-type="float" office:value="0">
            <text:p>#DIV/0 !</text:p>
          </table:table-cell>
          <table:table-cell table:formula="of:=100*[.G105]/([.F105]+[.G105])" office:value-type="float" office:value="0">
            <text:p>#DIV/0 !</text:p>
          </table:table-cell>
          <table:table-cell table:formula="of:=100*[.H105]/([.F105]+[.G105]+[.H10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106]+[.B106]+[.A106])" office:value-type="float" office:value="0.4">
            <text:p>0,40</text:p>
          </table:table-cell>
          <table:table-cell/>
          <table:table-cell table:number-columns-repeated="3"/>
          <table:table-cell table:formula="of:=100*[.F106]/([.F106]+[.G106])" office:value-type="float" office:value="0">
            <text:p>#DIV/0 !</text:p>
          </table:table-cell>
          <table:table-cell table:formula="of:=100*[.G106]/([.F106]+[.G106])" office:value-type="float" office:value="0">
            <text:p>#DIV/0 !</text:p>
          </table:table-cell>
          <table:table-cell table:formula="of:=100*[.H106]/([.F106]+[.G106]+[.H10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107]+[.B107]+[.A107])" office:value-type="float" office:value="0.3">
            <text:p>0,30</text:p>
          </table:table-cell>
          <table:table-cell/>
          <table:table-cell table:number-columns-repeated="3"/>
          <table:table-cell table:formula="of:=100*[.F107]/([.F107]+[.G107])" office:value-type="float" office:value="0">
            <text:p>#DIV/0 !</text:p>
          </table:table-cell>
          <table:table-cell table:formula="of:=100*[.G107]/([.F107]+[.G107])" office:value-type="float" office:value="0">
            <text:p>#DIV/0 !</text:p>
          </table:table-cell>
          <table:table-cell table:formula="of:=100*[.H107]/([.F107]+[.G107]+[.H10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108]+[.B108]+[.A108])" office:value-type="float" office:value="0.2">
            <text:p>0,20</text:p>
          </table:table-cell>
          <table:table-cell/>
          <table:table-cell table:number-columns-repeated="3"/>
          <table:table-cell table:formula="of:=100*[.F108]/([.F108]+[.G108])" office:value-type="float" office:value="0">
            <text:p>#DIV/0 !</text:p>
          </table:table-cell>
          <table:table-cell table:formula="of:=100*[.G108]/([.F108]+[.G108])" office:value-type="float" office:value="0">
            <text:p>#DIV/0 !</text:p>
          </table:table-cell>
          <table:table-cell table:formula="of:=100*[.H108]/([.F108]+[.G108]+[.H10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109]+[.B109]+[.A109])" office:value-type="float" office:value="0.1">
            <text:p>0,10</text:p>
          </table:table-cell>
          <table:table-cell/>
          <table:table-cell table:number-columns-repeated="3"/>
          <table:table-cell table:formula="of:=100*[.F109]/([.F109]+[.G109])" office:value-type="float" office:value="0">
            <text:p>#DIV/0 !</text:p>
          </table:table-cell>
          <table:table-cell table:formula="of:=100*[.G109]/([.F109]+[.G109])" office:value-type="float" office:value="0">
            <text:p>#DIV/0 !</text:p>
          </table:table-cell>
          <table:table-cell table:formula="of:=100*[.H109]/([.F109]+[.G109]+[.H10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8">
            <text:p>0,80</text:p>
          </table:table-cell>
          <table:table-cell table:formula="of:=1-([.C110]+[.B110]+[.A110])" office:value-type="float" office:value="0">
            <text:p>0,00</text:p>
          </table:table-cell>
          <table:table-cell/>
          <table:table-cell table:number-columns-repeated="3"/>
          <table:table-cell table:formula="of:=100*[.F110]/([.F110]+[.G110])" office:value-type="float" office:value="0">
            <text:p>#DIV/0 !</text:p>
          </table:table-cell>
          <table:table-cell table:formula="of:=100*[.G110]/([.F110]+[.G110])" office:value-type="float" office:value="0">
            <text:p>#DIV/0 !</text:p>
          </table:table-cell>
          <table:table-cell table:formula="of:=100*[.H110]/([.F110]+[.G110]+[.H11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112]+[.B112]+[.A112])" office:value-type="float" office:value="0.7">
            <text:p>0,70</text:p>
          </table:table-cell>
          <table:table-cell/>
          <table:table-cell table:number-columns-repeated="3"/>
          <table:table-cell table:formula="of:=100*[.F112]/([.F112]+[.G112])" office:value-type="float" office:value="0">
            <text:p>#DIV/0 !</text:p>
          </table:table-cell>
          <table:table-cell table:formula="of:=100*[.G112]/([.F112]+[.G112])" office:value-type="float" office:value="0">
            <text:p>#DIV/0 !</text:p>
          </table:table-cell>
          <table:table-cell table:formula="of:=100*[.H112]/([.F112]+[.G112]+[.H11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113]+[.B113]+[.A113])" office:value-type="float" office:value="0.6">
            <text:p>0,60</text:p>
          </table:table-cell>
          <table:table-cell/>
          <table:table-cell table:number-columns-repeated="3"/>
          <table:table-cell table:formula="of:=100*[.F113]/([.F113]+[.G113])" office:value-type="float" office:value="0">
            <text:p>#DIV/0 !</text:p>
          </table:table-cell>
          <table:table-cell table:formula="of:=100*[.G113]/([.F113]+[.G113])" office:value-type="float" office:value="0">
            <text:p>#DIV/0 !</text:p>
          </table:table-cell>
          <table:table-cell table:formula="of:=100*[.H113]/([.F113]+[.G113]+[.H1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2">
            <text:p>0,20</text:p>
          </table:table-cell>
          <table:table-cell table:formula="of:=1-([.C114]+[.B114]+[.A114])" office:value-type="float" office:value="0.5">
            <text:p>0,50</text:p>
          </table:table-cell>
          <table:table-cell/>
          <table:table-cell table:number-columns-repeated="3"/>
          <table:table-cell table:formula="of:=100*[.F114]/([.F114]+[.G114])" office:value-type="float" office:value="0">
            <text:p>#DIV/0 !</text:p>
          </table:table-cell>
          <table:table-cell table:formula="of:=100*[.G114]/([.F114]+[.G114])" office:value-type="float" office:value="0">
            <text:p>#DIV/0 !</text:p>
          </table:table-cell>
          <table:table-cell table:formula="of:=100*[.H114]/([.F114]+[.G114]+[.H1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115]+[.B115]+[.A115])" office:value-type="float" office:value="0.4">
            <text:p>0,40</text:p>
          </table:table-cell>
          <table:table-cell/>
          <table:table-cell table:number-columns-repeated="3"/>
          <table:table-cell table:formula="of:=100*[.F115]/([.F115]+[.G115])" office:value-type="float" office:value="0">
            <text:p>#DIV/0 !</text:p>
          </table:table-cell>
          <table:table-cell table:formula="of:=100*[.G115]/([.F115]+[.G115])" office:value-type="float" office:value="0">
            <text:p>#DIV/0 !</text:p>
          </table:table-cell>
          <table:table-cell table:formula="of:=100*[.H115]/([.F115]+[.G115]+[.H11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116]+[.B116]+[.A116])" office:value-type="float" office:value="0.3">
            <text:p>0,30</text:p>
          </table:table-cell>
          <table:table-cell/>
          <table:table-cell table:number-columns-repeated="3"/>
          <table:table-cell table:formula="of:=100*[.F116]/([.F116]+[.G116])" office:value-type="float" office:value="0">
            <text:p>#DIV/0 !</text:p>
          </table:table-cell>
          <table:table-cell table:formula="of:=100*[.G116]/([.F116]+[.G116])" office:value-type="float" office:value="0">
            <text:p>#DIV/0 !</text:p>
          </table:table-cell>
          <table:table-cell table:formula="of:=100*[.H116]/([.F116]+[.G116]+[.H1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117]+[.B117]+[.A117])" office:value-type="float" office:value="0.2">
            <text:p>0,20</text:p>
          </table:table-cell>
          <table:table-cell/>
          <table:table-cell table:number-columns-repeated="3"/>
          <table:table-cell table:formula="of:=100*[.F117]/([.F117]+[.G117])" office:value-type="float" office:value="0">
            <text:p>#DIV/0 !</text:p>
          </table:table-cell>
          <table:table-cell table:formula="of:=100*[.G117]/([.F117]+[.G117])" office:value-type="float" office:value="0">
            <text:p>#DIV/0 !</text:p>
          </table:table-cell>
          <table:table-cell table:formula="of:=100*[.H117]/([.F117]+[.G117]+[.H1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118]+[.B118]+[.A118])" office:value-type="float" office:value="0.1">
            <text:p>0,10</text:p>
          </table:table-cell>
          <table:table-cell/>
          <table:table-cell table:number-columns-repeated="3"/>
          <table:table-cell table:formula="of:=100*[.F118]/([.F118]+[.G118])" office:value-type="float" office:value="0">
            <text:p>#DIV/0 !</text:p>
          </table:table-cell>
          <table:table-cell table:formula="of:=100*[.G118]/([.F118]+[.G118])" office:value-type="float" office:value="0">
            <text:p>#DIV/0 !</text:p>
          </table:table-cell>
          <table:table-cell table:formula="of:=100*[.H118]/([.F118]+[.G118]+[.H11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table:formula="of:=1-([.C119]+[.B119]+[.A119])" office:value-type="float" office:value="0">
            <text:p>0,00</text:p>
          </table:table-cell>
          <table:table-cell/>
          <table:table-cell table:number-columns-repeated="3"/>
          <table:table-cell table:formula="of:=100*[.F119]/([.F119]+[.G119])" office:value-type="float" office:value="0">
            <text:p>#DIV/0 !</text:p>
          </table:table-cell>
          <table:table-cell table:formula="of:=100*[.G119]/([.F119]+[.G119])" office:value-type="float" office:value="0">
            <text:p>#DIV/0 !</text:p>
          </table:table-cell>
          <table:table-cell table:formula="of:=100*[.H119]/([.F119]+[.G119]+[.H11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121]+[.B121]+[.A121])" office:value-type="float" office:value="0.6">
            <text:p>0,60</text:p>
          </table:table-cell>
          <table:table-cell/>
          <table:table-cell table:number-columns-repeated="3"/>
          <table:table-cell table:formula="of:=100*[.F121]/([.F121]+[.G121])" office:value-type="float" office:value="0">
            <text:p>#DIV/0 !</text:p>
          </table:table-cell>
          <table:table-cell table:formula="of:=100*[.G121]/([.F121]+[.G121])" office:value-type="float" office:value="0">
            <text:p>#DIV/0 !</text:p>
          </table:table-cell>
          <table:table-cell table:formula="of:=100*[.H121]/([.F121]+[.G121]+[.H12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122]+[.B122]+[.A122])" office:value-type="float" office:value="0.5">
            <text:p>0,50</text:p>
          </table:table-cell>
          <table:table-cell/>
          <table:table-cell table:number-columns-repeated="3"/>
          <table:table-cell table:formula="of:=100*[.F122]/([.F122]+[.G122])" office:value-type="float" office:value="0">
            <text:p>#DIV/0 !</text:p>
          </table:table-cell>
          <table:table-cell table:formula="of:=100*[.G122]/([.F122]+[.G122])" office:value-type="float" office:value="0">
            <text:p>#DIV/0 !</text:p>
          </table:table-cell>
          <table:table-cell table:formula="of:=100*[.H122]/([.F122]+[.G122]+[.H12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123]+[.B123]+[.A123])" office:value-type="float" office:value="0.4">
            <text:p>0,40</text:p>
          </table:table-cell>
          <table:table-cell/>
          <table:table-cell table:number-columns-repeated="3"/>
          <table:table-cell table:formula="of:=100*[.F123]/([.F123]+[.G123])" office:value-type="float" office:value="0">
            <text:p>#DIV/0 !</text:p>
          </table:table-cell>
          <table:table-cell table:formula="of:=100*[.G123]/([.F123]+[.G123])" office:value-type="float" office:value="0">
            <text:p>#DIV/0 !</text:p>
          </table:table-cell>
          <table:table-cell table:formula="of:=100*[.H123]/([.F123]+[.G123]+[.H12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3">
            <text:p>0,30</text:p>
          </table:table-cell>
          <table:table-cell table:formula="of:=1-([.C124]+[.B124]+[.A124])" office:value-type="float" office:value="0.3">
            <text:p>0,30</text:p>
          </table:table-cell>
          <table:table-cell/>
          <table:table-cell table:number-columns-repeated="3"/>
          <table:table-cell table:formula="of:=100*[.F124]/([.F124]+[.G124])" office:value-type="float" office:value="0">
            <text:p>#DIV/0 !</text:p>
          </table:table-cell>
          <table:table-cell table:formula="of:=100*[.G124]/([.F124]+[.G124])" office:value-type="float" office:value="0">
            <text:p>#DIV/0 !</text:p>
          </table:table-cell>
          <table:table-cell table:formula="of:=100*[.H124]/([.F124]+[.G124]+[.H12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125]+[.B125]+[.A125])" office:value-type="float" office:value="0.2">
            <text:p>0,20</text:p>
          </table:table-cell>
          <table:table-cell/>
          <table:table-cell table:number-columns-repeated="3"/>
          <table:table-cell table:formula="of:=100*[.F125]/([.F125]+[.G125])" office:value-type="float" office:value="0">
            <text:p>#DIV/0 !</text:p>
          </table:table-cell>
          <table:table-cell table:formula="of:=100*[.G125]/([.F125]+[.G125])" office:value-type="float" office:value="0">
            <text:p>#DIV/0 !</text:p>
          </table:table-cell>
          <table:table-cell table:formula="of:=100*[.H125]/([.F125]+[.G125]+[.H12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126]+[.B126]+[.A126])" office:value-type="float" office:value="0.099999999999999">
            <text:p>0,10</text:p>
          </table:table-cell>
          <table:table-cell/>
          <table:table-cell table:number-columns-repeated="3"/>
          <table:table-cell table:formula="of:=100*[.F126]/([.F126]+[.G126])" office:value-type="float" office:value="0">
            <text:p>#DIV/0 !</text:p>
          </table:table-cell>
          <table:table-cell table:formula="of:=100*[.G126]/([.F126]+[.G126])" office:value-type="float" office:value="0">
            <text:p>#DIV/0 !</text:p>
          </table:table-cell>
          <table:table-cell table:formula="of:=100*[.H126]/([.F126]+[.G126]+[.H12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00000000000001">
            <text:p>0,30</text:p>
          </table:table-cell>
          <table:table-cell office:value-type="float" office:value="0.6">
            <text:p>0,60</text:p>
          </table:table-cell>
          <table:table-cell table:formula="of:=1-([.C127]+[.B127]+[.A127])" office:value-type="float" office:value="0">
            <text:p>0,00</text:p>
          </table:table-cell>
          <table:table-cell/>
          <table:table-cell table:number-columns-repeated="3"/>
          <table:table-cell table:formula="of:=100*[.F127]/([.F127]+[.G127])" office:value-type="float" office:value="0">
            <text:p>#DIV/0 !</text:p>
          </table:table-cell>
          <table:table-cell table:formula="of:=100*[.G127]/([.F127]+[.G127])" office:value-type="float" office:value="0">
            <text:p>#DIV/0 !</text:p>
          </table:table-cell>
          <table:table-cell table:formula="of:=100*[.H127]/([.F127]+[.G127]+[.H12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129]+[.B129]+[.A129])" office:value-type="float" office:value="0.5">
            <text:p>0,50</text:p>
          </table:table-cell>
          <table:table-cell/>
          <table:table-cell table:number-columns-repeated="3"/>
          <table:table-cell table:formula="of:=100*[.F129]/([.F129]+[.G129])" office:value-type="float" office:value="0">
            <text:p>#DIV/0 !</text:p>
          </table:table-cell>
          <table:table-cell table:formula="of:=100*[.G129]/([.F129]+[.G129])" office:value-type="float" office:value="0">
            <text:p>#DIV/0 !</text:p>
          </table:table-cell>
          <table:table-cell table:formula="of:=100*[.H129]/([.F129]+[.G129]+[.H12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130]+[.B130]+[.A130])" office:value-type="float" office:value="0.4">
            <text:p>0,40</text:p>
          </table:table-cell>
          <table:table-cell/>
          <table:table-cell table:number-columns-repeated="3"/>
          <table:table-cell table:formula="of:=100*[.F130]/([.F130]+[.G130])" office:value-type="float" office:value="0">
            <text:p>#DIV/0 !</text:p>
          </table:table-cell>
          <table:table-cell table:formula="of:=100*[.G130]/([.F130]+[.G130])" office:value-type="float" office:value="0">
            <text:p>#DIV/0 !</text:p>
          </table:table-cell>
          <table:table-cell table:formula="of:=100*[.H130]/([.F130]+[.G130]+[.H13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131]+[.B131]+[.A131])" office:value-type="float" office:value="0.3">
            <text:p>0,30</text:p>
          </table:table-cell>
          <table:table-cell/>
          <table:table-cell table:number-columns-repeated="3"/>
          <table:table-cell table:formula="of:=100*[.F131]/([.F131]+[.G131])" office:value-type="float" office:value="0">
            <text:p>#DIV/0 !</text:p>
          </table:table-cell>
          <table:table-cell table:formula="of:=100*[.G131]/([.F131]+[.G131])" office:value-type="float" office:value="0">
            <text:p>#DIV/0 !</text:p>
          </table:table-cell>
          <table:table-cell table:formula="of:=100*[.H131]/([.F131]+[.G131]+[.H13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132]+[.B132]+[.A132])" office:value-type="float" office:value="0.2">
            <text:p>0,20</text:p>
          </table:table-cell>
          <table:table-cell/>
          <table:table-cell table:number-columns-repeated="3"/>
          <table:table-cell table:formula="of:=100*[.F132]/([.F132]+[.G132])" office:value-type="float" office:value="0">
            <text:p>#DIV/0 !</text:p>
          </table:table-cell>
          <table:table-cell table:formula="of:=100*[.G132]/([.F132]+[.G132])" office:value-type="float" office:value="0">
            <text:p>#DIV/0 !</text:p>
          </table:table-cell>
          <table:table-cell table:formula="of:=100*[.H132]/([.F132]+[.G132]+[.H13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4">
            <text:p>0,40</text:p>
          </table:table-cell>
          <table:table-cell table:formula="of:=1-([.C133]+[.B133]+[.A133])" office:value-type="float" office:value="0.1">
            <text:p>0,10</text:p>
          </table:table-cell>
          <table:table-cell/>
          <table:table-cell table:number-columns-repeated="3"/>
          <table:table-cell table:formula="of:=100*[.F133]/([.F133]+[.G133])" office:value-type="float" office:value="0">
            <text:p>#DIV/0 !</text:p>
          </table:table-cell>
          <table:table-cell table:formula="of:=100*[.G133]/([.F133]+[.G133])" office:value-type="float" office:value="0">
            <text:p>#DIV/0 !</text:p>
          </table:table-cell>
          <table:table-cell table:formula="of:=100*[.H133]/([.F133]+[.G133]+[.H13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table:formula="of:=1-([.C134]+[.B134]+[.A134])" office:value-type="float" office:value="0">
            <text:p>0,00</text:p>
          </table:table-cell>
          <table:table-cell/>
          <table:table-cell table:number-columns-repeated="3"/>
          <table:table-cell table:formula="of:=100*[.F134]/([.F134]+[.G134])" office:value-type="float" office:value="0">
            <text:p>#DIV/0 !</text:p>
          </table:table-cell>
          <table:table-cell table:formula="of:=100*[.G134]/([.F134]+[.G134])" office:value-type="float" office:value="0">
            <text:p>#DIV/0 !</text:p>
          </table:table-cell>
          <table:table-cell table:formula="of:=100*[.H134]/([.F134]+[.G134]+[.H13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136]+[.B136]+[.A136])" office:value-type="float" office:value="0.4">
            <text:p>0,40</text:p>
          </table:table-cell>
          <table:table-cell/>
          <table:table-cell table:number-columns-repeated="3"/>
          <table:table-cell table:formula="of:=100*[.F136]/([.F136]+[.G136])" office:value-type="float" office:value="0">
            <text:p>#DIV/0 !</text:p>
          </table:table-cell>
          <table:table-cell table:formula="of:=100*[.G136]/([.F136]+[.G136])" office:value-type="float" office:value="0">
            <text:p>#DIV/0 !</text:p>
          </table:table-cell>
          <table:table-cell table:formula="of:=100*[.H136]/([.F136]+[.G136]+[.H13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137]+[.B137]+[.A137])" office:value-type="float" office:value="0.3">
            <text:p>0,30</text:p>
          </table:table-cell>
          <table:table-cell/>
          <table:table-cell table:number-columns-repeated="3"/>
          <table:table-cell table:formula="of:=100*[.F137]/([.F137]+[.G137])" office:value-type="float" office:value="0">
            <text:p>#DIV/0 !</text:p>
          </table:table-cell>
          <table:table-cell table:formula="of:=100*[.G137]/([.F137]+[.G137])" office:value-type="float" office:value="0">
            <text:p>#DIV/0 !</text:p>
          </table:table-cell>
          <table:table-cell table:formula="of:=100*[.H137]/([.F137]+[.G137]+[.H13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138]+[.B138]+[.A138])" office:value-type="float" office:value="0.2">
            <text:p>0,20</text:p>
          </table:table-cell>
          <table:table-cell/>
          <table:table-cell table:number-columns-repeated="3"/>
          <table:table-cell table:formula="of:=100*[.F138]/([.F138]+[.G138])" office:value-type="float" office:value="0">
            <text:p>#DIV/0 !</text:p>
          </table:table-cell>
          <table:table-cell table:formula="of:=100*[.G138]/([.F138]+[.G138])" office:value-type="float" office:value="0">
            <text:p>#DIV/0 !</text:p>
          </table:table-cell>
          <table:table-cell table:formula="of:=100*[.H138]/([.F138]+[.G138]+[.H13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139]+[.B139]+[.A139])" office:value-type="float" office:value="0.1">
            <text:p>0,10</text:p>
          </table:table-cell>
          <table:table-cell/>
          <table:table-cell table:number-columns-repeated="3"/>
          <table:table-cell table:formula="of:=100*[.F139]/([.F139]+[.G139])" office:value-type="float" office:value="0">
            <text:p>#DIV/0 !</text:p>
          </table:table-cell>
          <table:table-cell table:formula="of:=100*[.G139]/([.F139]+[.G139])" office:value-type="float" office:value="0">
            <text:p>#DIV/0 !</text:p>
          </table:table-cell>
          <table:table-cell table:formula="of:=100*[.H139]/([.F139]+[.G139]+[.H13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table:formula="of:=1-([.C140]+[.B140]+[.A140])" office:value-type="float" office:value="0">
            <text:p>0,00</text:p>
          </table:table-cell>
          <table:table-cell/>
          <table:table-cell table:number-columns-repeated="3"/>
          <table:table-cell table:formula="of:=100*[.F140]/([.F140]+[.G140])" office:value-type="float" office:value="0">
            <text:p>#DIV/0 !</text:p>
          </table:table-cell>
          <table:table-cell table:formula="of:=100*[.G140]/([.F140]+[.G140])" office:value-type="float" office:value="0">
            <text:p>#DIV/0 !</text:p>
          </table:table-cell>
          <table:table-cell table:formula="of:=100*[.H140]/([.F140]+[.G140]+[.H14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142]+[.B142]+[.A142])" office:value-type="float" office:value="0.3">
            <text:p>0,30</text:p>
          </table:table-cell>
          <table:table-cell/>
          <table:table-cell table:number-columns-repeated="3"/>
          <table:table-cell table:formula="of:=100*[.F142]/([.F142]+[.G142])" office:value-type="float" office:value="0">
            <text:p>#DIV/0 !</text:p>
          </table:table-cell>
          <table:table-cell table:formula="of:=100*[.G142]/([.F142]+[.G142])" office:value-type="float" office:value="0">
            <text:p>#DIV/0 !</text:p>
          </table:table-cell>
          <table:table-cell table:formula="of:=100*[.H142]/([.F142]+[.G142]+[.H14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143]+[.B143]+[.A143])" office:value-type="float" office:value="0.2">
            <text:p>0,20</text:p>
          </table:table-cell>
          <table:table-cell/>
          <table:table-cell table:number-columns-repeated="3"/>
          <table:table-cell table:formula="of:=100*[.F143]/([.F143]+[.G143])" office:value-type="float" office:value="0">
            <text:p>#DIV/0 !</text:p>
          </table:table-cell>
          <table:table-cell table:formula="of:=100*[.G143]/([.F143]+[.G143])" office:value-type="float" office:value="0">
            <text:p>#DIV/0 !</text:p>
          </table:table-cell>
          <table:table-cell table:formula="of:=100*[.H143]/([.F143]+[.G143]+[.H14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144]+[.B144]+[.A144])" office:value-type="float" office:value="0.1">
            <text:p>0,10</text:p>
          </table:table-cell>
          <table:table-cell/>
          <table:table-cell table:number-columns-repeated="3"/>
          <table:table-cell table:formula="of:=100*[.F144]/([.F144]+[.G144])" office:value-type="float" office:value="0">
            <text:p>#DIV/0 !</text:p>
          </table:table-cell>
          <table:table-cell table:formula="of:=100*[.G144]/([.F144]+[.G144])" office:value-type="float" office:value="0">
            <text:p>#DIV/0 !</text:p>
          </table:table-cell>
          <table:table-cell table:formula="of:=100*[.H144]/([.F144]+[.G144]+[.H14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table:formula="of:=1-([.C145]+[.B145]+[.A145])" office:value-type="float" office:value="0">
            <text:p>0,00</text:p>
          </table:table-cell>
          <table:table-cell/>
          <table:table-cell table:number-columns-repeated="3"/>
          <table:table-cell table:formula="of:=100*[.F145]/([.F145]+[.G145])" office:value-type="float" office:value="0">
            <text:p>#DIV/0 !</text:p>
          </table:table-cell>
          <table:table-cell table:formula="of:=100*[.G145]/([.F145]+[.G145])" office:value-type="float" office:value="0">
            <text:p>#DIV/0 !</text:p>
          </table:table-cell>
          <table:table-cell table:formula="of:=100*[.H145]/([.F145]+[.G145]+[.H14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147]+[.B147]+[.A147])" office:value-type="float" office:value="0.2">
            <text:p>0,20</text:p>
          </table:table-cell>
          <table:table-cell/>
          <table:table-cell table:number-columns-repeated="3"/>
          <table:table-cell table:formula="of:=100*[.F147]/([.F147]+[.G147])" office:value-type="float" office:value="0">
            <text:p>#DIV/0 !</text:p>
          </table:table-cell>
          <table:table-cell table:formula="of:=100*[.G147]/([.F147]+[.G147])" office:value-type="float" office:value="0">
            <text:p>#DIV/0 !</text:p>
          </table:table-cell>
          <table:table-cell table:formula="of:=100*[.H147]/([.F147]+[.G147]+[.H14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148]+[.B148]+[.A148])" office:value-type="float" office:value="0.1">
            <text:p>0,10</text:p>
          </table:table-cell>
          <table:table-cell/>
          <table:table-cell table:number-columns-repeated="3"/>
          <table:table-cell table:formula="of:=100*[.F148]/([.F148]+[.G148])" office:value-type="float" office:value="0">
            <text:p>#DIV/0 !</text:p>
          </table:table-cell>
          <table:table-cell table:formula="of:=100*[.G148]/([.F148]+[.G148])" office:value-type="float" office:value="0">
            <text:p>#DIV/0 !</text:p>
          </table:table-cell>
          <table:table-cell table:formula="of:=100*[.H148]/([.F148]+[.G148]+[.H14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table:formula="of:=1-([.C149]+[.B149]+[.A149])" office:value-type="float" office:value="0">
            <text:p>0,00</text:p>
          </table:table-cell>
          <table:table-cell/>
          <table:table-cell table:number-columns-repeated="3"/>
          <table:table-cell table:formula="of:=100*[.F149]/([.F149]+[.G149])" office:value-type="float" office:value="0">
            <text:p>#DIV/0 !</text:p>
          </table:table-cell>
          <table:table-cell table:formula="of:=100*[.G149]/([.F149]+[.G149])" office:value-type="float" office:value="0">
            <text:p>#DIV/0 !</text:p>
          </table:table-cell>
          <table:table-cell table:formula="of:=100*[.H149]/([.F149]+[.G149]+[.H14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151]+[.B151]+[.A151])" office:value-type="float" office:value="0.1">
            <text:p>0,10</text:p>
          </table:table-cell>
          <table:table-cell/>
          <table:table-cell table:number-columns-repeated="3"/>
          <table:table-cell table:formula="of:=100*[.F151]/([.F151]+[.G151])" office:value-type="float" office:value="0">
            <text:p>#DIV/0 !</text:p>
          </table:table-cell>
          <table:table-cell table:formula="of:=100*[.G151]/([.F151]+[.G151])" office:value-type="float" office:value="0">
            <text:p>#DIV/0 !</text:p>
          </table:table-cell>
          <table:table-cell table:formula="of:=100*[.H151]/([.F151]+[.G151]+[.H15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table:formula="of:=1-([.C152]+[.B152]+[.A152])" office:value-type="float" office:value="0">
            <text:p>0,00</text:p>
          </table:table-cell>
          <table:table-cell/>
          <table:table-cell table:number-columns-repeated="3"/>
          <table:table-cell table:formula="of:=100*[.F152]/([.F152]+[.G152])" office:value-type="float" office:value="0">
            <text:p>#DIV/0 !</text:p>
          </table:table-cell>
          <table:table-cell table:formula="of:=100*[.G152]/([.F152]+[.G152])" office:value-type="float" office:value="0">
            <text:p>#DIV/0 !</text:p>
          </table:table-cell>
          <table:table-cell table:formula="of:=100*[.H152]/([.F152]+[.G152]+[.H15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table:formula="of:=1-([.C154]+[.B154]+[.A154])" office:value-type="float" office:value="0">
            <text:p>0,00</text:p>
          </table:table-cell>
          <table:table-cell/>
          <table:table-cell table:number-columns-repeated="3"/>
          <table:table-cell table:formula="of:=100*[.F154]/([.F154]+[.G154])" office:value-type="float" office:value="0">
            <text:p>#DIV/0 !</text:p>
          </table:table-cell>
          <table:table-cell table:formula="of:=100*[.G154]/([.F154]+[.G154])" office:value-type="float" office:value="0">
            <text:p>#DIV/0 !</text:p>
          </table:table-cell>
          <table:table-cell table:formula="of:=100*[.H154]/([.F154]+[.G154]+[.H154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">
            <text:p>0,00</text:p>
          </table:table-cell>
          <table:table-cell table:formula="of:=1-([.C157]+[.B157]+[.A157])" office:value-type="float" office:value="0.8">
            <text:p>0,80</text:p>
          </table:table-cell>
          <table:table-cell/>
          <table:table-cell table:number-columns-repeated="3"/>
          <table:table-cell table:formula="of:=100*[.F157]/([.F157]+[.G157])" office:value-type="float" office:value="0">
            <text:p>#DIV/0 !</text:p>
          </table:table-cell>
          <table:table-cell table:formula="of:=100*[.G157]/([.F157]+[.G157])" office:value-type="float" office:value="0">
            <text:p>#DIV/0 !</text:p>
          </table:table-cell>
          <table:table-cell table:formula="of:=100*[.H157]/([.F157]+[.G157]+[.H157])" office:value-type="float" office:value="0">
            <text:p>#DIV/0 !</text:p>
          </table:table-cell>
          <table:table-cell>
            <draw:frame table:end-cell-address="'DrawReset-SelectRandom'.S177" table:end-x="1.041cm" table:end-y="0.065cm" draw:z-index="2" draw:style-name="gr1" draw:text-style-name="P1" svg:width="15.999cm" svg:height="8.999cm" svg:x="0.849cm" svg:y="0.099cm">
              <draw:object draw:notify-on-update-of-ranges="'DrawReset-SelectRandom'.C157:'DrawReset-SelectRandom'.C165 'DrawReset-SelectRandom'.J157:'DrawReset-SelectRandom'.J16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  <draw:frame table:end-cell-address="'DrawReset-SelectRandom'.V186" table:end-x="2.107cm" table:end-y="0.411cm" draw:z-index="3" draw:style-name="gr1" draw:text-style-name="P1" svg:width="23.839cm" svg:height="13.409cm" svg:x="0.849cm" svg:y="0.099cm">
              <draw:object draw:notify-on-update-of-ranges="'DrawReset-SelectRandom'.C157:'DrawReset-SelectRandom'.C165 'DrawReset-SelectRandom'.B157:'DrawReset-SelectRandom'.B157 'DrawReset-SelectRandom'.J157:'DrawReset-SelectRandom'.J165 'DrawReset-SelectRandom'.C167:'DrawReset-SelectRandom'.C174 'DrawReset-SelectRandom'.B167:'DrawReset-SelectRandom'.B167 'DrawReset-SelectRandom'.J167:'DrawReset-SelectRandom'.J174 'DrawReset-SelectRandom'.C176:'DrawReset-SelectRandom'.C182 'DrawReset-SelectRandom'.B176:'DrawReset-SelectRandom'.B176 'DrawReset-SelectRandom'.J176:'DrawReset-SelectRandom'.J182 'DrawReset-SelectRandom'.C184:'DrawReset-SelectRandom'.C189 'DrawReset-SelectRandom'.B184:'DrawReset-SelectRandom'.B184 'DrawReset-SelectRandom'.J184:'DrawReset-SelectRandom'.J189 'DrawReset-SelectRandom'.C191:'DrawReset-SelectRandom'.C195 'DrawReset-SelectRandom'.B191:'DrawReset-SelectRandom'.B191 'DrawReset-SelectRandom'.J191:'DrawReset-SelectRandom'.J195 'DrawReset-SelectRandom'.C197:'DrawReset-SelectRandom'.C200 'DrawReset-SelectRandom'.B197:'DrawReset-SelectRandom'.B197 'DrawReset-SelectRandom'.J197:'DrawReset-SelectRandom'.J200 'DrawReset-SelectRandom'.C202:'DrawReset-SelectRandom'.C204 'DrawReset-SelectRandom'.B202:'DrawReset-SelectRandom'.B202 'DrawReset-SelectRandom'.J202:'DrawReset-SelectRandom'.J204 'DrawReset-SelectRandom'.C206:'DrawReset-SelectRandom'.C207 'DrawReset-SelectRandom'.B206:'DrawReset-SelectRandom'.B206 'DrawReset-SelectRandom'.J206:'DrawReset-SelectRandom'.J207 'DrawReset-SelectRandom'.C209:'DrawReset-SelectRandom'.C209 'DrawReset-SelectRandom'.B209:'DrawReset-SelectRandom'.B209 'DrawReset-SelectRandom'.J209:'DrawReset-SelectRandom'.J20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58]+[.B158]+[.A158])" office:value-type="float" office:value="0.7">
            <text:p>0,70</text:p>
          </table:table-cell>
          <table:table-cell/>
          <table:table-cell table:number-columns-repeated="3"/>
          <table:table-cell table:formula="of:=100*[.F158]/([.F158]+[.G158])" office:value-type="float" office:value="0">
            <text:p>#DIV/0 !</text:p>
          </table:table-cell>
          <table:table-cell table:formula="of:=100*[.G158]/([.F158]+[.G158])" office:value-type="float" office:value="0">
            <text:p>#DIV/0 !</text:p>
          </table:table-cell>
          <table:table-cell table:formula="of:=100*[.H158]/([.F158]+[.G158]+[.H15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59]+[.B159]+[.A159])" office:value-type="float" office:value="0.6">
            <text:p>0,60</text:p>
          </table:table-cell>
          <table:table-cell/>
          <table:table-cell table:number-columns-repeated="3"/>
          <table:table-cell table:formula="of:=100*[.F159]/([.F159]+[.G159])" office:value-type="float" office:value="0">
            <text:p>#DIV/0 !</text:p>
          </table:table-cell>
          <table:table-cell table:formula="of:=100*[.G159]/([.F159]+[.G159])" office:value-type="float" office:value="0">
            <text:p>#DIV/0 !</text:p>
          </table:table-cell>
          <table:table-cell table:formula="of:=100*[.H159]/([.F159]+[.G159]+[.H15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60]+[.B160]+[.A160])" office:value-type="float" office:value="0.5">
            <text:p>0,50</text:p>
          </table:table-cell>
          <table:table-cell/>
          <table:table-cell table:number-columns-repeated="3"/>
          <table:table-cell table:formula="of:=100*[.F160]/([.F160]+[.G160])" office:value-type="float" office:value="0">
            <text:p>#DIV/0 !</text:p>
          </table:table-cell>
          <table:table-cell table:formula="of:=100*[.G160]/([.F160]+[.G160])" office:value-type="float" office:value="0">
            <text:p>#DIV/0 !</text:p>
          </table:table-cell>
          <table:table-cell table:formula="of:=100*[.H160]/([.F160]+[.G160]+[.H16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161]+[.B161]+[.A161])" office:value-type="float" office:value="0.4">
            <text:p>0,40</text:p>
          </table:table-cell>
          <table:table-cell/>
          <table:table-cell table:number-columns-repeated="3"/>
          <table:table-cell table:formula="of:=100*[.F161]/([.F161]+[.G161])" office:value-type="float" office:value="0">
            <text:p>#DIV/0 !</text:p>
          </table:table-cell>
          <table:table-cell table:formula="of:=100*[.G161]/([.F161]+[.G161])" office:value-type="float" office:value="0">
            <text:p>#DIV/0 !</text:p>
          </table:table-cell>
          <table:table-cell table:formula="of:=100*[.H161]/([.F161]+[.G161]+[.H16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162]+[.B162]+[.A162])" office:value-type="float" office:value="0.3">
            <text:p>0,30</text:p>
          </table:table-cell>
          <table:table-cell/>
          <table:table-cell table:number-columns-repeated="3"/>
          <table:table-cell table:formula="of:=100*[.F162]/([.F162]+[.G162])" office:value-type="float" office:value="0">
            <text:p>#DIV/0 !</text:p>
          </table:table-cell>
          <table:table-cell table:formula="of:=100*[.G162]/([.F162]+[.G162])" office:value-type="float" office:value="0">
            <text:p>#DIV/0 !</text:p>
          </table:table-cell>
          <table:table-cell table:formula="of:=100*[.H162]/([.F162]+[.G162]+[.H16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163]+[.B163]+[.A163])" office:value-type="float" office:value="0.2">
            <text:p>0,20</text:p>
          </table:table-cell>
          <table:table-cell/>
          <table:table-cell table:number-columns-repeated="3"/>
          <table:table-cell table:formula="of:=100*[.F163]/([.F163]+[.G163])" office:value-type="float" office:value="0">
            <text:p>#DIV/0 !</text:p>
          </table:table-cell>
          <table:table-cell table:formula="of:=100*[.G163]/([.F163]+[.G163])" office:value-type="float" office:value="0">
            <text:p>#DIV/0 !</text:p>
          </table:table-cell>
          <table:table-cell table:formula="of:=100*[.H163]/([.F163]+[.G163]+[.H16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164]+[.B164]+[.A164])" office:value-type="float" office:value="0.0999999999999999">
            <text:p>0,10</text:p>
          </table:table-cell>
          <table:table-cell/>
          <table:table-cell table:number-columns-repeated="3"/>
          <table:table-cell table:formula="of:=100*[.F164]/([.F164]+[.G164])" office:value-type="float" office:value="0">
            <text:p>#DIV/0 !</text:p>
          </table:table-cell>
          <table:table-cell table:formula="of:=100*[.G164]/([.F164]+[.G164])" office:value-type="float" office:value="0">
            <text:p>#DIV/0 !</text:p>
          </table:table-cell>
          <table:table-cell table:formula="of:=100*[.H164]/([.F164]+[.G164]+[.H16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165]+[.B165]+[.A165])" office:value-type="float" office:value="0">
            <text:p>0,00</text:p>
          </table:table-cell>
          <table:table-cell/>
          <table:table-cell table:number-columns-repeated="3"/>
          <table:table-cell table:formula="of:=100*[.F165]/([.F165]+[.G165])" office:value-type="float" office:value="0">
            <text:p>#DIV/0 !</text:p>
          </table:table-cell>
          <table:table-cell table:formula="of:=100*[.G165]/([.F165]+[.G165])" office:value-type="float" office:value="0">
            <text:p>#DIV/0 !</text:p>
          </table:table-cell>
          <table:table-cell table:formula="of:=100*[.H165]/([.F165]+[.G165]+[.H16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167]+[.B167]+[.A167])" office:value-type="float" office:value="0.7">
            <text:p>0,70</text:p>
          </table:table-cell>
          <table:table-cell/>
          <table:table-cell table:number-columns-repeated="3"/>
          <table:table-cell table:formula="of:=100*[.F167]/([.F167]+[.G167])" office:value-type="float" office:value="0">
            <text:p>#DIV/0 !</text:p>
          </table:table-cell>
          <table:table-cell table:formula="of:=100*[.G167]/([.F167]+[.G167])" office:value-type="float" office:value="0">
            <text:p>#DIV/0 !</text:p>
          </table:table-cell>
          <table:table-cell table:formula="of:=100*[.H167]/([.F167]+[.G167]+[.H16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1">
            <text:p>0,10</text:p>
          </table:table-cell>
          <table:table-cell table:formula="of:=1-([.C168]+[.B168]+[.A168])" office:value-type="float" office:value="0.6">
            <text:p>0,60</text:p>
          </table:table-cell>
          <table:table-cell/>
          <table:table-cell table:number-columns-repeated="3"/>
          <table:table-cell table:formula="of:=100*[.F168]/([.F168]+[.G168])" office:value-type="float" office:value="0">
            <text:p>#DIV/0 !</text:p>
          </table:table-cell>
          <table:table-cell table:formula="of:=100*[.G168]/([.F168]+[.G168])" office:value-type="float" office:value="0">
            <text:p>#DIV/0 !</text:p>
          </table:table-cell>
          <table:table-cell table:formula="of:=100*[.H168]/([.F168]+[.G168]+[.H16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169]+[.B169]+[.A169])" office:value-type="float" office:value="0.5">
            <text:p>0,50</text:p>
          </table:table-cell>
          <table:table-cell/>
          <table:table-cell table:number-columns-repeated="3"/>
          <table:table-cell table:formula="of:=100*[.F169]/([.F169]+[.G169])" office:value-type="float" office:value="0">
            <text:p>#DIV/0 !</text:p>
          </table:table-cell>
          <table:table-cell table:formula="of:=100*[.G169]/([.F169]+[.G169])" office:value-type="float" office:value="0">
            <text:p>#DIV/0 !</text:p>
          </table:table-cell>
          <table:table-cell table:formula="of:=100*[.H169]/([.F169]+[.G169]+[.H16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170]+[.B170]+[.A170])" office:value-type="float" office:value="0.4">
            <text:p>0,40</text:p>
          </table:table-cell>
          <table:table-cell/>
          <table:table-cell table:number-columns-repeated="3"/>
          <table:table-cell table:formula="of:=100*[.F170]/([.F170]+[.G170])" office:value-type="float" office:value="0">
            <text:p>#DIV/0 !</text:p>
          </table:table-cell>
          <table:table-cell table:formula="of:=100*[.G170]/([.F170]+[.G170])" office:value-type="float" office:value="0">
            <text:p>#DIV/0 !</text:p>
          </table:table-cell>
          <table:table-cell table:formula="of:=100*[.H170]/([.F170]+[.G170]+[.H17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171]+[.B171]+[.A171])" office:value-type="float" office:value="0.3">
            <text:p>0,30</text:p>
          </table:table-cell>
          <table:table-cell/>
          <table:table-cell table:number-columns-repeated="3"/>
          <table:table-cell table:formula="of:=100*[.F171]/([.F171]+[.G171])" office:value-type="float" office:value="0">
            <text:p>#DIV/0 !</text:p>
          </table:table-cell>
          <table:table-cell table:formula="of:=100*[.G171]/([.F171]+[.G171])" office:value-type="float" office:value="0">
            <text:p>#DIV/0 !</text:p>
          </table:table-cell>
          <table:table-cell table:formula="of:=100*[.H171]/([.F171]+[.G171]+[.H17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172]+[.B172]+[.A172])" office:value-type="float" office:value="0.2">
            <text:p>0,20</text:p>
          </table:table-cell>
          <table:table-cell/>
          <table:table-cell table:number-columns-repeated="3"/>
          <table:table-cell table:formula="of:=100*[.F172]/([.F172]+[.G172])" office:value-type="float" office:value="0">
            <text:p>#DIV/0 !</text:p>
          </table:table-cell>
          <table:table-cell table:formula="of:=100*[.G172]/([.F172]+[.G172])" office:value-type="float" office:value="0">
            <text:p>#DIV/0 !</text:p>
          </table:table-cell>
          <table:table-cell table:formula="of:=100*[.H172]/([.F172]+[.G172]+[.H17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173]+[.B173]+[.A173])" office:value-type="float" office:value="0.0999999999999999">
            <text:p>0,10</text:p>
          </table:table-cell>
          <table:table-cell/>
          <table:table-cell table:number-columns-repeated="3"/>
          <table:table-cell table:formula="of:=100*[.F173]/([.F173]+[.G173])" office:value-type="float" office:value="0">
            <text:p>#DIV/0 !</text:p>
          </table:table-cell>
          <table:table-cell table:formula="of:=100*[.G173]/([.F173]+[.G173])" office:value-type="float" office:value="0">
            <text:p>#DIV/0 !</text:p>
          </table:table-cell>
          <table:table-cell table:formula="of:=100*[.H173]/([.F173]+[.G173]+[.H17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174]+[.B174]+[.A174])" office:value-type="float" office:value="0">
            <text:p>0,00</text:p>
          </table:table-cell>
          <table:table-cell/>
          <table:table-cell table:number-columns-repeated="3"/>
          <table:table-cell table:formula="of:=100*[.F174]/([.F174]+[.G174])" office:value-type="float" office:value="0">
            <text:p>#DIV/0 !</text:p>
          </table:table-cell>
          <table:table-cell table:formula="of:=100*[.G174]/([.F174]+[.G174])" office:value-type="float" office:value="0">
            <text:p>#DIV/0 !</text:p>
          </table:table-cell>
          <table:table-cell table:formula="of:=100*[.H174]/([.F174]+[.G174]+[.H17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176]+[.B176]+[.A176])" office:value-type="float" office:value="0.6">
            <text:p>0,60</text:p>
          </table:table-cell>
          <table:table-cell/>
          <table:table-cell table:number-columns-repeated="3"/>
          <table:table-cell table:formula="of:=100*[.F176]/([.F176]+[.G176])" office:value-type="float" office:value="0">
            <text:p>#DIV/0 !</text:p>
          </table:table-cell>
          <table:table-cell table:formula="of:=100*[.G176]/([.F176]+[.G176])" office:value-type="float" office:value="0">
            <text:p>#DIV/0 !</text:p>
          </table:table-cell>
          <table:table-cell table:formula="of:=100*[.H176]/([.F176]+[.G176]+[.H17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177]+[.B177]+[.A177])" office:value-type="float" office:value="0.5">
            <text:p>0,50</text:p>
          </table:table-cell>
          <table:table-cell/>
          <table:table-cell table:number-columns-repeated="3"/>
          <table:table-cell table:formula="of:=100*[.F177]/([.F177]+[.G177])" office:value-type="float" office:value="0">
            <text:p>#DIV/0 !</text:p>
          </table:table-cell>
          <table:table-cell table:formula="of:=100*[.G177]/([.F177]+[.G177])" office:value-type="float" office:value="0">
            <text:p>#DIV/0 !</text:p>
          </table:table-cell>
          <table:table-cell table:formula="of:=100*[.H177]/([.F177]+[.G177]+[.H17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2">
            <text:p>0,20</text:p>
          </table:table-cell>
          <table:table-cell table:formula="of:=1-([.C178]+[.B178]+[.A178])" office:value-type="float" office:value="0.4">
            <text:p>0,40</text:p>
          </table:table-cell>
          <table:table-cell/>
          <table:table-cell table:number-columns-repeated="3"/>
          <table:table-cell table:formula="of:=100*[.F178]/([.F178]+[.G178])" office:value-type="float" office:value="0">
            <text:p>#DIV/0 !</text:p>
          </table:table-cell>
          <table:table-cell table:formula="of:=100*[.G178]/([.F178]+[.G178])" office:value-type="float" office:value="0">
            <text:p>#DIV/0 !</text:p>
          </table:table-cell>
          <table:table-cell table:formula="of:=100*[.H178]/([.F178]+[.G178]+[.H17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179]+[.B179]+[.A179])" office:value-type="float" office:value="0.3">
            <text:p>0,30</text:p>
          </table:table-cell>
          <table:table-cell/>
          <table:table-cell table:number-columns-repeated="3"/>
          <table:table-cell table:formula="of:=100*[.F179]/([.F179]+[.G179])" office:value-type="float" office:value="0">
            <text:p>#DIV/0 !</text:p>
          </table:table-cell>
          <table:table-cell table:formula="of:=100*[.G179]/([.F179]+[.G179])" office:value-type="float" office:value="0">
            <text:p>#DIV/0 !</text:p>
          </table:table-cell>
          <table:table-cell table:formula="of:=100*[.H179]/([.F179]+[.G179]+[.H17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180]+[.B180]+[.A180])" office:value-type="float" office:value="0.2">
            <text:p>0,20</text:p>
          </table:table-cell>
          <table:table-cell/>
          <table:table-cell table:number-columns-repeated="3"/>
          <table:table-cell table:formula="of:=100*[.F180]/([.F180]+[.G180])" office:value-type="float" office:value="0">
            <text:p>#DIV/0 !</text:p>
          </table:table-cell>
          <table:table-cell table:formula="of:=100*[.G180]/([.F180]+[.G180])" office:value-type="float" office:value="0">
            <text:p>#DIV/0 !</text:p>
          </table:table-cell>
          <table:table-cell table:formula="of:=100*[.H180]/([.F180]+[.G180]+[.H18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181]+[.B181]+[.A181])" office:value-type="float" office:value="0.1">
            <text:p>0,10</text:p>
          </table:table-cell>
          <table:table-cell/>
          <table:table-cell table:number-columns-repeated="3"/>
          <table:table-cell table:formula="of:=100*[.F181]/([.F181]+[.G181])" office:value-type="float" office:value="0">
            <text:p>#DIV/0 !</text:p>
          </table:table-cell>
          <table:table-cell table:formula="of:=100*[.G181]/([.F181]+[.G181])" office:value-type="float" office:value="0">
            <text:p>#DIV/0 !</text:p>
          </table:table-cell>
          <table:table-cell table:formula="of:=100*[.H181]/([.F181]+[.G181]+[.H18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182]+[.B182]+[.A182])" office:value-type="float" office:value="0">
            <text:p>0,00</text:p>
          </table:table-cell>
          <table:table-cell/>
          <table:table-cell table:number-columns-repeated="3"/>
          <table:table-cell table:formula="of:=100*[.F182]/([.F182]+[.G182])" office:value-type="float" office:value="0">
            <text:p>#DIV/0 !</text:p>
          </table:table-cell>
          <table:table-cell table:formula="of:=100*[.G182]/([.F182]+[.G182])" office:value-type="float" office:value="0">
            <text:p>#DIV/0 !</text:p>
          </table:table-cell>
          <table:table-cell table:formula="of:=100*[.H182]/([.F182]+[.G182]+[.H18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184]+[.B184]+[.A184])" office:value-type="float" office:value="0.5">
            <text:p>0,50</text:p>
          </table:table-cell>
          <table:table-cell/>
          <table:table-cell table:number-columns-repeated="3"/>
          <table:table-cell table:formula="of:=100*[.F184]/([.F184]+[.G184])" office:value-type="float" office:value="0">
            <text:p>#DIV/0 !</text:p>
          </table:table-cell>
          <table:table-cell table:formula="of:=100*[.G184]/([.F184]+[.G184])" office:value-type="float" office:value="0">
            <text:p>#DIV/0 !</text:p>
          </table:table-cell>
          <table:table-cell table:formula="of:=100*[.H184]/([.F184]+[.G184]+[.H18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185]+[.B185]+[.A185])" office:value-type="float" office:value="0.4">
            <text:p>0,40</text:p>
          </table:table-cell>
          <table:table-cell/>
          <table:table-cell table:number-columns-repeated="3"/>
          <table:table-cell table:formula="of:=100*[.F185]/([.F185]+[.G185])" office:value-type="float" office:value="0">
            <text:p>#DIV/0 !</text:p>
          </table:table-cell>
          <table:table-cell table:formula="of:=100*[.G185]/([.F185]+[.G185])" office:value-type="float" office:value="0">
            <text:p>#DIV/0 !</text:p>
          </table:table-cell>
          <table:table-cell table:formula="of:=100*[.H185]/([.F185]+[.G185]+[.H18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186]+[.B186]+[.A186])" office:value-type="float" office:value="0.3">
            <text:p>0,30</text:p>
          </table:table-cell>
          <table:table-cell/>
          <table:table-cell table:number-columns-repeated="3"/>
          <table:table-cell table:formula="of:=100*[.F186]/([.F186]+[.G186])" office:value-type="float" office:value="0">
            <text:p>#DIV/0 !</text:p>
          </table:table-cell>
          <table:table-cell table:formula="of:=100*[.G186]/([.F186]+[.G186])" office:value-type="float" office:value="0">
            <text:p>#DIV/0 !</text:p>
          </table:table-cell>
          <table:table-cell table:formula="of:=100*[.H186]/([.F186]+[.G186]+[.H18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3">
            <text:p>0,30</text:p>
          </table:table-cell>
          <table:table-cell table:formula="of:=1-([.C187]+[.B187]+[.A187])" office:value-type="float" office:value="0.2">
            <text:p>0,20</text:p>
          </table:table-cell>
          <table:table-cell/>
          <table:table-cell table:number-columns-repeated="3"/>
          <table:table-cell table:formula="of:=100*[.F187]/([.F187]+[.G187])" office:value-type="float" office:value="0">
            <text:p>#DIV/0 !</text:p>
          </table:table-cell>
          <table:table-cell table:formula="of:=100*[.G187]/([.F187]+[.G187])" office:value-type="float" office:value="0">
            <text:p>#DIV/0 !</text:p>
          </table:table-cell>
          <table:table-cell table:formula="of:=100*[.H187]/([.F187]+[.G187]+[.H18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188]+[.B188]+[.A188])" office:value-type="float" office:value="0.0999999999999999">
            <text:p>0,10</text:p>
          </table:table-cell>
          <table:table-cell/>
          <table:table-cell table:number-columns-repeated="3"/>
          <table:table-cell table:formula="of:=100*[.F188]/([.F188]+[.G188])" office:value-type="float" office:value="0">
            <text:p>#DIV/0 !</text:p>
          </table:table-cell>
          <table:table-cell table:formula="of:=100*[.G188]/([.F188]+[.G188])" office:value-type="float" office:value="0">
            <text:p>#DIV/0 !</text:p>
          </table:table-cell>
          <table:table-cell table:formula="of:=100*[.H188]/([.F188]+[.G188]+[.H18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189]+[.B189]+[.A189])" office:value-type="float" office:value="0">
            <text:p>0,00</text:p>
          </table:table-cell>
          <table:table-cell/>
          <table:table-cell table:number-columns-repeated="3"/>
          <table:table-cell table:formula="of:=100*[.F189]/([.F189]+[.G189])" office:value-type="float" office:value="0">
            <text:p>#DIV/0 !</text:p>
          </table:table-cell>
          <table:table-cell table:formula="of:=100*[.G189]/([.F189]+[.G189])" office:value-type="float" office:value="0">
            <text:p>#DIV/0 !</text:p>
          </table:table-cell>
          <table:table-cell table:formula="of:=100*[.H189]/([.F189]+[.G189]+[.H18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191]+[.B191]+[.A191])" office:value-type="float" office:value="0.4">
            <text:p>0,40</text:p>
          </table:table-cell>
          <table:table-cell/>
          <table:table-cell table:number-columns-repeated="3"/>
          <table:table-cell table:formula="of:=100*[.F191]/([.F191]+[.G191])" office:value-type="float" office:value="0">
            <text:p>#DIV/0 !</text:p>
          </table:table-cell>
          <table:table-cell table:formula="of:=100*[.G191]/([.F191]+[.G191])" office:value-type="float" office:value="0">
            <text:p>#DIV/0 !</text:p>
          </table:table-cell>
          <table:table-cell table:formula="of:=100*[.H191]/([.F191]+[.G191]+[.H19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192]+[.B192]+[.A192])" office:value-type="float" office:value="0.3">
            <text:p>0,30</text:p>
          </table:table-cell>
          <table:table-cell/>
          <table:table-cell table:number-columns-repeated="3"/>
          <table:table-cell table:formula="of:=100*[.F192]/([.F192]+[.G192])" office:value-type="float" office:value="0">
            <text:p>#DIV/0 !</text:p>
          </table:table-cell>
          <table:table-cell table:formula="of:=100*[.G192]/([.F192]+[.G192])" office:value-type="float" office:value="0">
            <text:p>#DIV/0 !</text:p>
          </table:table-cell>
          <table:table-cell table:formula="of:=100*[.H192]/([.F192]+[.G192]+[.H19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193]+[.B193]+[.A193])" office:value-type="float" office:value="0.2">
            <text:p>0,20</text:p>
          </table:table-cell>
          <table:table-cell/>
          <table:table-cell table:number-columns-repeated="3"/>
          <table:table-cell table:formula="of:=100*[.F193]/([.F193]+[.G193])" office:value-type="float" office:value="0">
            <text:p>#DIV/0 !</text:p>
          </table:table-cell>
          <table:table-cell table:formula="of:=100*[.G193]/([.F193]+[.G193])" office:value-type="float" office:value="0">
            <text:p>#DIV/0 !</text:p>
          </table:table-cell>
          <table:table-cell table:formula="of:=100*[.H193]/([.F193]+[.G193]+[.H19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194]+[.B194]+[.A194])" office:value-type="float" office:value="0.0999999999999999">
            <text:p>0,10</text:p>
          </table:table-cell>
          <table:table-cell/>
          <table:table-cell table:number-columns-repeated="3"/>
          <table:table-cell table:formula="of:=100*[.F194]/([.F194]+[.G194])" office:value-type="float" office:value="0">
            <text:p>#DIV/0 !</text:p>
          </table:table-cell>
          <table:table-cell table:formula="of:=100*[.G194]/([.F194]+[.G194])" office:value-type="float" office:value="0">
            <text:p>#DIV/0 !</text:p>
          </table:table-cell>
          <table:table-cell table:formula="of:=100*[.H194]/([.F194]+[.G194]+[.H19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4">
            <text:p>0,40</text:p>
          </table:table-cell>
          <table:table-cell table:formula="of:=1-([.C195]+[.B195]+[.A195])" office:value-type="float" office:value="0">
            <text:p>0,00</text:p>
          </table:table-cell>
          <table:table-cell/>
          <table:table-cell table:number-columns-repeated="3"/>
          <table:table-cell table:formula="of:=100*[.F195]/([.F195]+[.G195])" office:value-type="float" office:value="0">
            <text:p>#DIV/0 !</text:p>
          </table:table-cell>
          <table:table-cell table:formula="of:=100*[.G195]/([.F195]+[.G195])" office:value-type="float" office:value="0">
            <text:p>#DIV/0 !</text:p>
          </table:table-cell>
          <table:table-cell table:formula="of:=100*[.H195]/([.F195]+[.G195]+[.H19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197]+[.B197]+[.A197])" office:value-type="float" office:value="0.3">
            <text:p>0,30</text:p>
          </table:table-cell>
          <table:table-cell table:number-columns-repeated="4"/>
          <table:table-cell table:formula="of:=100*[.F198]/([.F198]+[.G198])" office:value-type="float" office:value="0">
            <text:p>#DIV/0 !</text:p>
          </table:table-cell>
          <table:table-cell table:formula="of:=100*[.G198]/([.F198]+[.G198])" office:value-type="float" office:value="0">
            <text:p>#DIV/0 !</text:p>
          </table:table-cell>
          <table:table-cell table:formula="of:=100*[.H198]/([.F198]+[.G198]+[.H19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198]+[.B198]+[.A198])" office:value-type="float" office:value="0.2">
            <text:p>0,20</text:p>
          </table:table-cell>
          <table:table-cell/>
          <table:table-cell table:number-columns-repeated="3"/>
          <table:table-cell table:formula="of:=100*[.F199]/([.F199]+[.G199])" office:value-type="float" office:value="0">
            <text:p>#DIV/0 !</text:p>
          </table:table-cell>
          <table:table-cell table:formula="of:=100*[.G199]/([.F199]+[.G199])" office:value-type="float" office:value="0">
            <text:p>#DIV/0 !</text:p>
          </table:table-cell>
          <table:table-cell table:formula="of:=100*[.H199]/([.F199]+[.G199]+[.H19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199]+[.B199]+[.A199])" office:value-type="float" office:value="0.1">
            <text:p>0,10</text:p>
          </table:table-cell>
          <table:table-cell/>
          <table:table-cell table:number-columns-repeated="3"/>
          <table:table-cell table:formula="of:=100*[.F200]/([.F200]+[.G200])" office:value-type="float" office:value="0">
            <text:p>#DIV/0 !</text:p>
          </table:table-cell>
          <table:table-cell table:formula="of:=100*[.G200]/([.F200]+[.G200])" office:value-type="float" office:value="0">
            <text:p>#DIV/0 !</text:p>
          </table:table-cell>
          <table:table-cell table:formula="of:=100*[.H200]/([.F200]+[.G200]+[.H20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200]+[.B200]+[.A200])" office:value-type="float" office:value="0">
            <text:p>0,00</text:p>
          </table:table-cell>
          <table:table-cell/>
          <table:table-cell table:number-columns-repeated="3"/>
          <table:table-cell table:formula="of:=100*[.F202]/([.F202]+[.G202])" office:value-type="float" office:value="0">
            <text:p>#DIV/0 !</text:p>
          </table:table-cell>
          <table:table-cell table:formula="of:=100*[.G202]/([.F202]+[.G202])" office:value-type="float" office:value="0">
            <text:p>#DIV/0 !</text:p>
          </table:table-cell>
          <table:table-cell table:formula="of:=100*[.H202]/([.F202]+[.G202]+[.H20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02]+[.B202]+[.A202])" office:value-type="float" office:value="0.2">
            <text:p>0,20</text:p>
          </table:table-cell>
          <table:table-cell/>
          <table:table-cell table:number-columns-repeated="3"/>
          <table:table-cell table:formula="of:=100*[.F202]/([.F202]+[.G202])" office:value-type="float" office:value="0">
            <text:p>#DIV/0 !</text:p>
          </table:table-cell>
          <table:table-cell table:formula="of:=100*[.G202]/([.F202]+[.G202])" office:value-type="float" office:value="0">
            <text:p>#DIV/0 !</text:p>
          </table:table-cell>
          <table:table-cell table:formula="of:=100*[.H202]/([.F202]+[.G202]+[.H20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203]+[.B203]+[.A203])" office:value-type="float" office:value="0.0999999999999999">
            <text:p>0,10</text:p>
          </table:table-cell>
          <table:table-cell/>
          <table:table-cell table:number-columns-repeated="3"/>
          <table:table-cell table:formula="of:=100*[.F203]/([.F203]+[.G203])" office:value-type="float" office:value="0">
            <text:p>#DIV/0 !</text:p>
          </table:table-cell>
          <table:table-cell table:formula="of:=100*[.G203]/([.F203]+[.G203])" office:value-type="float" office:value="0">
            <text:p>#DIV/0 !</text:p>
          </table:table-cell>
          <table:table-cell table:formula="of:=100*[.H203]/([.F203]+[.G203]+[.H20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204]+[.B204]+[.A204])" office:value-type="float" office:value="0">
            <text:p>0,00</text:p>
          </table:table-cell>
          <table:table-cell/>
          <table:table-cell table:number-columns-repeated="3"/>
          <table:table-cell table:formula="of:=100*[.F204]/([.F204]+[.G204])" office:value-type="float" office:value="0">
            <text:p>#DIV/0 !</text:p>
          </table:table-cell>
          <table:table-cell table:formula="of:=100*[.G204]/([.F204]+[.G204])" office:value-type="float" office:value="0">
            <text:p>#DIV/0 !</text:p>
          </table:table-cell>
          <table:table-cell table:formula="of:=100*[.H204]/([.F204]+[.G204]+[.H20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206]+[.B206]+[.A206])" office:value-type="float" office:value="0.0999999999999999">
            <text:p>0,10</text:p>
          </table:table-cell>
          <table:table-cell/>
          <table:table-cell table:number-columns-repeated="3"/>
          <table:table-cell table:formula="of:=100*[.F206]/([.F206]+[.G206])" office:value-type="float" office:value="0">
            <text:p>#DIV/0 !</text:p>
          </table:table-cell>
          <table:table-cell table:formula="of:=100*[.G206]/([.F206]+[.G206])" office:value-type="float" office:value="0">
            <text:p>#DIV/0 !</text:p>
          </table:table-cell>
          <table:table-cell table:formula="of:=100*[.H206]/([.F206]+[.G206]+[.H20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207]+[.B207]+[.A207])" office:value-type="float" office:value="0">
            <text:p>0,00</text:p>
          </table:table-cell>
          <table:table-cell/>
          <table:table-cell table:number-columns-repeated="3"/>
          <table:table-cell table:formula="of:=100*[.F207]/([.F207]+[.G207])" office:value-type="float" office:value="0">
            <text:p>#DIV/0 !</text:p>
          </table:table-cell>
          <table:table-cell table:formula="of:=100*[.G207]/([.F207]+[.G207])" office:value-type="float" office:value="0">
            <text:p>#DIV/0 !</text:p>
          </table:table-cell>
          <table:table-cell table:formula="of:=100*[.H207]/([.F207]+[.G207]+[.H20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209]+[.B209]+[.A209])" office:value-type="float" office:value="0">
            <text:p>0,00</text:p>
          </table:table-cell>
          <table:table-cell/>
          <table:table-cell table:number-columns-repeated="3"/>
          <table:table-cell table:formula="of:=100*[.F209]/([.F209]+[.G209])" office:value-type="float" office:value="0">
            <text:p>#DIV/0 !</text:p>
          </table:table-cell>
          <table:table-cell table:formula="of:=100*[.G209]/([.F209]+[.G209])" office:value-type="float" office:value="0">
            <text:p>#DIV/0 !</text:p>
          </table:table-cell>
          <table:table-cell table:formula="of:=100*[.H209]/([.F209]+[.G209]+[.H20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V238" table:end-x="0.833cm" table:end-y="0.391cm" draw:z-index="6" draw:style-name="gr1" draw:text-style-name="P1" svg:width="22.305cm" svg:height="12.546cm" svg:x="1.109cm" svg:y="0.039cm">
              <draw:object draw:notify-on-update-of-ranges="'DrawReset-SelectRandom'.C212:'DrawReset-SelectRandom'.C219 'DrawReset-SelectRandom'.B212:'DrawReset-SelectRandom'.B212 'DrawReset-SelectRandom'.J212:'DrawReset-SelectRandom'.J219 'DrawReset-SelectRandom'.C222:'DrawReset-SelectRandom'.C228 'DrawReset-SelectRandom'.B222:'DrawReset-SelectRandom'.B222 'DrawReset-SelectRandom'.J222:'DrawReset-SelectRandom'.J228 'DrawReset-SelectRandom'.C230:'DrawReset-SelectRandom'.C235 'DrawReset-SelectRandom'.B230:'DrawReset-SelectRandom'.B230 'DrawReset-SelectRandom'.J230:'DrawReset-SelectRandom'.J235 'DrawReset-SelectRandom'.C237:'DrawReset-SelectRandom'.C241 'DrawReset-SelectRandom'.B237:'DrawReset-SelectRandom'.B237 'DrawReset-SelectRandom'.J237:'DrawReset-SelectRandom'.J241 'DrawReset-SelectRandom'.C243:'DrawReset-SelectRandom'.C246 'DrawReset-SelectRandom'.B243:'DrawReset-SelectRandom'.B243 'DrawReset-SelectRandom'.J243:'DrawReset-SelectRandom'.J246 'DrawReset-SelectRandom'.C248:'DrawReset-SelectRandom'.C250 'DrawReset-SelectRandom'.B248:'DrawReset-SelectRandom'.B248 'DrawReset-SelectRandom'.J248:'DrawReset-SelectRandom'.J250 'DrawReset-SelectRandom'.C252:'DrawReset-SelectRandom'.C253 'DrawReset-SelectRandom'.B252:'DrawReset-SelectRandom'.B252 'DrawReset-SelectRandom'.J252:'DrawReset-SelectRandom'.J253 'DrawReset-SelectRandom'.C255:'DrawReset-SelectRandom'.C255 'DrawReset-SelectRandom'.B255:'DrawReset-SelectRandom'.B255 'DrawReset-SelectRandom'.J255:'DrawReset-SelectRandom'.J255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">
            <text:p>0,00</text:p>
          </table:table-cell>
          <table:table-cell table:formula="of:=1-([.C212]+[.B212]+[.A212])" office:value-type="float" office:value="0.7">
            <text:p>0,70</text:p>
          </table:table-cell>
          <table:table-cell/>
          <table:table-cell table:number-columns-repeated="3"/>
          <table:table-cell table:formula="of:=100*[.F212]/([.F212]+[.G212])" office:value-type="float" office:value="0">
            <text:p>#DIV/0 !</text:p>
          </table:table-cell>
          <table:table-cell table:formula="of:=100*[.G212]/([.F212]+[.G212])" office:value-type="float" office:value="0">
            <text:p>#DIV/0 !</text:p>
          </table:table-cell>
          <table:table-cell table:formula="of:=100*[.H212]/([.F212]+[.G212]+[.H212])" office:value-type="float" office:value="0">
            <text:p>#DIV/0 !</text:p>
          </table:table-cell>
          <table:table-cell>
            <draw:frame table:end-cell-address="'DrawReset-SelectRandom'.S232" table:end-x="0.868cm" table:end-y="0.067cm" draw:z-index="4" draw:style-name="gr1" draw:text-style-name="P1" svg:width="15.999cm" svg:height="8.999cm" svg:x="0.676cm" svg:y="0.1cm">
              <draw:object draw:notify-on-update-of-ranges="'DrawReset-SelectRandom'.C212:'DrawReset-SelectRandom'.C219 'DrawReset-SelectRandom'.J212:'DrawReset-SelectRandom'.J219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  <draw:frame table:end-cell-address="'DrawReset-SelectRandom'.V239" table:end-x="0.4cm" table:end-y="0.453cm" draw:z-index="5" draw:style-name="gr1" draw:text-style-name="P1" svg:width="22.305cm" svg:height="12.546cm" svg:x="0.676cm" svg:y="0.1cm">
              <draw:object draw:notify-on-update-of-ranges="'DrawReset-SelectRandom'.C212:'DrawReset-SelectRandom'.C219 'DrawReset-SelectRandom'.J212:'DrawReset-SelectRandom'.J219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13]+[.B213]+[.A213])" office:value-type="float" office:value="0.6">
            <text:p>0,60</text:p>
          </table:table-cell>
          <table:table-cell/>
          <table:table-cell table:number-columns-repeated="3"/>
          <table:table-cell table:formula="of:=100*[.F213]/([.F213]+[.G213])" office:value-type="float" office:value="0">
            <text:p>#DIV/0 !</text:p>
          </table:table-cell>
          <table:table-cell table:formula="of:=100*[.G213]/([.F213]+[.G213])" office:value-type="float" office:value="0">
            <text:p>#DIV/0 !</text:p>
          </table:table-cell>
          <table:table-cell table:formula="of:=100*[.H213]/([.F213]+[.G213]+[.H2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14]+[.B214]+[.A214])" office:value-type="float" office:value="0.5">
            <text:p>0,50</text:p>
          </table:table-cell>
          <table:table-cell/>
          <table:table-cell table:number-columns-repeated="3"/>
          <table:table-cell table:formula="of:=100*[.F214]/([.F214]+[.G214])" office:value-type="float" office:value="0">
            <text:p>#DIV/0 !</text:p>
          </table:table-cell>
          <table:table-cell table:formula="of:=100*[.G214]/([.F214]+[.G214])" office:value-type="float" office:value="0">
            <text:p>#DIV/0 !</text:p>
          </table:table-cell>
          <table:table-cell table:formula="of:=100*[.H214]/([.F214]+[.G214]+[.H2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15]+[.B215]+[.A215])" office:value-type="float" office:value="0.4">
            <text:p>0,40</text:p>
          </table:table-cell>
          <table:table-cell/>
          <table:table-cell table:number-columns-repeated="3"/>
          <table:table-cell table:formula="of:=100*[.F215]/([.F215]+[.G215])" office:value-type="float" office:value="0">
            <text:p>#DIV/0 !</text:p>
          </table:table-cell>
          <table:table-cell table:formula="of:=100*[.G215]/([.F215]+[.G215])" office:value-type="float" office:value="0">
            <text:p>#DIV/0 !</text:p>
          </table:table-cell>
          <table:table-cell table:formula="of:=100*[.H215]/([.F215]+[.G215]+[.H21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16]+[.B216]+[.A216])" office:value-type="float" office:value="0.3">
            <text:p>0,30</text:p>
          </table:table-cell>
          <table:table-cell/>
          <table:table-cell table:number-columns-repeated="3"/>
          <table:table-cell table:formula="of:=100*[.F216]/([.F216]+[.G216])" office:value-type="float" office:value="0">
            <text:p>#DIV/0 !</text:p>
          </table:table-cell>
          <table:table-cell table:formula="of:=100*[.G216]/([.F216]+[.G216])" office:value-type="float" office:value="0">
            <text:p>#DIV/0 !</text:p>
          </table:table-cell>
          <table:table-cell table:formula="of:=100*[.H216]/([.F216]+[.G216]+[.H2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17]+[.B217]+[.A217])" office:value-type="float" office:value="0.2">
            <text:p>0,20</text:p>
          </table:table-cell>
          <table:table-cell/>
          <table:table-cell table:number-columns-repeated="3"/>
          <table:table-cell table:formula="of:=100*[.F217]/([.F217]+[.G217])" office:value-type="float" office:value="0">
            <text:p>#DIV/0 !</text:p>
          </table:table-cell>
          <table:table-cell table:formula="of:=100*[.G217]/([.F217]+[.G217])" office:value-type="float" office:value="0">
            <text:p>#DIV/0 !</text:p>
          </table:table-cell>
          <table:table-cell table:formula="of:=100*[.H217]/([.F217]+[.G217]+[.H2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18]+[.B218]+[.A218])" office:value-type="float" office:value="0.0999999999999999">
            <text:p>0,10</text:p>
          </table:table-cell>
          <table:table-cell/>
          <table:table-cell table:number-columns-repeated="3"/>
          <table:table-cell table:formula="of:=100*[.F218]/([.F218]+[.G218])" office:value-type="float" office:value="0">
            <text:p>#DIV/0 !</text:p>
          </table:table-cell>
          <table:table-cell table:formula="of:=100*[.G218]/([.F218]+[.G218])" office:value-type="float" office:value="0">
            <text:p>#DIV/0 !</text:p>
          </table:table-cell>
          <table:table-cell table:formula="of:=100*[.H218]/([.F218]+[.G218]+[.H21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219]+[.B219]+[.A219])" office:value-type="float" office:value="0">
            <text:p>0,00</text:p>
          </table:table-cell>
          <table:table-cell/>
          <table:table-cell table:number-columns-repeated="3"/>
          <table:table-cell table:formula="of:=100*[.F219]/([.F219]+[.G219])" office:value-type="float" office:value="0">
            <text:p>#DIV/0 !</text:p>
          </table:table-cell>
          <table:table-cell table:formula="of:=100*[.G219]/([.F219]+[.G219])" office:value-type="float" office:value="0">
            <text:p>#DIV/0 !</text:p>
          </table:table-cell>
          <table:table-cell table:formula="of:=100*[.H219]/([.F219]+[.G219]+[.H219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22]+[.B222]+[.A222])" office:value-type="float" office:value="0.6">
            <text:p>0,60</text:p>
          </table:table-cell>
          <table:table-cell/>
          <table:table-cell table:number-columns-repeated="3"/>
          <table:table-cell table:formula="of:=100*[.F222]/([.F222]+[.G222])" office:value-type="float" office:value="0">
            <text:p>#DIV/0 !</text:p>
          </table:table-cell>
          <table:table-cell table:formula="of:=100*[.G222]/([.F222]+[.G222])" office:value-type="float" office:value="0">
            <text:p>#DIV/0 !</text:p>
          </table:table-cell>
          <table:table-cell table:formula="of:=100*[.H222]/([.F222]+[.G222]+[.H22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.1">
            <text:p>0,10</text:p>
          </table:table-cell>
          <table:table-cell table:formula="of:=1-([.C223]+[.B223]+[.A223])" office:value-type="float" office:value="0.5">
            <text:p>0,50</text:p>
          </table:table-cell>
          <table:table-cell/>
          <table:table-cell table:number-columns-repeated="3"/>
          <table:table-cell table:formula="of:=100*[.F223]/([.F223]+[.G223])" office:value-type="float" office:value="0">
            <text:p>#DIV/0 !</text:p>
          </table:table-cell>
          <table:table-cell table:formula="of:=100*[.G223]/([.F223]+[.G223])" office:value-type="float" office:value="0">
            <text:p>#DIV/0 !</text:p>
          </table:table-cell>
          <table:table-cell table:formula="of:=100*[.H223]/([.F223]+[.G223]+[.H22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24]+[.B224]+[.A224])" office:value-type="float" office:value="0.4">
            <text:p>0,40</text:p>
          </table:table-cell>
          <table:table-cell/>
          <table:table-cell table:number-columns-repeated="3"/>
          <table:table-cell table:formula="of:=100*[.F224]/([.F224]+[.G224])" office:value-type="float" office:value="0">
            <text:p>#DIV/0 !</text:p>
          </table:table-cell>
          <table:table-cell table:formula="of:=100*[.G224]/([.F224]+[.G224])" office:value-type="float" office:value="0">
            <text:p>#DIV/0 !</text:p>
          </table:table-cell>
          <table:table-cell table:formula="of:=100*[.H224]/([.F224]+[.G224]+[.H22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25]+[.B225]+[.A225])" office:value-type="float" office:value="0.3">
            <text:p>0,30</text:p>
          </table:table-cell>
          <table:table-cell/>
          <table:table-cell table:number-columns-repeated="3"/>
          <table:table-cell table:formula="of:=100*[.F225]/([.F225]+[.G225])" office:value-type="float" office:value="0">
            <text:p>#DIV/0 !</text:p>
          </table:table-cell>
          <table:table-cell table:formula="of:=100*[.G225]/([.F225]+[.G225])" office:value-type="float" office:value="0">
            <text:p>#DIV/0 !</text:p>
          </table:table-cell>
          <table:table-cell table:formula="of:=100*[.H225]/([.F225]+[.G225]+[.H22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26]+[.B226]+[.A226])" office:value-type="float" office:value="0.2">
            <text:p>0,20</text:p>
          </table:table-cell>
          <table:table-cell/>
          <table:table-cell table:number-columns-repeated="3"/>
          <table:table-cell table:formula="of:=100*[.F226]/([.F226]+[.G226])" office:value-type="float" office:value="0">
            <text:p>#DIV/0 !</text:p>
          </table:table-cell>
          <table:table-cell table:formula="of:=100*[.G226]/([.F226]+[.G226])" office:value-type="float" office:value="0">
            <text:p>#DIV/0 !</text:p>
          </table:table-cell>
          <table:table-cell table:formula="of:=100*[.H226]/([.F226]+[.G226]+[.H22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227]+[.B227]+[.A227])" office:value-type="float" office:value="0.1">
            <text:p>0,10</text:p>
          </table:table-cell>
          <table:table-cell/>
          <table:table-cell table:number-columns-repeated="3"/>
          <table:table-cell table:formula="of:=100*[.F227]/([.F227]+[.G227])" office:value-type="float" office:value="0">
            <text:p>#DIV/0 !</text:p>
          </table:table-cell>
          <table:table-cell table:formula="of:=100*[.G227]/([.F227]+[.G227])" office:value-type="float" office:value="0">
            <text:p>#DIV/0 !</text:p>
          </table:table-cell>
          <table:table-cell table:formula="of:=100*[.H227]/([.F227]+[.G227]+[.H22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228]+[.B228]+[.A228])" office:value-type="float" office:value="0">
            <text:p>0,00</text:p>
          </table:table-cell>
          <table:table-cell/>
          <table:table-cell table:number-columns-repeated="3"/>
          <table:table-cell table:formula="of:=100*[.F228]/([.F228]+[.G228])" office:value-type="float" office:value="0">
            <text:p>#DIV/0 !</text:p>
          </table:table-cell>
          <table:table-cell table:formula="of:=100*[.G228]/([.F228]+[.G228])" office:value-type="float" office:value="0">
            <text:p>#DIV/0 !</text:p>
          </table:table-cell>
          <table:table-cell table:formula="of:=100*[.H228]/([.F228]+[.G228]+[.H22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230]+[.B230]+[.A230])" office:value-type="float" office:value="0.5">
            <text:p>0,50</text:p>
          </table:table-cell>
          <table:table-cell/>
          <table:table-cell table:number-columns-repeated="3"/>
          <table:table-cell table:formula="of:=100*[.F230]/([.F230]+[.G230])" office:value-type="float" office:value="0">
            <text:p>#DIV/0 !</text:p>
          </table:table-cell>
          <table:table-cell table:formula="of:=100*[.G230]/([.F230]+[.G230])" office:value-type="float" office:value="0">
            <text:p>#DIV/0 !</text:p>
          </table:table-cell>
          <table:table-cell table:formula="of:=100*[.H230]/([.F230]+[.G230]+[.H23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231]+[.B231]+[.A231])" office:value-type="float" office:value="0.4">
            <text:p>0,40</text:p>
          </table:table-cell>
          <table:table-cell/>
          <table:table-cell table:number-columns-repeated="3"/>
          <table:table-cell table:formula="of:=100*[.F231]/([.F231]+[.G231])" office:value-type="float" office:value="0">
            <text:p>#DIV/0 !</text:p>
          </table:table-cell>
          <table:table-cell table:formula="of:=100*[.G231]/([.F231]+[.G231])" office:value-type="float" office:value="0">
            <text:p>#DIV/0 !</text:p>
          </table:table-cell>
          <table:table-cell table:formula="of:=100*[.H231]/([.F231]+[.G231]+[.H23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.2">
            <text:p>0,20</text:p>
          </table:table-cell>
          <table:table-cell table:formula="of:=1-([.C232]+[.B232]+[.A232])" office:value-type="float" office:value="0.3">
            <text:p>0,30</text:p>
          </table:table-cell>
          <table:table-cell/>
          <table:table-cell table:number-columns-repeated="3"/>
          <table:table-cell table:formula="of:=100*[.F232]/([.F232]+[.G232])" office:value-type="float" office:value="0">
            <text:p>#DIV/0 !</text:p>
          </table:table-cell>
          <table:table-cell table:formula="of:=100*[.G232]/([.F232]+[.G232])" office:value-type="float" office:value="0">
            <text:p>#DIV/0 !</text:p>
          </table:table-cell>
          <table:table-cell table:formula="of:=100*[.H232]/([.F232]+[.G232]+[.H23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233]+[.B233]+[.A233])" office:value-type="float" office:value="0.2">
            <text:p>0,20</text:p>
          </table:table-cell>
          <table:table-cell/>
          <table:table-cell table:number-columns-repeated="3"/>
          <table:table-cell table:formula="of:=100*[.F233]/([.F233]+[.G233])" office:value-type="float" office:value="0">
            <text:p>#DIV/0 !</text:p>
          </table:table-cell>
          <table:table-cell table:formula="of:=100*[.G233]/([.F233]+[.G233])" office:value-type="float" office:value="0">
            <text:p>#DIV/0 !</text:p>
          </table:table-cell>
          <table:table-cell table:formula="of:=100*[.H233]/([.F233]+[.G233]+[.H23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234]+[.B234]+[.A234])" office:value-type="float" office:value="0.0999999999999999">
            <text:p>0,10</text:p>
          </table:table-cell>
          <table:table-cell/>
          <table:table-cell table:number-columns-repeated="3"/>
          <table:table-cell table:formula="of:=100*[.F234]/([.F234]+[.G234])" office:value-type="float" office:value="0">
            <text:p>#DIV/0 !</text:p>
          </table:table-cell>
          <table:table-cell table:formula="of:=100*[.G234]/([.F234]+[.G234])" office:value-type="float" office:value="0">
            <text:p>#DIV/0 !</text:p>
          </table:table-cell>
          <table:table-cell table:formula="of:=100*[.H234]/([.F234]+[.G234]+[.H23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235]+[.B235]+[.A235])" office:value-type="float" office:value="0">
            <text:p>0,00</text:p>
          </table:table-cell>
          <table:table-cell/>
          <table:table-cell table:number-columns-repeated="3"/>
          <table:table-cell table:formula="of:=100*[.F235]/([.F235]+[.G235])" office:value-type="float" office:value="0">
            <text:p>#DIV/0 !</text:p>
          </table:table-cell>
          <table:table-cell table:formula="of:=100*[.G235]/([.F235]+[.G235])" office:value-type="float" office:value="0">
            <text:p>#DIV/0 !</text:p>
          </table:table-cell>
          <table:table-cell table:formula="of:=100*[.H235]/([.F235]+[.G235]+[.H23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237]+[.B237]+[.A237])" office:value-type="float" office:value="0.4">
            <text:p>0,40</text:p>
          </table:table-cell>
          <table:table-cell/>
          <table:table-cell table:number-columns-repeated="3"/>
          <table:table-cell table:formula="of:=100*[.F237]/([.F237]+[.G237])" office:value-type="float" office:value="0">
            <text:p>#DIV/0 !</text:p>
          </table:table-cell>
          <table:table-cell table:formula="of:=100*[.G237]/([.F237]+[.G237])" office:value-type="float" office:value="0">
            <text:p>#DIV/0 !</text:p>
          </table:table-cell>
          <table:table-cell table:formula="of:=100*[.H237]/([.F237]+[.G237]+[.H23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238]+[.B238]+[.A238])" office:value-type="float" office:value="0.3">
            <text:p>0,30</text:p>
          </table:table-cell>
          <table:table-cell/>
          <table:table-cell table:number-columns-repeated="3"/>
          <table:table-cell table:formula="of:=100*[.F238]/([.F238]+[.G238])" office:value-type="float" office:value="0">
            <text:p>#DIV/0 !</text:p>
          </table:table-cell>
          <table:table-cell table:formula="of:=100*[.G238]/([.F238]+[.G238])" office:value-type="float" office:value="0">
            <text:p>#DIV/0 !</text:p>
          </table:table-cell>
          <table:table-cell table:formula="of:=100*[.H238]/([.F238]+[.G238]+[.H23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239]+[.B239]+[.A239])" office:value-type="float" office:value="0.2">
            <text:p>0,20</text:p>
          </table:table-cell>
          <table:table-cell/>
          <table:table-cell table:number-columns-repeated="3"/>
          <table:table-cell table:formula="of:=100*[.F239]/([.F239]+[.G239])" office:value-type="float" office:value="0">
            <text:p>#DIV/0 !</text:p>
          </table:table-cell>
          <table:table-cell table:formula="of:=100*[.G239]/([.F239]+[.G239])" office:value-type="float" office:value="0">
            <text:p>#DIV/0 !</text:p>
          </table:table-cell>
          <table:table-cell table:formula="of:=100*[.H239]/([.F239]+[.G239]+[.H23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3">
            <text:p>0,30</text:p>
          </table:table-cell>
          <table:table-cell table:formula="of:=1-([.C240]+[.B240]+[.A240])" office:value-type="float" office:value="0.0999999999999999">
            <text:p>0,10</text:p>
          </table:table-cell>
          <table:table-cell/>
          <table:table-cell table:number-columns-repeated="3"/>
          <table:table-cell table:formula="of:=100*[.F240]/([.F240]+[.G240])" office:value-type="float" office:value="0">
            <text:p>#DIV/0 !</text:p>
          </table:table-cell>
          <table:table-cell table:formula="of:=100*[.G240]/([.F240]+[.G240])" office:value-type="float" office:value="0">
            <text:p>#DIV/0 !</text:p>
          </table:table-cell>
          <table:table-cell table:formula="of:=100*[.H240]/([.F240]+[.G240]+[.H24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241]+[.B241]+[.A241])" office:value-type="float" office:value="0">
            <text:p>0,00</text:p>
          </table:table-cell>
          <table:table-cell/>
          <table:table-cell table:number-columns-repeated="3"/>
          <table:table-cell table:formula="of:=100*[.F241]/([.F241]+[.G241])" office:value-type="float" office:value="0">
            <text:p>#DIV/0 !</text:p>
          </table:table-cell>
          <table:table-cell table:formula="of:=100*[.G241]/([.F241]+[.G241])" office:value-type="float" office:value="0">
            <text:p>#DIV/0 !</text:p>
          </table:table-cell>
          <table:table-cell table:formula="of:=100*[.H241]/([.F241]+[.G241]+[.H24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43]+[.B243]+[.A243])" office:value-type="float" office:value="0.3">
            <text:p>0,30</text:p>
          </table:table-cell>
          <table:table-cell/>
          <table:table-cell table:number-columns-repeated="3"/>
          <table:table-cell table:formula="of:=100*[.F243]/([.F243]+[.G243])" office:value-type="float" office:value="0">
            <text:p>#DIV/0 !</text:p>
          </table:table-cell>
          <table:table-cell table:formula="of:=100*[.G243]/([.F243]+[.G243])" office:value-type="float" office:value="0">
            <text:p>#DIV/0 !</text:p>
          </table:table-cell>
          <table:table-cell table:formula="of:=100*[.H243]/([.F243]+[.G243]+[.H24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44]+[.B244]+[.A244])" office:value-type="float" office:value="0.2">
            <text:p>0,20</text:p>
          </table:table-cell>
          <table:table-cell/>
          <table:table-cell table:number-columns-repeated="3"/>
          <table:table-cell table:formula="of:=100*[.F244]/([.F244]+[.G244])" office:value-type="float" office:value="0">
            <text:p>#DIV/0 !</text:p>
          </table:table-cell>
          <table:table-cell table:formula="of:=100*[.G244]/([.F244]+[.G244])" office:value-type="float" office:value="0">
            <text:p>#DIV/0 !</text:p>
          </table:table-cell>
          <table:table-cell table:formula="of:=100*[.H244]/([.F244]+[.G244]+[.H24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45]+[.B245]+[.A245])" office:value-type="float" office:value="0.0999999999999999">
            <text:p>0,10</text:p>
          </table:table-cell>
          <table:table-cell/>
          <table:table-cell table:number-columns-repeated="3"/>
          <table:table-cell table:formula="of:=100*[.F245]/([.F245]+[.G245])" office:value-type="float" office:value="0">
            <text:p>#DIV/0 !</text:p>
          </table:table-cell>
          <table:table-cell table:formula="of:=100*[.G245]/([.F245]+[.G245])" office:value-type="float" office:value="0">
            <text:p>#DIV/0 !</text:p>
          </table:table-cell>
          <table:table-cell table:formula="of:=100*[.H245]/([.F245]+[.G245]+[.H24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246]+[.B246]+[.A246])" office:value-type="float" office:value="0">
            <text:p>0,00</text:p>
          </table:table-cell>
          <table:table-cell/>
          <table:table-cell table:number-columns-repeated="3"/>
          <table:table-cell table:formula="of:=100*[.F246]/([.F246]+[.G246])" office:value-type="float" office:value="0">
            <text:p>#DIV/0 !</text:p>
          </table:table-cell>
          <table:table-cell table:formula="of:=100*[.G246]/([.F246]+[.G246])" office:value-type="float" office:value="0">
            <text:p>#DIV/0 !</text:p>
          </table:table-cell>
          <table:table-cell table:formula="of:=100*[.H246]/([.F246]+[.G246]+[.H24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48]+[.B248]+[.A248])" office:value-type="float" office:value="0.2">
            <text:p>0,20</text:p>
          </table:table-cell>
          <table:table-cell/>
          <table:table-cell table:number-columns-repeated="3"/>
          <table:table-cell table:formula="of:=100*[.F248]/([.F248]+[.G248])" office:value-type="float" office:value="0">
            <text:p>#DIV/0 !</text:p>
          </table:table-cell>
          <table:table-cell table:formula="of:=100*[.G248]/([.F248]+[.G248])" office:value-type="float" office:value="0">
            <text:p>#DIV/0 !</text:p>
          </table:table-cell>
          <table:table-cell table:formula="of:=100*[.H248]/([.F248]+[.G248]+[.H24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49]+[.B249]+[.A249])" office:value-type="float" office:value="0.1">
            <text:p>0,10</text:p>
          </table:table-cell>
          <table:table-cell/>
          <table:table-cell table:number-columns-repeated="3"/>
          <table:table-cell table:formula="of:=100*[.F249]/([.F249]+[.G249])" office:value-type="float" office:value="0">
            <text:p>#DIV/0 !</text:p>
          </table:table-cell>
          <table:table-cell table:formula="of:=100*[.G249]/([.F249]+[.G249])" office:value-type="float" office:value="0">
            <text:p>#DIV/0 !</text:p>
          </table:table-cell>
          <table:table-cell table:formula="of:=100*[.H249]/([.F249]+[.G249]+[.H24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250]+[.B250]+[.A250])" office:value-type="float" office:value="0">
            <text:p>0,00</text:p>
          </table:table-cell>
          <table:table-cell/>
          <table:table-cell table:number-columns-repeated="3"/>
          <table:table-cell table:formula="of:=100*[.F250]/([.F250]+[.G250])" office:value-type="float" office:value="0">
            <text:p>#DIV/0 !</text:p>
          </table:table-cell>
          <table:table-cell table:formula="of:=100*[.G250]/([.F250]+[.G250])" office:value-type="float" office:value="0">
            <text:p>#DIV/0 !</text:p>
          </table:table-cell>
          <table:table-cell table:formula="of:=100*[.H250]/([.F250]+[.G250]+[.H25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52]+[.B252]+[.A252])" office:value-type="float" office:value="0.0999999999999999">
            <text:p>0,10</text:p>
          </table:table-cell>
          <table:table-cell/>
          <table:table-cell table:number-columns-repeated="3"/>
          <table:table-cell table:formula="of:=100*[.F252]/([.F252]+[.G252])" office:value-type="float" office:value="0">
            <text:p>#DIV/0 !</text:p>
          </table:table-cell>
          <table:table-cell table:formula="of:=100*[.G252]/([.F252]+[.G252])" office:value-type="float" office:value="0">
            <text:p>#DIV/0 !</text:p>
          </table:table-cell>
          <table:table-cell table:formula="of:=100*[.H252]/([.F252]+[.G252]+[.H25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253]+[.B253]+[.A253])" office:value-type="float" office:value="0">
            <text:p>0,00</text:p>
          </table:table-cell>
          <table:table-cell/>
          <table:table-cell table:number-columns-repeated="3"/>
          <table:table-cell table:formula="of:=100*[.F253]/([.F253]+[.G253])" office:value-type="float" office:value="0">
            <text:p>#DIV/0 !</text:p>
          </table:table-cell>
          <table:table-cell table:formula="of:=100*[.G253]/([.F253]+[.G253])" office:value-type="float" office:value="0">
            <text:p>#DIV/0 !</text:p>
          </table:table-cell>
          <table:table-cell table:formula="of:=100*[.H253]/([.F253]+[.G253]+[.H25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255]+[.B255]+[.A255])" office:value-type="float" office:value="0">
            <text:p>0,00</text:p>
          </table:table-cell>
          <table:table-cell/>
          <table:table-cell table:number-columns-repeated="3"/>
          <table:table-cell table:formula="of:=100*[.F255]/([.F255]+[.G255])" office:value-type="float" office:value="0">
            <text:p>#DIV/0 !</text:p>
          </table:table-cell>
          <table:table-cell table:formula="of:=100*[.G255]/([.F255]+[.G255])" office:value-type="float" office:value="0">
            <text:p>#DIV/0 !</text:p>
          </table:table-cell>
          <table:table-cell table:formula="of:=100*[.H255]/([.F255]+[.G255]+[.H255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">
            <text:p>0,00</text:p>
          </table:table-cell>
          <table:table-cell table:formula="of:=1-([.C258]+[.B258]+[.A258])" office:value-type="float" office:value="0.6">
            <text:p>0,60</text:p>
          </table:table-cell>
          <table:table-cell/>
          <table:table-cell table:number-columns-repeated="3"/>
          <table:table-cell table:formula="of:=100*[.F258]/([.F258]+[.G258])" office:value-type="float" office:value="0">
            <text:p>#DIV/0 !</text:p>
          </table:table-cell>
          <table:table-cell table:formula="of:=100*[.G258]/([.F258]+[.G258])" office:value-type="float" office:value="0">
            <text:p>#DIV/0 !</text:p>
          </table:table-cell>
          <table:table-cell table:formula="of:=100*[.H258]/([.F258]+[.G258]+[.H258])" office:value-type="float" office:value="0">
            <text:p>#DIV/0 !</text:p>
          </table:table-cell>
          <table:table-cell>
            <draw:frame table:end-cell-address="'DrawReset-SelectRandom'.S277" table:end-x="1.299cm" table:end-y="0.436cm" draw:z-index="7" draw:style-name="gr1" draw:text-style-name="P1" svg:width="15.999cm" svg:height="8.999cm" svg:x="1.107cm" svg:y="0.018cm">
              <draw:object draw:notify-on-update-of-ranges="'DrawReset-SelectRandom'.C258:'DrawReset-SelectRandom'.C264 'DrawReset-SelectRandom'.J258:'DrawReset-SelectRandom'.J26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  <draw:frame table:end-cell-address="'DrawReset-SelectRandom'.V285" table:end-x="0.25cm" table:end-y="0.043cm" draw:z-index="8" draw:style-name="gr1" draw:text-style-name="P1" svg:width="21.724cm" svg:height="12.219cm" svg:x="1.107cm" svg:y="0.018cm">
              <draw:object draw:notify-on-update-of-ranges="'DrawReset-SelectRandom'.C258:'DrawReset-SelectRandom'.C264 'DrawReset-SelectRandom'.B258:'DrawReset-SelectRandom'.B258 'DrawReset-SelectRandom'.J258:'DrawReset-SelectRandom'.J264 'DrawReset-SelectRandom'.C266:'DrawReset-SelectRandom'.C271 'DrawReset-SelectRandom'.B266:'DrawReset-SelectRandom'.B266 'DrawReset-SelectRandom'.J266:'DrawReset-SelectRandom'.J271 'DrawReset-SelectRandom'.C273:'DrawReset-SelectRandom'.C277 'DrawReset-SelectRandom'.B273:'DrawReset-SelectRandom'.B273 'DrawReset-SelectRandom'.J273:'DrawReset-SelectRandom'.J277 'DrawReset-SelectRandom'.C279:'DrawReset-SelectRandom'.C282 'DrawReset-SelectRandom'.B279:'DrawReset-SelectRandom'.B279 'DrawReset-SelectRandom'.J279:'DrawReset-SelectRandom'.J282 'DrawReset-SelectRandom'.C284:'DrawReset-SelectRandom'.C286 'DrawReset-SelectRandom'.B284:'DrawReset-SelectRandom'.B284 'DrawReset-SelectRandom'.J284:'DrawReset-SelectRandom'.J286 'DrawReset-SelectRandom'.C288:'DrawReset-SelectRandom'.C289 'DrawReset-SelectRandom'.B288:'DrawReset-SelectRandom'.B288 'DrawReset-SelectRandom'.J288:'DrawReset-SelectRandom'.J289 'DrawReset-SelectRandom'.C291:'DrawReset-SelectRandom'.C291 'DrawReset-SelectRandom'.B291:'DrawReset-SelectRandom'.B291 'DrawReset-SelectRandom'.J291:'DrawReset-SelectRandom'.J291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59]+[.B259]+[.A259])" office:value-type="float" office:value="0.5">
            <text:p>0,50</text:p>
          </table:table-cell>
          <table:table-cell/>
          <table:table-cell table:number-columns-repeated="3"/>
          <table:table-cell table:formula="of:=100*[.F259]/([.F259]+[.G259])" office:value-type="float" office:value="0">
            <text:p>#DIV/0 !</text:p>
          </table:table-cell>
          <table:table-cell table:formula="of:=100*[.G259]/([.F259]+[.G259])" office:value-type="float" office:value="0">
            <text:p>#DIV/0 !</text:p>
          </table:table-cell>
          <table:table-cell table:formula="of:=100*[.H259]/([.F259]+[.G259]+[.H25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60]+[.B260]+[.A260])" office:value-type="float" office:value="0.4">
            <text:p>0,40</text:p>
          </table:table-cell>
          <table:table-cell/>
          <table:table-cell table:number-columns-repeated="3"/>
          <table:table-cell table:formula="of:=100*[.F260]/([.F260]+[.G260])" office:value-type="float" office:value="0">
            <text:p>#DIV/0 !</text:p>
          </table:table-cell>
          <table:table-cell table:formula="of:=100*[.G260]/([.F260]+[.G260])" office:value-type="float" office:value="0">
            <text:p>#DIV/0 !</text:p>
          </table:table-cell>
          <table:table-cell table:formula="of:=100*[.H260]/([.F260]+[.G260]+[.H26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61]+[.B261]+[.A261])" office:value-type="float" office:value="0.3">
            <text:p>0,30</text:p>
          </table:table-cell>
          <table:table-cell/>
          <table:table-cell table:number-columns-repeated="3"/>
          <table:table-cell table:formula="of:=100*[.F261]/([.F261]+[.G261])" office:value-type="float" office:value="0">
            <text:p>#DIV/0 !</text:p>
          </table:table-cell>
          <table:table-cell table:formula="of:=100*[.G261]/([.F261]+[.G261])" office:value-type="float" office:value="0">
            <text:p>#DIV/0 !</text:p>
          </table:table-cell>
          <table:table-cell table:formula="of:=100*[.H261]/([.F261]+[.G261]+[.H26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62]+[.B262]+[.A262])" office:value-type="float" office:value="0.2">
            <text:p>0,20</text:p>
          </table:table-cell>
          <table:table-cell/>
          <table:table-cell table:number-columns-repeated="3"/>
          <table:table-cell table:formula="of:=100*[.F262]/([.F262]+[.G262])" office:value-type="float" office:value="0">
            <text:p>#DIV/0 !</text:p>
          </table:table-cell>
          <table:table-cell table:formula="of:=100*[.G262]/([.F262]+[.G262])" office:value-type="float" office:value="0">
            <text:p>#DIV/0 !</text:p>
          </table:table-cell>
          <table:table-cell table:formula="of:=100*[.H262]/([.F262]+[.G262]+[.H26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63]+[.B263]+[.A263])" office:value-type="float" office:value="0.1">
            <text:p>0,10</text:p>
          </table:table-cell>
          <table:table-cell/>
          <table:table-cell table:number-columns-repeated="3"/>
          <table:table-cell table:formula="of:=100*[.F263]/([.F263]+[.G263])" office:value-type="float" office:value="0">
            <text:p>#DIV/0 !</text:p>
          </table:table-cell>
          <table:table-cell table:formula="of:=100*[.G263]/([.F263]+[.G263])" office:value-type="float" office:value="0">
            <text:p>#DIV/0 !</text:p>
          </table:table-cell>
          <table:table-cell table:formula="of:=100*[.H263]/([.F263]+[.G263]+[.H26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64]+[.B264]+[.A264])" office:value-type="float" office:value="0">
            <text:p>0,00</text:p>
          </table:table-cell>
          <table:table-cell/>
          <table:table-cell table:number-columns-repeated="3"/>
          <table:table-cell table:formula="of:=100*[.F264]/([.F264]+[.G264])" office:value-type="float" office:value="0">
            <text:p>#DIV/0 !</text:p>
          </table:table-cell>
          <table:table-cell table:formula="of:=100*[.G264]/([.F264]+[.G264])" office:value-type="float" office:value="0">
            <text:p>#DIV/0 !</text:p>
          </table:table-cell>
          <table:table-cell table:formula="of:=100*[.H264]/([.F264]+[.G264]+[.H26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66]+[.B266]+[.A266])" office:value-type="float" office:value="0.5">
            <text:p>0,50</text:p>
          </table:table-cell>
          <table:table-cell/>
          <table:table-cell table:number-columns-repeated="3"/>
          <table:table-cell table:formula="of:=100*[.F266]/([.F266]+[.G266])" office:value-type="float" office:value="0">
            <text:p>#DIV/0 !</text:p>
          </table:table-cell>
          <table:table-cell table:formula="of:=100*[.G266]/([.F266]+[.G266])" office:value-type="float" office:value="0">
            <text:p>#DIV/0 !</text:p>
          </table:table-cell>
          <table:table-cell table:formula="of:=100*[.H266]/([.F266]+[.G266]+[.H26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1">
            <text:p>0,10</text:p>
          </table:table-cell>
          <table:table-cell table:formula="of:=1-([.C267]+[.B267]+[.A267])" office:value-type="float" office:value="0.4">
            <text:p>0,40</text:p>
          </table:table-cell>
          <table:table-cell/>
          <table:table-cell table:number-columns-repeated="3"/>
          <table:table-cell table:formula="of:=100*[.F267]/([.F267]+[.G267])" office:value-type="float" office:value="0">
            <text:p>#DIV/0 !</text:p>
          </table:table-cell>
          <table:table-cell table:formula="of:=100*[.G267]/([.F267]+[.G267])" office:value-type="float" office:value="0">
            <text:p>#DIV/0 !</text:p>
          </table:table-cell>
          <table:table-cell table:formula="of:=100*[.H267]/([.F267]+[.G267]+[.H26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68]+[.B268]+[.A268])" office:value-type="float" office:value="0.3">
            <text:p>0,30</text:p>
          </table:table-cell>
          <table:table-cell/>
          <table:table-cell table:number-columns-repeated="3"/>
          <table:table-cell table:formula="of:=100*[.F268]/([.F268]+[.G268])" office:value-type="float" office:value="0">
            <text:p>#DIV/0 !</text:p>
          </table:table-cell>
          <table:table-cell table:formula="of:=100*[.G268]/([.F268]+[.G268])" office:value-type="float" office:value="0">
            <text:p>#DIV/0 !</text:p>
          </table:table-cell>
          <table:table-cell table:formula="of:=100*[.H268]/([.F268]+[.G268]+[.H26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69]+[.B269]+[.A269])" office:value-type="float" office:value="0.2">
            <text:p>0,20</text:p>
          </table:table-cell>
          <table:table-cell/>
          <table:table-cell table:number-columns-repeated="3"/>
          <table:table-cell table:formula="of:=100*[.F269]/([.F269]+[.G269])" office:value-type="float" office:value="0">
            <text:p>#DIV/0 !</text:p>
          </table:table-cell>
          <table:table-cell table:formula="of:=100*[.G269]/([.F269]+[.G269])" office:value-type="float" office:value="0">
            <text:p>#DIV/0 !</text:p>
          </table:table-cell>
          <table:table-cell table:formula="of:=100*[.H269]/([.F269]+[.G269]+[.H26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70]+[.B270]+[.A270])" office:value-type="float" office:value="0.1">
            <text:p>0,10</text:p>
          </table:table-cell>
          <table:table-cell/>
          <table:table-cell table:number-columns-repeated="3"/>
          <table:table-cell table:formula="of:=100*[.F270]/([.F270]+[.G270])" office:value-type="float" office:value="0">
            <text:p>#DIV/0 !</text:p>
          </table:table-cell>
          <table:table-cell table:formula="of:=100*[.G270]/([.F270]+[.G270])" office:value-type="float" office:value="0">
            <text:p>#DIV/0 !</text:p>
          </table:table-cell>
          <table:table-cell table:formula="of:=100*[.H270]/([.F270]+[.G270]+[.H27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271]+[.B271]+[.A271])" office:value-type="float" office:value="0">
            <text:p>0,00</text:p>
          </table:table-cell>
          <table:table-cell/>
          <table:table-cell table:number-columns-repeated="3"/>
          <table:table-cell table:formula="of:=100*[.F271]/([.F271]+[.G271])" office:value-type="float" office:value="0">
            <text:p>#DIV/0 !</text:p>
          </table:table-cell>
          <table:table-cell table:formula="of:=100*[.G271]/([.F271]+[.G271])" office:value-type="float" office:value="0">
            <text:p>#DIV/0 !</text:p>
          </table:table-cell>
          <table:table-cell table:formula="of:=100*[.H271]/([.F271]+[.G271]+[.H27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273]+[.B273]+[.A273])" office:value-type="float" office:value="0.4">
            <text:p>0,40</text:p>
          </table:table-cell>
          <table:table-cell/>
          <table:table-cell table:number-columns-repeated="3"/>
          <table:table-cell table:formula="of:=100*[.F273]/([.F273]+[.G273])" office:value-type="float" office:value="0">
            <text:p>#DIV/0 !</text:p>
          </table:table-cell>
          <table:table-cell table:formula="of:=100*[.G273]/([.F273]+[.G273])" office:value-type="float" office:value="0">
            <text:p>#DIV/0 !</text:p>
          </table:table-cell>
          <table:table-cell table:formula="of:=100*[.H273]/([.F273]+[.G273]+[.H27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274]+[.B274]+[.A274])" office:value-type="float" office:value="0.3">
            <text:p>0,30</text:p>
          </table:table-cell>
          <table:table-cell/>
          <table:table-cell table:number-columns-repeated="3"/>
          <table:table-cell table:formula="of:=100*[.F274]/([.F274]+[.G274])" office:value-type="float" office:value="0">
            <text:p>#DIV/0 !</text:p>
          </table:table-cell>
          <table:table-cell table:formula="of:=100*[.G274]/([.F274]+[.G274])" office:value-type="float" office:value="0">
            <text:p>#DIV/0 !</text:p>
          </table:table-cell>
          <table:table-cell table:formula="of:=100*[.H274]/([.F274]+[.G274]+[.H27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2">
            <text:p>0,20</text:p>
          </table:table-cell>
          <table:table-cell table:formula="of:=1-([.C275]+[.B275]+[.A275])" office:value-type="float" office:value="0.2">
            <text:p>0,20</text:p>
          </table:table-cell>
          <table:table-cell/>
          <table:table-cell table:number-columns-repeated="3"/>
          <table:table-cell table:formula="of:=100*[.F275]/([.F275]+[.G275])" office:value-type="float" office:value="0">
            <text:p>#DIV/0 !</text:p>
          </table:table-cell>
          <table:table-cell table:formula="of:=100*[.G275]/([.F275]+[.G275])" office:value-type="float" office:value="0">
            <text:p>#DIV/0 !</text:p>
          </table:table-cell>
          <table:table-cell table:formula="of:=100*[.H275]/([.F275]+[.G275]+[.H27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276]+[.B276]+[.A276])" office:value-type="float" office:value="0.1">
            <text:p>0,10</text:p>
          </table:table-cell>
          <table:table-cell/>
          <table:table-cell table:number-columns-repeated="3"/>
          <table:table-cell table:formula="of:=100*[.F276]/([.F276]+[.G276])" office:value-type="float" office:value="0">
            <text:p>#DIV/0 !</text:p>
          </table:table-cell>
          <table:table-cell table:formula="of:=100*[.G276]/([.F276]+[.G276])" office:value-type="float" office:value="0">
            <text:p>#DIV/0 !</text:p>
          </table:table-cell>
          <table:table-cell table:formula="of:=100*[.H276]/([.F276]+[.G276]+[.H27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277]+[.B277]+[.A277])" office:value-type="float" office:value="0">
            <text:p>0,00</text:p>
          </table:table-cell>
          <table:table-cell/>
          <table:table-cell table:number-columns-repeated="3"/>
          <table:table-cell table:formula="of:=100*[.F277]/([.F277]+[.G277])" office:value-type="float" office:value="0">
            <text:p>#DIV/0 !</text:p>
          </table:table-cell>
          <table:table-cell table:formula="of:=100*[.G277]/([.F277]+[.G277])" office:value-type="float" office:value="0">
            <text:p>#DIV/0 !</text:p>
          </table:table-cell>
          <table:table-cell table:formula="of:=100*[.H277]/([.F277]+[.G277]+[.H27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279]+[.B279]+[.A279])" office:value-type="float" office:value="0.3">
            <text:p>0,30</text:p>
          </table:table-cell>
          <table:table-cell/>
          <table:table-cell table:number-columns-repeated="3"/>
          <table:table-cell table:formula="of:=100*[.F279]/([.F279]+[.G279])" office:value-type="float" office:value="0">
            <text:p>#DIV/0 !</text:p>
          </table:table-cell>
          <table:table-cell table:formula="of:=100*[.G279]/([.F279]+[.G279])" office:value-type="float" office:value="0">
            <text:p>#DIV/0 !</text:p>
          </table:table-cell>
          <table:table-cell table:formula="of:=100*[.H279]/([.F279]+[.G279]+[.H27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280]+[.B280]+[.A280])" office:value-type="float" office:value="0.2">
            <text:p>0,20</text:p>
          </table:table-cell>
          <table:table-cell/>
          <table:table-cell table:number-columns-repeated="3"/>
          <table:table-cell table:formula="of:=100*[.F280]/([.F280]+[.G280])" office:value-type="float" office:value="0">
            <text:p>#DIV/0 !</text:p>
          </table:table-cell>
          <table:table-cell table:formula="of:=100*[.G280]/([.F280]+[.G280])" office:value-type="float" office:value="0">
            <text:p>#DIV/0 !</text:p>
          </table:table-cell>
          <table:table-cell table:formula="of:=100*[.H280]/([.F280]+[.G280]+[.H28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281]+[.B281]+[.A281])" office:value-type="float" office:value="0.1">
            <text:p>0,10</text:p>
          </table:table-cell>
          <table:table-cell/>
          <table:table-cell table:number-columns-repeated="3"/>
          <table:table-cell table:formula="of:=100*[.F281]/([.F281]+[.G281])" office:value-type="float" office:value="0">
            <text:p>#DIV/0 !</text:p>
          </table:table-cell>
          <table:table-cell table:formula="of:=100*[.G281]/([.F281]+[.G281])" office:value-type="float" office:value="0">
            <text:p>#DIV/0 !</text:p>
          </table:table-cell>
          <table:table-cell table:formula="of:=100*[.H281]/([.F281]+[.G281]+[.H28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3">
            <text:p>0,30</text:p>
          </table:table-cell>
          <table:table-cell table:formula="of:=1-([.C282]+[.B282]+[.A282])" office:value-type="float" office:value="0">
            <text:p>0,00</text:p>
          </table:table-cell>
          <table:table-cell/>
          <table:table-cell table:number-columns-repeated="3"/>
          <table:table-cell table:formula="of:=100*[.F282]/([.F282]+[.G282])" office:value-type="float" office:value="0">
            <text:p>#DIV/0 !</text:p>
          </table:table-cell>
          <table:table-cell table:formula="of:=100*[.G282]/([.F282]+[.G282])" office:value-type="float" office:value="0">
            <text:p>#DIV/0 !</text:p>
          </table:table-cell>
          <table:table-cell table:formula="of:=100*[.H282]/([.F282]+[.G282]+[.H28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84]+[.B284]+[.A284])" office:value-type="float" office:value="0.2">
            <text:p>0,20</text:p>
          </table:table-cell>
          <table:table-cell/>
          <table:table-cell table:number-columns-repeated="3"/>
          <table:table-cell table:formula="of:=100*[.F284]/([.F284]+[.G284])" office:value-type="float" office:value="0">
            <text:p>#DIV/0 !</text:p>
          </table:table-cell>
          <table:table-cell table:formula="of:=100*[.G284]/([.F284]+[.G284])" office:value-type="float" office:value="0">
            <text:p>#DIV/0 !</text:p>
          </table:table-cell>
          <table:table-cell table:formula="of:=100*[.H284]/([.F284]+[.G284]+[.H28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85]+[.B285]+[.A285])" office:value-type="float" office:value="0.1">
            <text:p>0,10</text:p>
          </table:table-cell>
          <table:table-cell/>
          <table:table-cell table:number-columns-repeated="3"/>
          <table:table-cell table:formula="of:=100*[.F285]/([.F285]+[.G285])" office:value-type="float" office:value="0">
            <text:p>#DIV/0 !</text:p>
          </table:table-cell>
          <table:table-cell table:formula="of:=100*[.G285]/([.F285]+[.G285])" office:value-type="float" office:value="0">
            <text:p>#DIV/0 !</text:p>
          </table:table-cell>
          <table:table-cell table:formula="of:=100*[.H285]/([.F285]+[.G285]+[.H28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86]+[.B286]+[.A286])" office:value-type="float" office:value="0">
            <text:p>0,00</text:p>
          </table:table-cell>
          <table:table-cell/>
          <table:table-cell table:number-columns-repeated="3"/>
          <table:table-cell table:formula="of:=100*[.F286]/([.F286]+[.G286])" office:value-type="float" office:value="0">
            <text:p>#DIV/0 !</text:p>
          </table:table-cell>
          <table:table-cell table:formula="of:=100*[.G286]/([.F286]+[.G286])" office:value-type="float" office:value="0">
            <text:p>#DIV/0 !</text:p>
          </table:table-cell>
          <table:table-cell table:formula="of:=100*[.H286]/([.F286]+[.G286]+[.H28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88]+[.B288]+[.A288])" office:value-type="float" office:value="0.1">
            <text:p>0,10</text:p>
          </table:table-cell>
          <table:table-cell/>
          <table:table-cell table:number-columns-repeated="3"/>
          <table:table-cell table:formula="of:=100*[.F288]/([.F288]+[.G288])" office:value-type="float" office:value="0">
            <text:p>#DIV/0 !</text:p>
          </table:table-cell>
          <table:table-cell table:formula="of:=100*[.G288]/([.F288]+[.G288])" office:value-type="float" office:value="0">
            <text:p>#DIV/0 !</text:p>
          </table:table-cell>
          <table:table-cell table:formula="of:=100*[.H288]/([.F288]+[.G288]+[.H28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89]+[.B289]+[.A289])" office:value-type="float" office:value="0">
            <text:p>0,00</text:p>
          </table:table-cell>
          <table:table-cell/>
          <table:table-cell table:number-columns-repeated="3"/>
          <table:table-cell table:formula="of:=100*[.F289]/([.F289]+[.G289])" office:value-type="float" office:value="0">
            <text:p>#DIV/0 !</text:p>
          </table:table-cell>
          <table:table-cell table:formula="of:=100*[.G289]/([.F289]+[.G289])" office:value-type="float" office:value="0">
            <text:p>#DIV/0 !</text:p>
          </table:table-cell>
          <table:table-cell table:formula="of:=100*[.H289]/([.F289]+[.G289]+[.H28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91]+[.B291]+[.A291])" office:value-type="float" office:value="0">
            <text:p>0,00</text:p>
          </table:table-cell>
          <table:table-cell/>
          <table:table-cell table:number-columns-repeated="3"/>
          <table:table-cell table:formula="of:=100*[.F291]/([.F291]+[.G291])" office:value-type="float" office:value="0">
            <text:p>#DIV/0 !</text:p>
          </table:table-cell>
          <table:table-cell table:formula="of:=100*[.G291]/([.F291]+[.G291])" office:value-type="float" office:value="0">
            <text:p>#DIV/0 !</text:p>
          </table:table-cell>
          <table:table-cell table:formula="of:=100*[.H291]/([.F291]+[.G291]+[.H29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S313" table:end-x="0.696cm" table:end-y="0.414cm" draw:z-index="9" draw:style-name="gr1" draw:text-style-name="P1" svg:width="15.999cm" svg:height="8.999cm" svg:x="0.504cm" svg:y="0.448cm">
              <draw:object draw:notify-on-update-of-ranges="'DrawReset-SelectRandom'.C294:'DrawReset-SelectRandom'.C299 'DrawReset-SelectRandom'.J294:'DrawReset-SelectRandom'.J299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  <draw:frame table:end-cell-address="'DrawReset-SelectRandom'.U319" table:end-x="0.408cm" table:end-y="0.082cm" draw:z-index="10" draw:style-name="gr1" draw:text-style-name="P1" svg:width="20.227cm" svg:height="11.377cm" svg:x="0.504cm" svg:y="0.448cm">
              <draw:object draw:notify-on-update-of-ranges="'DrawReset-SelectRandom'.C294:'DrawReset-SelectRandom'.C299 'DrawReset-SelectRandom'.B294:'DrawReset-SelectRandom'.B294 'DrawReset-SelectRandom'.J294:'DrawReset-SelectRandom'.J299 'DrawReset-SelectRandom'.C301:'DrawReset-SelectRandom'.C305 'DrawReset-SelectRandom'.B301:'DrawReset-SelectRandom'.B301 'DrawReset-SelectRandom'.J301:'DrawReset-SelectRandom'.J305 'DrawReset-SelectRandom'.C307:'DrawReset-SelectRandom'.C310 'DrawReset-SelectRandom'.B307:'DrawReset-SelectRandom'.B307 'DrawReset-SelectRandom'.J307:'DrawReset-SelectRandom'.J310 'DrawReset-SelectRandom'.C312:'DrawReset-SelectRandom'.C314 'DrawReset-SelectRandom'.B312:'DrawReset-SelectRandom'.B312 'DrawReset-SelectRandom'.J312:'DrawReset-SelectRandom'.J314 'DrawReset-SelectRandom'.C316:'DrawReset-SelectRandom'.C317 'DrawReset-SelectRandom'.B316:'DrawReset-SelectRandom'.B316 'DrawReset-SelectRandom'.J316:'DrawReset-SelectRandom'.J317 'DrawReset-SelectRandom'.C319:'DrawReset-SelectRandom'.C319 'DrawReset-SelectRandom'.B319:'DrawReset-SelectRandom'.B319 'DrawReset-SelectRandom'.J319:'DrawReset-SelectRandom'.J31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">
            <text:p>0,00</text:p>
          </table:table-cell>
          <table:table-cell table:formula="of:=1-([.C294]+[.B294]+[.A294])" office:value-type="float" office:value="0.5">
            <text:p>0,50</text:p>
          </table:table-cell>
          <table:table-cell/>
          <table:table-cell table:number-columns-repeated="3"/>
          <table:table-cell table:formula="of:=100*[.F294]/([.F294]+[.G294])" office:value-type="float" office:value="0">
            <text:p>#DIV/0 !</text:p>
          </table:table-cell>
          <table:table-cell table:formula="of:=100*[.G294]/([.F294]+[.G294])" office:value-type="float" office:value="0">
            <text:p>#DIV/0 !</text:p>
          </table:table-cell>
          <table:table-cell table:formula="of:=100*[.H294]/([.F294]+[.G294]+[.H29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95]+[.B295]+[.A295])" office:value-type="float" office:value="0.4">
            <text:p>0,40</text:p>
          </table:table-cell>
          <table:table-cell/>
          <table:table-cell table:number-columns-repeated="3"/>
          <table:table-cell table:formula="of:=100*[.F295]/([.F295]+[.G295])" office:value-type="float" office:value="0">
            <text:p>#DIV/0 !</text:p>
          </table:table-cell>
          <table:table-cell table:formula="of:=100*[.G295]/([.F295]+[.G295])" office:value-type="float" office:value="0">
            <text:p>#DIV/0 !</text:p>
          </table:table-cell>
          <table:table-cell table:formula="of:=100*[.H295]/([.F295]+[.G295]+[.H29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96]+[.B296]+[.A296])" office:value-type="float" office:value="0.3">
            <text:p>0,30</text:p>
          </table:table-cell>
          <table:table-cell/>
          <table:table-cell table:number-columns-repeated="3"/>
          <table:table-cell table:formula="of:=100*[.F296]/([.F296]+[.G296])" office:value-type="float" office:value="0">
            <text:p>#DIV/0 !</text:p>
          </table:table-cell>
          <table:table-cell table:formula="of:=100*[.G296]/([.F296]+[.G296])" office:value-type="float" office:value="0">
            <text:p>#DIV/0 !</text:p>
          </table:table-cell>
          <table:table-cell table:formula="of:=100*[.H296]/([.F296]+[.G296]+[.H29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97]+[.B297]+[.A297])" office:value-type="float" office:value="0.2">
            <text:p>0,20</text:p>
          </table:table-cell>
          <table:table-cell/>
          <table:table-cell table:number-columns-repeated="3"/>
          <table:table-cell table:formula="of:=100*[.F297]/([.F297]+[.G297])" office:value-type="float" office:value="0">
            <text:p>#DIV/0 !</text:p>
          </table:table-cell>
          <table:table-cell table:formula="of:=100*[.G297]/([.F297]+[.G297])" office:value-type="float" office:value="0">
            <text:p>#DIV/0 !</text:p>
          </table:table-cell>
          <table:table-cell table:formula="of:=100*[.H297]/([.F297]+[.G297]+[.H29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98]+[.B298]+[.A298])" office:value-type="float" office:value="0.1">
            <text:p>0,10</text:p>
          </table:table-cell>
          <table:table-cell/>
          <table:table-cell table:number-columns-repeated="3"/>
          <table:table-cell table:formula="of:=100*[.F298]/([.F298]+[.G298])" office:value-type="float" office:value="0">
            <text:p>#DIV/0 !</text:p>
          </table:table-cell>
          <table:table-cell table:formula="of:=100*[.G298]/([.F298]+[.G298])" office:value-type="float" office:value="0">
            <text:p>#DIV/0 !</text:p>
          </table:table-cell>
          <table:table-cell table:formula="of:=100*[.H298]/([.F298]+[.G298]+[.H29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99]+[.B299]+[.A299])" office:value-type="float" office:value="0">
            <text:p>0,00</text:p>
          </table:table-cell>
          <table:table-cell/>
          <table:table-cell table:number-columns-repeated="3"/>
          <table:table-cell table:formula="of:=100*[.F299]/([.F299]+[.G299])" office:value-type="float" office:value="0">
            <text:p>#DIV/0 !</text:p>
          </table:table-cell>
          <table:table-cell table:formula="of:=100*[.G299]/([.F299]+[.G299])" office:value-type="float" office:value="0">
            <text:p>#DIV/0 !</text:p>
          </table:table-cell>
          <table:table-cell table:formula="of:=100*[.H299]/([.F299]+[.G299]+[.H29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01]+[.B301]+[.A301])" office:value-type="float" office:value="0.4">
            <text:p>0,40</text:p>
          </table:table-cell>
          <table:table-cell/>
          <table:table-cell table:number-columns-repeated="3"/>
          <table:table-cell table:formula="of:=100*[.F301]/([.F301]+[.G301])" office:value-type="float" office:value="0">
            <text:p>#DIV/0 !</text:p>
          </table:table-cell>
          <table:table-cell table:formula="of:=100*[.G301]/([.F301]+[.G301])" office:value-type="float" office:value="0">
            <text:p>#DIV/0 !</text:p>
          </table:table-cell>
          <table:table-cell table:formula="of:=100*[.H301]/([.F301]+[.G301]+[.H30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.1">
            <text:p>0,10</text:p>
          </table:table-cell>
          <table:table-cell table:formula="of:=1-([.C302]+[.B302]+[.A302])" office:value-type="float" office:value="0.3">
            <text:p>0,30</text:p>
          </table:table-cell>
          <table:table-cell/>
          <table:table-cell table:number-columns-repeated="3"/>
          <table:table-cell table:formula="of:=100*[.F302]/([.F302]+[.G302])" office:value-type="float" office:value="0">
            <text:p>#DIV/0 !</text:p>
          </table:table-cell>
          <table:table-cell table:formula="of:=100*[.G302]/([.F302]+[.G302])" office:value-type="float" office:value="0">
            <text:p>#DIV/0 !</text:p>
          </table:table-cell>
          <table:table-cell table:formula="of:=100*[.H302]/([.F302]+[.G302]+[.H30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03]+[.B303]+[.A303])" office:value-type="float" office:value="0.2">
            <text:p>0,20</text:p>
          </table:table-cell>
          <table:table-cell/>
          <table:table-cell table:number-columns-repeated="3"/>
          <table:table-cell table:formula="of:=100*[.F303]/([.F303]+[.G303])" office:value-type="float" office:value="0">
            <text:p>#DIV/0 !</text:p>
          </table:table-cell>
          <table:table-cell table:formula="of:=100*[.G303]/([.F303]+[.G303])" office:value-type="float" office:value="0">
            <text:p>#DIV/0 !</text:p>
          </table:table-cell>
          <table:table-cell table:formula="of:=100*[.H303]/([.F303]+[.G303]+[.H30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04]+[.B304]+[.A304])" office:value-type="float" office:value="0.1">
            <text:p>0,10</text:p>
          </table:table-cell>
          <table:table-cell/>
          <table:table-cell table:number-columns-repeated="3"/>
          <table:table-cell table:formula="of:=100*[.F304]/([.F304]+[.G304])" office:value-type="float" office:value="0">
            <text:p>#DIV/0 !</text:p>
          </table:table-cell>
          <table:table-cell table:formula="of:=100*[.G304]/([.F304]+[.G304])" office:value-type="float" office:value="0">
            <text:p>#DIV/0 !</text:p>
          </table:table-cell>
          <table:table-cell table:formula="of:=100*[.H304]/([.F304]+[.G304]+[.H30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305]+[.B305]+[.A305])" office:value-type="float" office:value="0">
            <text:p>0,00</text:p>
          </table:table-cell>
          <table:table-cell/>
          <table:table-cell table:number-columns-repeated="3"/>
          <table:table-cell table:formula="of:=100*[.F305]/([.F305]+[.G305])" office:value-type="float" office:value="0">
            <text:p>#DIV/0 !</text:p>
          </table:table-cell>
          <table:table-cell table:formula="of:=100*[.G305]/([.F305]+[.G305])" office:value-type="float" office:value="0">
            <text:p>#DIV/0 !</text:p>
          </table:table-cell>
          <table:table-cell table:formula="of:=100*[.H305]/([.F305]+[.G305]+[.H30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07]+[.B307]+[.A307])" office:value-type="float" office:value="0.3">
            <text:p>0,30</text:p>
          </table:table-cell>
          <table:table-cell/>
          <table:table-cell table:number-columns-repeated="3"/>
          <table:table-cell table:formula="of:=100*[.F307]/([.F307]+[.G307])" office:value-type="float" office:value="0">
            <text:p>#DIV/0 !</text:p>
          </table:table-cell>
          <table:table-cell table:formula="of:=100*[.G307]/([.F307]+[.G307])" office:value-type="float" office:value="0">
            <text:p>#DIV/0 !</text:p>
          </table:table-cell>
          <table:table-cell table:formula="of:=100*[.H307]/([.F307]+[.G307]+[.H30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08]+[.B308]+[.A308])" office:value-type="float" office:value="0.2">
            <text:p>0,20</text:p>
          </table:table-cell>
          <table:table-cell/>
          <table:table-cell table:number-columns-repeated="3"/>
          <table:table-cell table:formula="of:=100*[.F308]/([.F308]+[.G308])" office:value-type="float" office:value="0">
            <text:p>#DIV/0 !</text:p>
          </table:table-cell>
          <table:table-cell table:formula="of:=100*[.G308]/([.F308]+[.G308])" office:value-type="float" office:value="0">
            <text:p>#DIV/0 !</text:p>
          </table:table-cell>
          <table:table-cell table:formula="of:=100*[.H308]/([.F308]+[.G308]+[.H30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.2">
            <text:p>0,20</text:p>
          </table:table-cell>
          <table:table-cell table:formula="of:=1-([.C309]+[.B309]+[.A309])" office:value-type="float" office:value="0.1">
            <text:p>0,10</text:p>
          </table:table-cell>
          <table:table-cell/>
          <table:table-cell table:number-columns-repeated="3"/>
          <table:table-cell table:formula="of:=100*[.F309]/([.F309]+[.G309])" office:value-type="float" office:value="0">
            <text:p>#DIV/0 !</text:p>
          </table:table-cell>
          <table:table-cell table:formula="of:=100*[.G309]/([.F309]+[.G309])" office:value-type="float" office:value="0">
            <text:p>#DIV/0 !</text:p>
          </table:table-cell>
          <table:table-cell table:formula="of:=100*[.H309]/([.F309]+[.G309]+[.H30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310]+[.B310]+[.A310])" office:value-type="float" office:value="0">
            <text:p>0,00</text:p>
          </table:table-cell>
          <table:table-cell/>
          <table:table-cell table:number-columns-repeated="3"/>
          <table:table-cell table:formula="of:=100*[.F310]/([.F310]+[.G310])" office:value-type="float" office:value="0">
            <text:p>#DIV/0 !</text:p>
          </table:table-cell>
          <table:table-cell table:formula="of:=100*[.G310]/([.F310]+[.G310])" office:value-type="float" office:value="0">
            <text:p>#DIV/0 !</text:p>
          </table:table-cell>
          <table:table-cell table:formula="of:=100*[.H310]/([.F310]+[.G310]+[.H31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12]+[.B312]+[.A312])" office:value-type="float" office:value="0.2">
            <text:p>0,20</text:p>
          </table:table-cell>
          <table:table-cell/>
          <table:table-cell table:number-columns-repeated="3"/>
          <table:table-cell table:formula="of:=100*[.F312]/([.F312]+[.G312])" office:value-type="float" office:value="0">
            <text:p>#DIV/0 !</text:p>
          </table:table-cell>
          <table:table-cell table:formula="of:=100*[.G312]/([.F312]+[.G312])" office:value-type="float" office:value="0">
            <text:p>#DIV/0 !</text:p>
          </table:table-cell>
          <table:table-cell table:formula="of:=100*[.H312]/([.F312]+[.G312]+[.H31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313]+[.B313]+[.A313])" office:value-type="float" office:value="0.1">
            <text:p>0,10</text:p>
          </table:table-cell>
          <table:table-cell/>
          <table:table-cell table:number-columns-repeated="3"/>
          <table:table-cell table:formula="of:=100*[.F313]/([.F313]+[.G313])" office:value-type="float" office:value="0">
            <text:p>#DIV/0 !</text:p>
          </table:table-cell>
          <table:table-cell table:formula="of:=100*[.G313]/([.F313]+[.G313])" office:value-type="float" office:value="0">
            <text:p>#DIV/0 !</text:p>
          </table:table-cell>
          <table:table-cell table:formula="of:=100*[.H313]/([.F313]+[.G313]+[.H3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314]+[.B314]+[.A314])" office:value-type="float" office:value="0">
            <text:p>0,00</text:p>
          </table:table-cell>
          <table:table-cell/>
          <table:table-cell table:number-columns-repeated="3"/>
          <table:table-cell table:formula="of:=100*[.F314]/([.F314]+[.G314])" office:value-type="float" office:value="0">
            <text:p>#DIV/0 !</text:p>
          </table:table-cell>
          <table:table-cell table:formula="of:=100*[.G314]/([.F314]+[.G314])" office:value-type="float" office:value="0">
            <text:p>#DIV/0 !</text:p>
          </table:table-cell>
          <table:table-cell table:formula="of:=100*[.H314]/([.F314]+[.G314]+[.H3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316]+[.B316]+[.A316])" office:value-type="float" office:value="0.1">
            <text:p>0,10</text:p>
          </table:table-cell>
          <table:table-cell/>
          <table:table-cell table:number-columns-repeated="3"/>
          <table:table-cell table:formula="of:=100*[.F316]/([.F316]+[.G316])" office:value-type="float" office:value="0">
            <text:p>#DIV/0 !</text:p>
          </table:table-cell>
          <table:table-cell table:formula="of:=100*[.G316]/([.F316]+[.G316])" office:value-type="float" office:value="0">
            <text:p>#DIV/0 !</text:p>
          </table:table-cell>
          <table:table-cell table:formula="of:=100*[.H316]/([.F316]+[.G316]+[.H3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317]+[.B317]+[.A317])" office:value-type="float" office:value="0">
            <text:p>0,00</text:p>
          </table:table-cell>
          <table:table-cell/>
          <table:table-cell table:number-columns-repeated="3"/>
          <table:table-cell table:formula="of:=100*[.F317]/([.F317]+[.G317])" office:value-type="float" office:value="0">
            <text:p>#DIV/0 !</text:p>
          </table:table-cell>
          <table:table-cell table:formula="of:=100*[.G317]/([.F317]+[.G317])" office:value-type="float" office:value="0">
            <text:p>#DIV/0 !</text:p>
          </table:table-cell>
          <table:table-cell table:formula="of:=100*[.H317]/([.F317]+[.G317]+[.H3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319]+[.B319]+[.A319])" office:value-type="float" office:value="0">
            <text:p>0,00</text:p>
          </table:table-cell>
          <table:table-cell/>
          <table:table-cell table:number-columns-repeated="3"/>
          <table:table-cell table:formula="of:=100*[.F319]/([.F319]+[.G319])" office:value-type="float" office:value="0">
            <text:p>#DIV/0 !</text:p>
          </table:table-cell>
          <table:table-cell table:formula="of:=100*[.G319]/([.F319]+[.G319])" office:value-type="float" office:value="0">
            <text:p>#DIV/0 !</text:p>
          </table:table-cell>
          <table:table-cell table:formula="of:=100*[.H319]/([.F319]+[.G319]+[.H31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S341" table:end-x="0.589cm" table:end-y="0.332cm" draw:z-index="11" draw:style-name="gr1" draw:text-style-name="P1" svg:width="15.999cm" svg:height="8.999cm" svg:x="0.397cm" svg:y="0.365cm">
              <draw:object draw:notify-on-update-of-ranges="'DrawReset-SelectRandom'.C322:'DrawReset-SelectRandom'.C326 'DrawReset-SelectRandom'.B322:'DrawReset-SelectRandom'.B322 'DrawReset-SelectRandom'.J322:'DrawReset-SelectRandom'.J326 'DrawReset-SelectRandom'.C328:'DrawReset-SelectRandom'.C331 'DrawReset-SelectRandom'.B328:'DrawReset-SelectRandom'.B328 'DrawReset-SelectRandom'.J328:'DrawReset-SelectRandom'.J331 'DrawReset-SelectRandom'.C333:'DrawReset-SelectRandom'.C335 'DrawReset-SelectRandom'.B333:'DrawReset-SelectRandom'.B333 'DrawReset-SelectRandom'.J333:'DrawReset-SelectRandom'.J335 'DrawReset-SelectRandom'.C337:'DrawReset-SelectRandom'.C338 'DrawReset-SelectRandom'.B337:'DrawReset-SelectRandom'.B337 'DrawReset-SelectRandom'.J337:'DrawReset-SelectRandom'.J338 'DrawReset-SelectRandom'.C340:'DrawReset-SelectRandom'.C340 'DrawReset-SelectRandom'.B340:'DrawReset-SelectRandom'.B340 'DrawReset-SelectRandom'.J340:'DrawReset-SelectRandom'.J340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">
            <text:p>0,00</text:p>
          </table:table-cell>
          <table:table-cell table:formula="of:=1-([.C322]+[.B322]+[.A322])" office:value-type="float" office:value="0.4">
            <text:p>0,40</text:p>
          </table:table-cell>
          <table:table-cell/>
          <table:table-cell table:number-columns-repeated="3"/>
          <table:table-cell table:formula="of:=100*[.F322]/([.F322]+[.G322])" office:value-type="float" office:value="0">
            <text:p>#DIV/0 !</text:p>
          </table:table-cell>
          <table:table-cell table:formula="of:=100*[.G322]/([.F322]+[.G322])" office:value-type="float" office:value="0">
            <text:p>#DIV/0 !</text:p>
          </table:table-cell>
          <table:table-cell table:formula="of:=100*[.H322]/([.F322]+[.G322]+[.H32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23]+[.B323]+[.A323])" office:value-type="float" office:value="0.3">
            <text:p>0,30</text:p>
          </table:table-cell>
          <table:table-cell/>
          <table:table-cell table:number-columns-repeated="3"/>
          <table:table-cell table:formula="of:=100*[.F323]/([.F323]+[.G323])" office:value-type="float" office:value="0">
            <text:p>#DIV/0 !</text:p>
          </table:table-cell>
          <table:table-cell table:formula="of:=100*[.G323]/([.F323]+[.G323])" office:value-type="float" office:value="0">
            <text:p>#DIV/0 !</text:p>
          </table:table-cell>
          <table:table-cell table:formula="of:=100*[.H323]/([.F323]+[.G323]+[.H32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24]+[.B324]+[.A324])" office:value-type="float" office:value="0.2">
            <text:p>0,20</text:p>
          </table:table-cell>
          <table:table-cell/>
          <table:table-cell table:number-columns-repeated="3"/>
          <table:table-cell table:formula="of:=100*[.F324]/([.F324]+[.G324])" office:value-type="float" office:value="0">
            <text:p>#DIV/0 !</text:p>
          </table:table-cell>
          <table:table-cell table:formula="of:=100*[.G324]/([.F324]+[.G324])" office:value-type="float" office:value="0">
            <text:p>#DIV/0 !</text:p>
          </table:table-cell>
          <table:table-cell table:formula="of:=100*[.H324]/([.F324]+[.G324]+[.H32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25]+[.B325]+[.A325])" office:value-type="float" office:value="0.0999999999999999">
            <text:p>0,10</text:p>
          </table:table-cell>
          <table:table-cell/>
          <table:table-cell table:number-columns-repeated="3"/>
          <table:table-cell table:formula="of:=100*[.F325]/([.F325]+[.G325])" office:value-type="float" office:value="0">
            <text:p>#DIV/0 !</text:p>
          </table:table-cell>
          <table:table-cell table:formula="of:=100*[.G325]/([.F325]+[.G325])" office:value-type="float" office:value="0">
            <text:p>#DIV/0 !</text:p>
          </table:table-cell>
          <table:table-cell table:formula="of:=100*[.H325]/([.F325]+[.G325]+[.H32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326]+[.B326]+[.A326])" office:value-type="float" office:value="0">
            <text:p>0,00</text:p>
          </table:table-cell>
          <table:table-cell/>
          <table:table-cell table:number-columns-repeated="3"/>
          <table:table-cell table:formula="of:=100*[.F326]/([.F326]+[.G326])" office:value-type="float" office:value="0">
            <text:p>#DIV/0 !</text:p>
          </table:table-cell>
          <table:table-cell table:formula="of:=100*[.G326]/([.F326]+[.G326])" office:value-type="float" office:value="0">
            <text:p>#DIV/0 !</text:p>
          </table:table-cell>
          <table:table-cell table:formula="of:=100*[.H326]/([.F326]+[.G326]+[.H32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28]+[.B328]+[.A328])" office:value-type="float" office:value="0.3">
            <text:p>0,30</text:p>
          </table:table-cell>
          <table:table-cell/>
          <table:table-cell table:number-columns-repeated="3"/>
          <table:table-cell table:formula="of:=100*[.F328]/([.F328]+[.G328])" office:value-type="float" office:value="0">
            <text:p>#DIV/0 !</text:p>
          </table:table-cell>
          <table:table-cell table:formula="of:=100*[.G328]/([.F328]+[.G328])" office:value-type="float" office:value="0">
            <text:p>#DIV/0 !</text:p>
          </table:table-cell>
          <table:table-cell table:formula="of:=100*[.H328]/([.F328]+[.G328]+[.H32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.1">
            <text:p>0,10</text:p>
          </table:table-cell>
          <table:table-cell table:formula="of:=1-([.C329]+[.B329]+[.A329])" office:value-type="float" office:value="0.2">
            <text:p>0,20</text:p>
          </table:table-cell>
          <table:table-cell/>
          <table:table-cell table:number-columns-repeated="3"/>
          <table:table-cell table:formula="of:=100*[.F329]/([.F329]+[.G329])" office:value-type="float" office:value="0">
            <text:p>#DIV/0 !</text:p>
          </table:table-cell>
          <table:table-cell table:formula="of:=100*[.G329]/([.F329]+[.G329])" office:value-type="float" office:value="0">
            <text:p>#DIV/0 !</text:p>
          </table:table-cell>
          <table:table-cell table:formula="of:=100*[.H329]/([.F329]+[.G329]+[.H32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30]+[.B330]+[.A330])" office:value-type="float" office:value="0.0999999999999999">
            <text:p>0,10</text:p>
          </table:table-cell>
          <table:table-cell/>
          <table:table-cell table:number-columns-repeated="3"/>
          <table:table-cell table:formula="of:=100*[.F330]/([.F330]+[.G330])" office:value-type="float" office:value="0">
            <text:p>#DIV/0 !</text:p>
          </table:table-cell>
          <table:table-cell table:formula="of:=100*[.G330]/([.F330]+[.G330])" office:value-type="float" office:value="0">
            <text:p>#DIV/0 !</text:p>
          </table:table-cell>
          <table:table-cell table:formula="of:=100*[.H330]/([.F330]+[.G330]+[.H33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31]+[.B331]+[.A331])" office:value-type="float" office:value="0">
            <text:p>0,00</text:p>
          </table:table-cell>
          <table:table-cell/>
          <table:table-cell table:number-columns-repeated="3"/>
          <table:table-cell table:formula="of:=100*[.F331]/([.F331]+[.G331])" office:value-type="float" office:value="0">
            <text:p>#DIV/0 !</text:p>
          </table:table-cell>
          <table:table-cell table:formula="of:=100*[.G331]/([.F331]+[.G331])" office:value-type="float" office:value="0">
            <text:p>#DIV/0 !</text:p>
          </table:table-cell>
          <table:table-cell table:formula="of:=100*[.H331]/([.F331]+[.G331]+[.H33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33]+[.B333]+[.A333])" office:value-type="float" office:value="0.2">
            <text:p>0,20</text:p>
          </table:table-cell>
          <table:table-cell/>
          <table:table-cell table:number-columns-repeated="3"/>
          <table:table-cell table:formula="of:=100*[.F333]/([.F333]+[.G333])" office:value-type="float" office:value="0">
            <text:p>#DIV/0 !</text:p>
          </table:table-cell>
          <table:table-cell table:formula="of:=100*[.G333]/([.F333]+[.G333])" office:value-type="float" office:value="0">
            <text:p>#DIV/0 !</text:p>
          </table:table-cell>
          <table:table-cell table:formula="of:=100*[.H333]/([.F333]+[.G333]+[.H33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34]+[.B334]+[.A334])" office:value-type="float" office:value="0.0999999999999999">
            <text:p>0,10</text:p>
          </table:table-cell>
          <table:table-cell/>
          <table:table-cell table:number-columns-repeated="3"/>
          <table:table-cell table:formula="of:=100*[.F334]/([.F334]+[.G334])" office:value-type="float" office:value="0">
            <text:p>#DIV/0 !</text:p>
          </table:table-cell>
          <table:table-cell table:formula="of:=100*[.G334]/([.F334]+[.G334])" office:value-type="float" office:value="0">
            <text:p>#DIV/0 !</text:p>
          </table:table-cell>
          <table:table-cell table:formula="of:=100*[.H334]/([.F334]+[.G334]+[.H33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.2">
            <text:p>0,20</text:p>
          </table:table-cell>
          <table:table-cell table:formula="of:=1-([.C335]+[.B335]+[.A335])" office:value-type="float" office:value="0">
            <text:p>0,00</text:p>
          </table:table-cell>
          <table:table-cell/>
          <table:table-cell table:number-columns-repeated="3"/>
          <table:table-cell table:formula="of:=100*[.F335]/([.F335]+[.G335])" office:value-type="float" office:value="0">
            <text:p>#DIV/0 !</text:p>
          </table:table-cell>
          <table:table-cell table:formula="of:=100*[.G335]/([.F335]+[.G335])" office:value-type="float" office:value="0">
            <text:p>#DIV/0 !</text:p>
          </table:table-cell>
          <table:table-cell table:formula="of:=100*[.H335]/([.F335]+[.G335]+[.H33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37]+[.B337]+[.A337])" office:value-type="float" office:value="0.0999999999999999">
            <text:p>0,10</text:p>
          </table:table-cell>
          <table:table-cell/>
          <table:table-cell table:number-columns-repeated="3"/>
          <table:table-cell table:formula="of:=100*[.F337]/([.F337]+[.G337])" office:value-type="float" office:value="0">
            <text:p>#DIV/0 !</text:p>
          </table:table-cell>
          <table:table-cell table:formula="of:=100*[.G337]/([.F337]+[.G337])" office:value-type="float" office:value="0">
            <text:p>#DIV/0 !</text:p>
          </table:table-cell>
          <table:table-cell table:formula="of:=100*[.H337]/([.F337]+[.G337]+[.H33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338]+[.B338]+[.A338])" office:value-type="float" office:value="0">
            <text:p>0,00</text:p>
          </table:table-cell>
          <table:table-cell/>
          <table:table-cell table:number-columns-repeated="3"/>
          <table:table-cell table:formula="of:=100*[.F338]/([.F338]+[.G338])" office:value-type="float" office:value="0">
            <text:p>#DIV/0 !</text:p>
          </table:table-cell>
          <table:table-cell table:formula="of:=100*[.G338]/([.F338]+[.G338])" office:value-type="float" office:value="0">
            <text:p>#DIV/0 !</text:p>
          </table:table-cell>
          <table:table-cell table:formula="of:=100*[.H338]/([.F338]+[.G338]+[.H33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340]+[.B340]+[.A340])" office:value-type="float" office:value="0">
            <text:p>0,00</text:p>
          </table:table-cell>
          <table:table-cell/>
          <table:table-cell table:number-columns-repeated="3"/>
          <table:table-cell table:formula="of:=100*[.F340]/([.F340]+[.G340])" office:value-type="float" office:value="0">
            <text:p>#DIV/0 !</text:p>
          </table:table-cell>
          <table:table-cell table:formula="of:=100*[.G340]/([.F340]+[.G340])" office:value-type="float" office:value="0">
            <text:p>#DIV/0 !</text:p>
          </table:table-cell>
          <table:table-cell table:formula="of:=100*[.H340]/([.F340]+[.G340]+[.H340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table:number-columns-repeated="2" office:value-type="float" office:value="0">
            <text:p>0,00</text:p>
          </table:table-cell>
          <table:table-cell table:formula="of:=1-([.C343]+[.B343]+[.A343])" office:value-type="float" office:value="0.3">
            <text:p>0,30</text:p>
          </table:table-cell>
          <table:table-cell/>
          <table:table-cell table:number-columns-repeated="3"/>
          <table:table-cell table:formula="of:=100*[.F343]/([.F343]+[.G343])" office:value-type="float" office:value="0">
            <text:p>#DIV/0 !</text:p>
          </table:table-cell>
          <table:table-cell table:formula="of:=100*[.G343]/([.F343]+[.G343])" office:value-type="float" office:value="0">
            <text:p>#DIV/0 !</text:p>
          </table:table-cell>
          <table:table-cell table:formula="of:=100*[.H343]/([.F343]+[.G343]+[.H34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44]+[.B344]+[.A344])" office:value-type="float" office:value="0.2">
            <text:p>0,20</text:p>
          </table:table-cell>
          <table:table-cell/>
          <table:table-cell table:number-columns-repeated="3"/>
          <table:table-cell table:formula="of:=100*[.F344]/([.F344]+[.G344])" office:value-type="float" office:value="0">
            <text:p>#DIV/0 !</text:p>
          </table:table-cell>
          <table:table-cell table:formula="of:=100*[.G344]/([.F344]+[.G344])" office:value-type="float" office:value="0">
            <text:p>#DIV/0 !</text:p>
          </table:table-cell>
          <table:table-cell table:formula="of:=100*[.H344]/([.F344]+[.G344]+[.H34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45]+[.B345]+[.A345])" office:value-type="float" office:value="0.0999999999999999">
            <text:p>0,10</text:p>
          </table:table-cell>
          <table:table-cell/>
          <table:table-cell table:number-columns-repeated="3"/>
          <table:table-cell table:formula="of:=100*[.F345]/([.F345]+[.G345])" office:value-type="float" office:value="0">
            <text:p>#DIV/0 !</text:p>
          </table:table-cell>
          <table:table-cell table:formula="of:=100*[.G345]/([.F345]+[.G345])" office:value-type="float" office:value="0">
            <text:p>#DIV/0 !</text:p>
          </table:table-cell>
          <table:table-cell table:formula="of:=100*[.H345]/([.F345]+[.G345]+[.H34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46]+[.B346]+[.A346])" office:value-type="float" office:value="0">
            <text:p>0,00</text:p>
          </table:table-cell>
          <table:table-cell/>
          <table:table-cell table:number-columns-repeated="3"/>
          <table:table-cell table:formula="of:=100*[.F346]/([.F346]+[.G346])" office:value-type="float" office:value="0">
            <text:p>#DIV/0 !</text:p>
          </table:table-cell>
          <table:table-cell table:formula="of:=100*[.G346]/([.F346]+[.G346])" office:value-type="float" office:value="0">
            <text:p>#DIV/0 !</text:p>
          </table:table-cell>
          <table:table-cell table:formula="of:=100*[.H346]/([.F346]+[.G346]+[.H34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48]+[.B348]+[.A348])" office:value-type="float" office:value="0.2">
            <text:p>0,20</text:p>
          </table:table-cell>
          <table:table-cell/>
          <table:table-cell table:number-columns-repeated="3"/>
          <table:table-cell table:formula="of:=100*[.F348]/([.F348]+[.G348])" office:value-type="float" office:value="0">
            <text:p>#DIV/0 !</text:p>
          </table:table-cell>
          <table:table-cell table:formula="of:=100*[.G348]/([.F348]+[.G348])" office:value-type="float" office:value="0">
            <text:p>#DIV/0 !</text:p>
          </table:table-cell>
          <table:table-cell table:formula="of:=100*[.H348]/([.F348]+[.G348]+[.H34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table:number-columns-repeated="2" office:value-type="float" office:value="0.1">
            <text:p>0,10</text:p>
          </table:table-cell>
          <table:table-cell table:formula="of:=1-([.C349]+[.B349]+[.A349])" office:value-type="float" office:value="0.0999999999999999">
            <text:p>0,10</text:p>
          </table:table-cell>
          <table:table-cell/>
          <table:table-cell table:number-columns-repeated="3"/>
          <table:table-cell table:formula="of:=100*[.F349]/([.F349]+[.G349])" office:value-type="float" office:value="0">
            <text:p>#DIV/0 !</text:p>
          </table:table-cell>
          <table:table-cell table:formula="of:=100*[.G349]/([.F349]+[.G349])" office:value-type="float" office:value="0">
            <text:p>#DIV/0 !</text:p>
          </table:table-cell>
          <table:table-cell table:formula="of:=100*[.H349]/([.F349]+[.G349]+[.H34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50]+[.B350]+[.A350])" office:value-type="float" office:value="0">
            <text:p>0,00</text:p>
          </table:table-cell>
          <table:table-cell/>
          <table:table-cell table:number-columns-repeated="3"/>
          <table:table-cell table:formula="of:=100*[.F350]/([.F350]+[.G350])" office:value-type="float" office:value="0">
            <text:p>#DIV/0 !</text:p>
          </table:table-cell>
          <table:table-cell table:formula="of:=100*[.G350]/([.F350]+[.G350])" office:value-type="float" office:value="0">
            <text:p>#DIV/0 !</text:p>
          </table:table-cell>
          <table:table-cell table:formula="of:=100*[.H350]/([.F350]+[.G350]+[.H35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52]+[.B352]+[.A352])" office:value-type="float" office:value="0.0999999999999999">
            <text:p>0,10</text:p>
          </table:table-cell>
          <table:table-cell/>
          <table:table-cell table:number-columns-repeated="3"/>
          <table:table-cell table:formula="of:=100*[.F352]/([.F352]+[.G352])" office:value-type="float" office:value="0">
            <text:p>#DIV/0 !</text:p>
          </table:table-cell>
          <table:table-cell table:formula="of:=100*[.G352]/([.F352]+[.G352])" office:value-type="float" office:value="0">
            <text:p>#DIV/0 !</text:p>
          </table:table-cell>
          <table:table-cell table:formula="of:=100*[.H352]/([.F352]+[.G352]+[.H35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53]+[.B353]+[.A353])" office:value-type="float" office:value="0">
            <text:p>0,00</text:p>
          </table:table-cell>
          <table:table-cell/>
          <table:table-cell table:number-columns-repeated="3"/>
          <table:table-cell table:formula="of:=100*[.F353]/([.F353]+[.G353])" office:value-type="float" office:value="0">
            <text:p>#DIV/0 !</text:p>
          </table:table-cell>
          <table:table-cell table:formula="of:=100*[.G353]/([.F353]+[.G353])" office:value-type="float" office:value="0">
            <text:p>#DIV/0 !</text:p>
          </table:table-cell>
          <table:table-cell table:formula="of:=100*[.H353]/([.F353]+[.G353]+[.H35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55]+[.B355]+[.A355])" office:value-type="float" office:value="0">
            <text:p>0,00</text:p>
          </table:table-cell>
          <table:table-cell/>
          <table:table-cell table:number-columns-repeated="3"/>
          <table:table-cell table:formula="of:=100*[.F355]/([.F355]+[.G355])" office:value-type="float" office:value="0">
            <text:p>#DIV/0 !</text:p>
          </table:table-cell>
          <table:table-cell table:formula="of:=100*[.G355]/([.F355]+[.G355])" office:value-type="float" office:value="0">
            <text:p>#DIV/0 !</text:p>
          </table:table-cell>
          <table:table-cell table:formula="of:=100*[.H355]/([.F355]+[.G355]+[.H355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table:number-columns-repeated="2" office:value-type="float" office:value="0">
            <text:p>0,00</text:p>
          </table:table-cell>
          <table:table-cell table:formula="of:=1-([.C358]+[.B358]+[.A358])" office:value-type="float" office:value="0.2">
            <text:p>0,20</text:p>
          </table:table-cell>
          <table:table-cell/>
          <table:table-cell table:number-columns-repeated="3"/>
          <table:table-cell table:formula="of:=100*[.F358]/([.F358]+[.G358])" office:value-type="float" office:value="0">
            <text:p>#DIV/0 !</text:p>
          </table:table-cell>
          <table:table-cell table:formula="of:=100*[.G358]/([.F358]+[.G358])" office:value-type="float" office:value="0">
            <text:p>#DIV/0 !</text:p>
          </table:table-cell>
          <table:table-cell table:formula="of:=100*[.H358]/([.F358]+[.G358]+[.H35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59]+[.B359]+[.A359])" office:value-type="float" office:value="0.1">
            <text:p>0,10</text:p>
          </table:table-cell>
          <table:table-cell/>
          <table:table-cell table:number-columns-repeated="3"/>
          <table:table-cell table:formula="of:=100*[.F359]/([.F359]+[.G359])" office:value-type="float" office:value="0">
            <text:p>#DIV/0 !</text:p>
          </table:table-cell>
          <table:table-cell table:formula="of:=100*[.G359]/([.F359]+[.G359])" office:value-type="float" office:value="0">
            <text:p>#DIV/0 !</text:p>
          </table:table-cell>
          <table:table-cell table:formula="of:=100*[.H359]/([.F359]+[.G359]+[.H35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60]+[.B360]+[.A360])" office:value-type="float" office:value="0">
            <text:p>0,00</text:p>
          </table:table-cell>
          <table:table-cell/>
          <table:table-cell table:number-columns-repeated="3"/>
          <table:table-cell table:formula="of:=100*[.F360]/([.F360]+[.G360])" office:value-type="float" office:value="0">
            <text:p>#DIV/0 !</text:p>
          </table:table-cell>
          <table:table-cell table:formula="of:=100*[.G360]/([.F360]+[.G360])" office:value-type="float" office:value="0">
            <text:p>#DIV/0 !</text:p>
          </table:table-cell>
          <table:table-cell table:formula="of:=100*[.H360]/([.F360]+[.G360]+[.H36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62]+[.B362]+[.A362])" office:value-type="float" office:value="0.1">
            <text:p>0,10</text:p>
          </table:table-cell>
          <table:table-cell/>
          <table:table-cell table:number-columns-repeated="3"/>
          <table:table-cell table:formula="of:=100*[.F362]/([.F362]+[.G362])" office:value-type="float" office:value="0">
            <text:p>#DIV/0 !</text:p>
          </table:table-cell>
          <table:table-cell table:formula="of:=100*[.G362]/([.F362]+[.G362])" office:value-type="float" office:value="0">
            <text:p>#DIV/0 !</text:p>
          </table:table-cell>
          <table:table-cell table:formula="of:=100*[.H362]/([.F362]+[.G362]+[.H36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table:number-columns-repeated="2" office:value-type="float" office:value="0.1">
            <text:p>0,10</text:p>
          </table:table-cell>
          <table:table-cell table:formula="of:=1-([.C363]+[.B363]+[.A363])" office:value-type="float" office:value="0">
            <text:p>0,00</text:p>
          </table:table-cell>
          <table:table-cell/>
          <table:table-cell table:number-columns-repeated="3"/>
          <table:table-cell table:formula="of:=100*[.F363]/([.F363]+[.G363])" office:value-type="float" office:value="0">
            <text:p>#DIV/0 !</text:p>
          </table:table-cell>
          <table:table-cell table:formula="of:=100*[.G363]/([.F363]+[.G363])" office:value-type="float" office:value="0">
            <text:p>#DIV/0 !</text:p>
          </table:table-cell>
          <table:table-cell table:formula="of:=100*[.H363]/([.F363]+[.G363]+[.H36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65]+[.B365]+[.A365])" office:value-type="float" office:value="0">
            <text:p>0,00</text:p>
          </table:table-cell>
          <table:table-cell/>
          <table:table-cell table:number-columns-repeated="3"/>
          <table:table-cell table:formula="of:=100*[.F365]/([.F365]+[.G365])" office:value-type="float" office:value="0">
            <text:p>#DIV/0 !</text:p>
          </table:table-cell>
          <table:table-cell table:formula="of:=100*[.G365]/([.F365]+[.G365])" office:value-type="float" office:value="0">
            <text:p>#DIV/0 !</text:p>
          </table:table-cell>
          <table:table-cell table:formula="of:=100*[.H365]/([.F365]+[.G365]+[.H365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9">
            <text:p>0,90</text:p>
          </table:table-cell>
          <table:table-cell table:number-columns-repeated="2" office:value-type="float" office:value="0">
            <text:p>0,00</text:p>
          </table:table-cell>
          <table:table-cell table:formula="of:=1-([.C368]+[.B368]+[.A368])" office:value-type="float" office:value="0.1">
            <text:p>0,10</text:p>
          </table:table-cell>
          <table:table-cell/>
          <table:table-cell table:number-columns-repeated="3"/>
          <table:table-cell table:formula="of:=100*[.F368]/([.F368]+[.G368])" office:value-type="float" office:value="0">
            <text:p>#DIV/0 !</text:p>
          </table:table-cell>
          <table:table-cell table:formula="of:=100*[.G368]/([.F368]+[.G368])" office:value-type="float" office:value="0">
            <text:p>#DIV/0 !</text:p>
          </table:table-cell>
          <table:table-cell table:formula="of:=100*[.H368]/([.F368]+[.G368]+[.H36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69]+[.B369]+[.A369])" office:value-type="float" office:value="0">
            <text:p>0,00</text:p>
          </table:table-cell>
          <table:table-cell/>
          <table:table-cell table:number-columns-repeated="3"/>
          <table:table-cell table:formula="of:=100*[.F369]/([.F369]+[.G369])" office:value-type="float" office:value="0">
            <text:p>#DIV/0 !</text:p>
          </table:table-cell>
          <table:table-cell table:formula="of:=100*[.G369]/([.F369]+[.G369])" office:value-type="float" office:value="0">
            <text:p>#DIV/0 !</text:p>
          </table:table-cell>
          <table:table-cell table:formula="of:=100*[.H369]/([.F369]+[.G369]+[.H36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71]+[.B371]+[.A371])" office:value-type="float" office:value="0">
            <text:p>0,00</text:p>
          </table:table-cell>
          <table:table-cell/>
          <table:table-cell table:number-columns-repeated="3"/>
          <table:table-cell table:formula="of:=100*[.F371]/([.F371]+[.G371])" office:value-type="float" office:value="0">
            <text:p>#DIV/0 !</text:p>
          </table:table-cell>
          <table:table-cell table:formula="of:=100*[.G371]/([.F371]+[.G371])" office:value-type="float" office:value="0">
            <text:p>#DIV/0 !</text:p>
          </table:table-cell>
          <table:table-cell table:formula="of:=100*[.H371]/([.F371]+[.G371]+[.H371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,00</text:p>
          </table:table-cell>
          <table:table-cell table:number-columns-repeated="2" office:value-type="float" office:value="0">
            <text:p>0,00</text:p>
          </table:table-cell>
          <table:table-cell table:formula="of:=1-([.C374]+[.B374]+[.A374])" office:value-type="float" office:value="0">
            <text:p>0,00</text:p>
          </table:table-cell>
          <table:table-cell/>
          <table:table-cell table:number-columns-repeated="3"/>
          <table:table-cell table:formula="of:=100*[.F374]/([.F374]+[.G374])" office:value-type="float" office:value="0">
            <text:p>#DIV/0 !</text:p>
          </table:table-cell>
          <table:table-cell table:formula="of:=100*[.G374]/([.F374]+[.G374])" office:value-type="float" office:value="0">
            <text:p>#DIV/0 !</text:p>
          </table:table-cell>
          <table:table-cell table:formula="of:=100*[.H374]/([.F374]+[.G374]+[.H374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stCandidates" table:style-name="ta1" table:print="false">
        <table:table-column table:style-name="co1" table:number-columns-repeated="8" table:default-cell-style-name="Default"/>
        <table:table-column table:style-name="co1" table:number-columns-repeated="3" table:default-cell-style-name="ce1"/>
        <table:table-column table:style-name="co1" table:number-columns-repeated="7" table:default-cell-style-name="Default"/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1]+[.B1]+[.A1])" office:value-type="float" office:value="0.5">
            <text:p>0,50</text:p>
          </table:table-cell>
          <table:table-cell table:style-name="ce1"/>
          <table:table-cell table:style-name="ce1" office:value-type="float" office:value="385">
            <text:p>385,00</text:p>
          </table:table-cell>
          <table:table-cell table:style-name="ce1" office:value-type="float" office:value="414">
            <text:p>414,00</text:p>
          </table:table-cell>
          <table:table-cell table:style-name="ce1" office:value-type="float" office:value="201">
            <text:p>201,00</text:p>
          </table:table-cell>
          <table:table-cell table:formula="of:=100*[.F1]/([.F1]+[.G1])" office:value-type="float" office:value="48.1852315394243">
            <text:p>48,19</text:p>
          </table:table-cell>
          <table:table-cell table:formula="of:=100*[.G1]/([.F1]+[.G1])" office:value-type="float" office:value="51.8147684605757">
            <text:p>51,81</text:p>
          </table:table-cell>
          <table:table-cell table:formula="of:=100*[.H1]/([.F1]+[.G1]+[.H1])" office:value-type="float" office:value="20.1">
            <text:p>20,10</text:p>
          </table:table-cell>
          <table:table-cell/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0.2">
            <text:p>0,20</text:p>
          </table:table-cell>
          <table:table-cell table:style-name="ce1" table:formula="of:=1-([.C2]+[.B2]+[.A2])" office:value-type="float" office:value="0.4">
            <text:p>0,40</text:p>
          </table:table-cell>
          <table:table-cell table:style-name="ce1"/>
          <table:table-cell table:style-name="ce1" office:value-type="float" office:value="447">
            <text:p>447,00</text:p>
          </table:table-cell>
          <table:table-cell table:style-name="ce1" office:value-type="float" office:value="360">
            <text:p>360,00</text:p>
          </table:table-cell>
          <table:table-cell table:style-name="ce1" office:value-type="float" office:value="193">
            <text:p>193,00</text:p>
          </table:table-cell>
          <table:table-cell table:formula="of:=100*[.F2]/([.F2]+[.G2])" office:value-type="float" office:value="55.3903345724907">
            <text:p>55,39</text:p>
          </table:table-cell>
          <table:table-cell table:formula="of:=100*[.G2]/([.F2]+[.G2])" office:value-type="float" office:value="44.6096654275093">
            <text:p>44,61</text:p>
          </table:table-cell>
          <table:table-cell table:formula="of:=100*[.H2]/([.F2]+[.G2]+[.H2])" office:value-type="float" office:value="19.3">
            <text:p>19,30</text:p>
          </table:table-cell>
          <table:table-cell/>
          <table:table-cell office:value-type="float" office:value="49.4">
            <text:p>49,4</text:p>
          </table:table-cell>
          <table:table-cell office:value-type="float" office:value="50.6">
            <text:p>50,6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table:formula="of:=1-([.C3]+[.B3]+[.A3])" office:value-type="float" office:value="0.5">
            <text:p>0,50</text:p>
          </table:table-cell>
          <table:table-cell table:style-name="ce1"/>
          <table:table-cell table:style-name="ce1" office:value-type="float" office:value="378">
            <text:p>378,00</text:p>
          </table:table-cell>
          <table:table-cell table:style-name="ce1" office:value-type="float" office:value="432">
            <text:p>432,00</text:p>
          </table:table-cell>
          <table:table-cell table:style-name="ce1" office:value-type="float" office:value="190">
            <text:p>190,00</text:p>
          </table:table-cell>
          <table:table-cell table:formula="of:=100*[.F3]/([.F3]+[.G3])" office:value-type="float" office:value="46.6666666666667">
            <text:p>46,67</text:p>
          </table:table-cell>
          <table:table-cell table:formula="of:=100*[.G3]/([.F3]+[.G3])" office:value-type="float" office:value="53.3333333333333">
            <text:p>53,33</text:p>
          </table:table-cell>
          <table:table-cell table:formula="of:=100*[.H3]/([.F3]+[.G3]+[.H3])" office:value-type="float" office:value="19">
            <text:p>19,00</text:p>
          </table:table-cell>
          <table:table-cell table:number-columns-repeated="7"/>
        </table:table-row>
        <table:table-row table:style-name="ro1">
          <table:table-cell table:style-name="ce1" office:value-type="float" office:value="0.3">
            <text:p>0,30</text:p>
          </table:table-cell>
          <table:table-cell table:number-columns-repeated="2" table:style-name="ce1" office:value-type="float" office:value="0.1">
            <text:p>0,10</text:p>
          </table:table-cell>
          <table:table-cell table:style-name="ce1" table:formula="of:=1-([.C4]+[.B4]+[.A4])" office:value-type="float" office:value="0.5">
            <text:p>0,50</text:p>
          </table:table-cell>
          <table:table-cell table:style-name="ce1"/>
          <table:table-cell table:style-name="ce1" table:formula="of:=390+385" office:value-type="float" office:value="775">
            <text:p>775,00</text:p>
          </table:table-cell>
          <table:table-cell table:style-name="ce1" table:formula="of:=394+408" office:value-type="float" office:value="802">
            <text:p>802,00</text:p>
          </table:table-cell>
          <table:table-cell table:style-name="ce1" table:formula="of:=216+207" office:value-type="float" office:value="423">
            <text:p>423,00</text:p>
          </table:table-cell>
          <table:table-cell table:formula="of:=100*[.F4]/([.F4]+[.G4])" office:value-type="float" office:value="49.143944197844">
            <text:p>49,14</text:p>
          </table:table-cell>
          <table:table-cell table:formula="of:=100*[.G4]/([.F4]+[.G4])" office:value-type="float" office:value="50.856055802156">
            <text:p>50,86</text:p>
          </table:table-cell>
          <table:table-cell table:formula="of:=100*[.H4]/([.F4]+[.G4]+[.H4])" office:value-type="float" office:value="21.15">
            <text:p>21,15</text:p>
          </table:table-cell>
          <table:table-cell/>
          <table:table-cell office:value-type="float" office:value="43.75">
            <text:p>43,75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2">
            <text:p>0,20</text:p>
          </table:table-cell>
          <table:table-cell table:style-name="ce1" table:formula="of:=1-([.C5]+[.B5]+[.A5])" office:value-type="float" office:value="0.4">
            <text:p>0,40</text:p>
          </table:table-cell>
          <table:table-cell table:style-name="ce1"/>
          <table:table-cell table:style-name="ce1" office:value-type="float" office:value="413">
            <text:p>413,00</text:p>
          </table:table-cell>
          <table:table-cell table:style-name="ce1" office:value-type="float" office:value="416">
            <text:p>416,00</text:p>
          </table:table-cell>
          <table:table-cell table:style-name="ce1" office:value-type="float" office:value="171">
            <text:p>171,00</text:p>
          </table:table-cell>
          <table:table-cell table:formula="of:=100*[.F5]/([.F5]+[.G5])" office:value-type="float" office:value="49.8190591073583">
            <text:p>49,82</text:p>
          </table:table-cell>
          <table:table-cell table:formula="of:=100*[.G5]/([.F5]+[.G5])" office:value-type="float" office:value="50.1809408926417">
            <text:p>50,18</text:p>
          </table:table-cell>
          <table:table-cell table:formula="of:=100*[.H5]/([.F5]+[.G5]+[.H5])" office:value-type="float" office:value="17.1">
            <text:p>17,10</text:p>
          </table:table-cell>
          <table:table-cell/>
          <table:table-cell office:value-type="float" office:value="44.71">
            <text:p>44,71</text:p>
          </table:table-cell>
          <table:table-cell office:value-type="float" office:value="55.29">
            <text:p>55,29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6]+[.B6]+[.A6])" office:value-type="float" office:value="0.4">
            <text:p>0,40</text:p>
          </table:table-cell>
          <table:table-cell table:style-name="ce1"/>
          <table:table-cell table:style-name="ce1" office:value-type="float" office:value="339">
            <text:p>339,00</text:p>
          </table:table-cell>
          <table:table-cell table:style-name="ce1" office:value-type="float" office:value="443">
            <text:p>443,00</text:p>
          </table:table-cell>
          <table:table-cell table:style-name="ce1" office:value-type="float" office:value="218">
            <text:p>218,00</text:p>
          </table:table-cell>
          <table:table-cell table:formula="of:=100*[.F6]/([.F6]+[.G6])" office:value-type="float" office:value="43.3503836317136">
            <text:p>43,35</text:p>
          </table:table-cell>
          <table:table-cell table:formula="of:=100*[.G6]/([.F6]+[.G6])" office:value-type="float" office:value="56.6496163682865">
            <text:p>56,65</text:p>
          </table:table-cell>
          <table:table-cell table:formula="of:=100*[.H6]/([.F6]+[.G6]+[.H6])" office:value-type="float" office:value="21.8">
            <text:p>21,80</text:p>
          </table:table-cell>
          <table:table-cell/>
          <table:table-cell office:value-type="float" office:value="44.87">
            <text:p>44,87</text:p>
          </table:table-cell>
          <table:table-cell office:value-type="float" office:value="55.13">
            <text:p>55,13</text:p>
          </table:table-cell>
          <table:table-cell table:number-columns-repeated="4"/>
        </table:table-row>
        <table:table-row table:style-name="ro1">
          <table:table-cell table:style-name="ce1" office:value-type="float" office:value="0.3">
            <text:p>0,30</text:p>
          </table:table-cell>
          <table:table-cell table:number-columns-repeated="2" table:style-name="ce1" office:value-type="float" office:value="0.2">
            <text:p>0,20</text:p>
          </table:table-cell>
          <table:table-cell table:style-name="ce1" table:formula="of:=1-([.C7]+[.B7]+[.A7])" office:value-type="float" office:value="0.3">
            <text:p>0,30</text:p>
          </table:table-cell>
          <table:table-cell table:style-name="ce1"/>
          <table:table-cell table:style-name="ce1" office:value-type="float" office:value="373">
            <text:p>373,00</text:p>
          </table:table-cell>
          <table:table-cell table:style-name="ce1" office:value-type="float" office:value="434">
            <text:p>434,00</text:p>
          </table:table-cell>
          <table:table-cell table:style-name="ce1" office:value-type="float" office:value="193">
            <text:p>193,00</text:p>
          </table:table-cell>
          <table:table-cell table:formula="of:=100*[.F7]/([.F7]+[.G7])" office:value-type="float" office:value="46.2205700123916">
            <text:p>46,22</text:p>
          </table:table-cell>
          <table:table-cell table:formula="of:=100*[.G7]/([.F7]+[.G7])" office:value-type="float" office:value="53.7794299876084">
            <text:p>53,78</text:p>
          </table:table-cell>
          <table:table-cell table:formula="of:=100*[.H7]/([.F7]+[.G7]+[.H7])" office:value-type="float" office:value="19.3">
            <text:p>19,30</text:p>
          </table:table-cell>
          <table:table-cell/>
          <table:table-cell office:value-type="float" office:value="34.48">
            <text:p>34,48</text:p>
          </table:table-cell>
          <table:table-cell office:value-type="float" office:value="55.52">
            <text:p>55,52</text:p>
          </table:table-cell>
          <table:table-cell table:number-columns-repeated="4"/>
        </table:table-row>
        <table:table-row table:style-name="ro1">
          <table:table-cell table:style-name="ce2" office:value-type="float" office:value="0.4">
            <text:p>0,40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0.1">
            <text:p>0,10</text:p>
          </table:table-cell>
          <table:table-cell table:style-name="ce2" table:formula="of:=1-([.C8]+[.B8]+[.A8])" office:value-type="float" office:value="0.5">
            <text:p>0,50</text:p>
          </table:table-cell>
          <table:table-cell table:style-name="ce2"/>
          <table:table-cell table:style-name="ce2" table:formula="of:=326+340" office:value-type="float" office:value="666">
            <text:p>666,00</text:p>
          </table:table-cell>
          <table:table-cell table:style-name="ce2" table:formula="of:=507+478" office:value-type="float" office:value="985">
            <text:p>985,00</text:p>
          </table:table-cell>
          <table:table-cell table:style-name="ce2" table:formula="of:=167+182" office:value-type="float" office:value="349">
            <text:p>349,00</text:p>
          </table:table-cell>
          <table:table-cell table:style-name="ce2" table:formula="of:=100*[.F8]/([.F8]+[.G8])" office:value-type="float" office:value="40.3391883706844">
            <text:p>40,34</text:p>
          </table:table-cell>
          <table:table-cell table:style-name="ce2" table:formula="of:=100*[.G8]/([.F8]+[.G8])" office:value-type="float" office:value="59.6608116293156">
            <text:p>59,66</text:p>
          </table:table-cell>
          <table:table-cell table:style-name="ce2" table:formula="of:=100*[.H8]/([.F8]+[.G8]+[.H8])" office:value-type="float" office:value="17.45">
            <text:p>17,45</text:p>
          </table:table-cell>
          <table:table-cell table:style-name="ce5"/>
          <table:table-cell table:style-name="ce5" office:value-type="float" office:value="40.51">
            <text:p>40,51</text:p>
          </table:table-cell>
          <table:table-cell table:style-name="ce5" office:value-type="float" office:value="59.49">
            <text:p>59,49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table:formula="of:=1-([.C9]+[.B9]+[.A9])" office:value-type="float" office:value="0.4">
            <text:p>0,40</text:p>
          </table:table-cell>
          <table:table-cell table:style-name="ce1"/>
          <table:table-cell table:style-name="ce1" office:value-type="float" office:value="415">
            <text:p>415,00</text:p>
          </table:table-cell>
          <table:table-cell table:style-name="ce1" office:value-type="float" office:value="442">
            <text:p>442,00</text:p>
          </table:table-cell>
          <table:table-cell table:style-name="ce1" office:value-type="float" office:value="143">
            <text:p>143,00</text:p>
          </table:table-cell>
          <table:table-cell table:formula="of:=100*[.F9]/([.F9]+[.G9])" office:value-type="float" office:value="48.4247374562427">
            <text:p>48,42</text:p>
          </table:table-cell>
          <table:table-cell table:formula="of:=100*[.G9]/([.F9]+[.G9])" office:value-type="float" office:value="51.5752625437573">
            <text:p>51,58</text:p>
          </table:table-cell>
          <table:table-cell table:formula="of:=100*[.H9]/([.F9]+[.G9]+[.H9])" office:value-type="float" office:value="14.3">
            <text:p>14,30</text:p>
          </table:table-cell>
          <table:table-cell/>
          <table:table-cell office:value-type="float" office:value="51.69">
            <text:p>51,69</text:p>
          </table:table-cell>
          <table:table-cell office:value-type="float" office:value="48.31">
            <text:p>48,31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3">
            <text:p>0,30</text:p>
          </table:table-cell>
          <table:table-cell table:style-name="ce1" table:formula="of:=1-([.C10]+[.B10]+[.A10])" office:value-type="float" office:value="0.3">
            <text:p>0,30</text:p>
          </table:table-cell>
          <table:table-cell table:style-name="ce1"/>
          <table:table-cell table:style-name="ce1" office:value-type="float" office:value="498">
            <text:p>498,00</text:p>
          </table:table-cell>
          <table:table-cell table:style-name="ce1" office:value-type="float" office:value="363">
            <text:p>363,00</text:p>
          </table:table-cell>
          <table:table-cell table:style-name="ce1" office:value-type="float" office:value="139">
            <text:p>139,00</text:p>
          </table:table-cell>
          <table:table-cell table:formula="of:=100*[.F10]/([.F10]+[.G10])" office:value-type="float" office:value="57.8397212543554">
            <text:p>57,84</text:p>
          </table:table-cell>
          <table:table-cell table:formula="of:=100*[.G10]/([.F10]+[.G10])" office:value-type="float" office:value="42.1602787456446">
            <text:p>42,16</text:p>
          </table:table-cell>
          <table:table-cell table:formula="of:=100*[.H10]/([.F10]+[.G10]+[.H10])" office:value-type="float" office:value="13.9">
            <text:p>13,90</text:p>
          </table:table-cell>
          <table:table-cell/>
          <table:table-cell office:value-type="float" office:value="44.58">
            <text:p>44,58</text:p>
          </table:table-cell>
          <table:table-cell office:value-type="float" office:value="55.42">
            <text:p>55,42</text:p>
          </table:table-cell>
          <table:table-cell table:number-columns-repeated="4"/>
        </table:table-row>
        <table:table-row table:style-name="ro1">
          <table:table-cell table:style-name="ce2" office:value-type="float" office:value="0.4">
            <text:p>0,40</text:p>
          </table:table-cell>
          <table:table-cell table:style-name="ce2" office:value-type="float" office:value="0.1">
            <text:p>0,10</text:p>
          </table:table-cell>
          <table:table-cell table:style-name="ce2" office:value-type="float" office:value="0">
            <text:p>0,00</text:p>
          </table:table-cell>
          <table:table-cell table:style-name="ce2" table:formula="of:=1-([.C11]+[.B11]+[.A11])" office:value-type="float" office:value="0.5">
            <text:p>0,50</text:p>
          </table:table-cell>
          <table:table-cell table:style-name="ce2"/>
          <table:table-cell table:style-name="ce2" office:value-type="float" office:value="342">
            <text:p>342,00</text:p>
          </table:table-cell>
          <table:table-cell table:style-name="ce2" office:value-type="float" office:value="478">
            <text:p>478,00</text:p>
          </table:table-cell>
          <table:table-cell table:style-name="ce2" office:value-type="float" office:value="180">
            <text:p>180,00</text:p>
          </table:table-cell>
          <table:table-cell table:style-name="ce2" table:formula="of:=100*[.F11]/([.F11]+[.G11])" office:value-type="float" office:value="41.7073170731707">
            <text:p>41,71</text:p>
          </table:table-cell>
          <table:table-cell table:style-name="ce2" table:formula="of:=100*[.G11]/([.F11]+[.G11])" office:value-type="float" office:value="58.2926829268293">
            <text:p>58,29</text:p>
          </table:table-cell>
          <table:table-cell table:style-name="ce2" table:formula="of:=100*[.H11]/([.F11]+[.G11]+[.H11])" office:value-type="float" office:value="18">
            <text:p>18,00</text:p>
          </table:table-cell>
          <table:table-cell table:style-name="ce5"/>
          <table:table-cell table:style-name="ce5" office:value-type="float" office:value="36.59">
            <text:p>36,59</text:p>
          </table:table-cell>
          <table:table-cell table:style-name="ce5" office:value-type="float" office:value="63.41">
            <text:p>63,41</text:p>
          </table:table-cell>
          <table:table-cell table:number-columns-repeated="4"/>
        </table:table-row>
        <table:table-row table:style-name="ro1">
          <table:table-cell table:style-name="ce2" office:value-type="float" office:value="0.4">
            <text:p>0,40</text:p>
          </table:table-cell>
          <table:table-cell table:number-columns-repeated="2" table:style-name="ce2" office:value-type="float" office:value="0.1">
            <text:p>0,10</text:p>
          </table:table-cell>
          <table:table-cell table:style-name="ce2" table:formula="of:=1-([.C12]+[.B12]+[.A12])" office:value-type="float" office:value="0.4">
            <text:p>0,40</text:p>
          </table:table-cell>
          <table:table-cell table:style-name="ce2"/>
          <table:table-cell table:style-name="ce2" table:formula="of:=291+317+336+277+288" office:value-type="float" office:value="1509">
            <text:p>1 509,00</text:p>
          </table:table-cell>
          <table:table-cell table:style-name="ce2" table:formula="of:=525+512+502+527+519" office:value-type="float" office:value="2585">
            <text:p>2 585,00</text:p>
          </table:table-cell>
          <table:table-cell table:style-name="ce2" table:formula="of:=184+171+162+196+193" office:value-type="float" office:value="906">
            <text:p>906,00</text:p>
          </table:table-cell>
          <table:table-cell table:style-name="ce2" table:formula="of:=100*[.F12]/([.F12]+[.G12])" office:value-type="float" office:value="36.8588177821202">
            <text:p>36,86</text:p>
          </table:table-cell>
          <table:table-cell table:style-name="ce2" table:formula="of:=100*[.G12]/([.F12]+[.G12])" office:value-type="float" office:value="63.1411822178798">
            <text:p>63,14</text:p>
          </table:table-cell>
          <table:table-cell table:style-name="ce2" table:formula="of:=100*[.H12]/([.F12]+[.G12]+[.H12])" office:value-type="float" office:value="18.12">
            <text:p>18,12</text:p>
          </table:table-cell>
          <table:table-cell table:style-name="ce5"/>
          <table:table-cell table:style-name="ce5" office:value-type="float" office:value="37.97">
            <text:p>37,97</text:p>
          </table:table-cell>
          <table:table-cell table:style-name="ce5" office:value-type="float" office:value="62.03">
            <text:p>62,03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2">
            <text:p>0,20</text:p>
          </table:table-cell>
          <table:table-cell table:style-name="ce1" table:formula="of:=1-([.C13]+[.B13]+[.A13])" office:value-type="float" office:value="0.3">
            <text:p>0,30</text:p>
          </table:table-cell>
          <table:table-cell table:style-name="ce1"/>
          <table:table-cell table:style-name="ce1" office:value-type="float" office:value="397">
            <text:p>397,00</text:p>
          </table:table-cell>
          <table:table-cell table:style-name="ce1" office:value-type="float" office:value="437">
            <text:p>437,00</text:p>
          </table:table-cell>
          <table:table-cell table:style-name="ce1" office:value-type="float" office:value="166">
            <text:p>166,00</text:p>
          </table:table-cell>
          <table:table-cell table:formula="of:=100*[.F13]/([.F13]+[.G13])" office:value-type="float" office:value="47.6019184652278">
            <text:p>47,60</text:p>
          </table:table-cell>
          <table:table-cell table:formula="of:=100*[.G13]/([.F13]+[.G13])" office:value-type="float" office:value="52.3980815347722">
            <text:p>52,40</text:p>
          </table:table-cell>
          <table:table-cell table:formula="of:=100*[.H13]/([.F13]+[.G13]+[.H13])" office:value-type="float" office:value="16.6">
            <text:p>16,60</text:p>
          </table:table-cell>
          <table:table-cell/>
          <table:table-cell office:value-type="float" office:value="52.94">
            <text:p>52,94</text:p>
          </table:table-cell>
          <table:table-cell office:value-type="float" office:value="47.06">
            <text:p>47,06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3">
            <text:p>0,30</text:p>
          </table:table-cell>
          <table:table-cell table:style-name="ce1" table:formula="of:=1-([.C14]+[.B14]+[.A14])" office:value-type="float" office:value="0.2">
            <text:p>0,20</text:p>
          </table:table-cell>
          <table:table-cell table:style-name="ce1"/>
          <table:table-cell table:style-name="ce1" office:value-type="float" office:value="439">
            <text:p>439,00</text:p>
          </table:table-cell>
          <table:table-cell table:style-name="ce1" office:value-type="float" office:value="431">
            <text:p>431,00</text:p>
          </table:table-cell>
          <table:table-cell table:style-name="ce1" office:value-type="float" office:value="130">
            <text:p>130,00</text:p>
          </table:table-cell>
          <table:table-cell table:formula="of:=100*[.F14]/([.F14]+[.G14])" office:value-type="float" office:value="50.4597701149425">
            <text:p>50,46</text:p>
          </table:table-cell>
          <table:table-cell table:formula="of:=100*[.G14]/([.F14]+[.G14])" office:value-type="float" office:value="49.5402298850575">
            <text:p>49,54</text:p>
          </table:table-cell>
          <table:table-cell table:formula="of:=100*[.H14]/([.F14]+[.G14]+[.H14])" office:value-type="float" office:value="13">
            <text:p>13,00</text:p>
          </table:table-cell>
          <table:table-cell/>
          <table:table-cell office:value-type="float" office:value="43.75">
            <text:p>43,75</text:p>
          </table:table-cell>
          <table:table-cell office:value-type="float" office:value="56.25">
            <text:p>56,25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">
            <text:p>0,00</text:p>
          </table:table-cell>
          <table:table-cell table:style-name="ce1" table:formula="of:=1-([.C15]+[.B15]+[.A15])" office:value-type="float" office:value="0.4">
            <text:p>0,40</text:p>
          </table:table-cell>
          <table:table-cell table:style-name="ce1"/>
          <table:table-cell table:style-name="ce1" office:value-type="float" office:value="489">
            <text:p>489,00</text:p>
          </table:table-cell>
          <table:table-cell table:style-name="ce1" office:value-type="float" office:value="384">
            <text:p>384,00</text:p>
          </table:table-cell>
          <table:table-cell table:style-name="ce1" office:value-type="float" office:value="127">
            <text:p>127,00</text:p>
          </table:table-cell>
          <table:table-cell table:formula="of:=100*[.F15]/([.F15]+[.G15])" office:value-type="float" office:value="56.0137457044674">
            <text:p>56,01</text:p>
          </table:table-cell>
          <table:table-cell table:formula="of:=100*[.G15]/([.F15]+[.G15])" office:value-type="float" office:value="43.9862542955327">
            <text:p>43,99</text:p>
          </table:table-cell>
          <table:table-cell table:formula="of:=100*[.H15]/([.F15]+[.G15]+[.H15])" office:value-type="float" office:value="12.7">
            <text:p>12,70</text:p>
          </table:table-cell>
          <table:table-cell/>
          <table:table-cell office:value-type="float" office:value="48.35">
            <text:p>48,35</text:p>
          </table:table-cell>
          <table:table-cell office:value-type="float" office:value="51.65">
            <text:p>51,65</text:p>
          </table:table-cell>
          <table:table-cell table:number-columns-repeated="4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16]+[.B16]+[.A16])" office:value-type="float" office:value="0.3">
            <text:p>0,30</text:p>
          </table:table-cell>
          <table:table-cell table:style-name="ce1"/>
          <table:table-cell table:style-name="ce1" office:value-type="float" office:value="387">
            <text:p>387,00</text:p>
          </table:table-cell>
          <table:table-cell table:style-name="ce1" office:value-type="float" office:value="457">
            <text:p>457,00</text:p>
          </table:table-cell>
          <table:table-cell table:style-name="ce1" office:value-type="float" office:value="156">
            <text:p>156,00</text:p>
          </table:table-cell>
          <table:table-cell table:formula="of:=100*[.F16]/([.F16]+[.G16])" office:value-type="float" office:value="45.8530805687204">
            <text:p>45,85</text:p>
          </table:table-cell>
          <table:table-cell table:formula="of:=100*[.G16]/([.F16]+[.G16])" office:value-type="float" office:value="54.1469194312796">
            <text:p>54,15</text:p>
          </table:table-cell>
          <table:table-cell table:formula="of:=100*[.H16]/([.F16]+[.G16]+[.H16])" office:value-type="float" office:value="15.6">
            <text:p>15,60</text:p>
          </table:table-cell>
          <table:table-cell/>
          <table:table-cell office:value-type="float" office:value="47.19">
            <text:p>47,19</text:p>
          </table:table-cell>
          <table:table-cell office:value-type="float" office:value="52.81">
            <text:p>52,81</text:p>
          </table:table-cell>
          <table:table-cell table:number-columns-repeated="4"/>
        </table:table-row>
        <table:table-row table:style-name="ro1">
          <table:table-cell table:style-name="ce2" office:value-type="float" office:value="0.5">
            <text:p>0,50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0.1">
            <text:p>0,10</text:p>
          </table:table-cell>
          <table:table-cell table:style-name="ce2" table:formula="of:=1-([.C17]+[.B17]+[.A17])" office:value-type="float" office:value="0.4">
            <text:p>0,40</text:p>
          </table:table-cell>
          <table:table-cell table:style-name="ce2"/>
          <table:table-cell table:style-name="ce2" table:formula="of:=345+340" office:value-type="float" office:value="685">
            <text:p>685,00</text:p>
          </table:table-cell>
          <table:table-cell table:style-name="ce2" table:formula="of:=475+486" office:value-type="float" office:value="961">
            <text:p>961,00</text:p>
          </table:table-cell>
          <table:table-cell table:style-name="ce2" table:formula="of:=180+174" office:value-type="float" office:value="354">
            <text:p>354,00</text:p>
          </table:table-cell>
          <table:table-cell table:style-name="ce2" table:formula="of:=100*[.F17]/([.F17]+[.G17])" office:value-type="float" office:value="41.6160388821385">
            <text:p>41,62</text:p>
          </table:table-cell>
          <table:table-cell table:style-name="ce2" table:formula="of:=100*[.G17]/([.F17]+[.G17])" office:value-type="float" office:value="58.3839611178615">
            <text:p>58,38</text:p>
          </table:table-cell>
          <table:table-cell table:style-name="ce2" table:formula="of:=100*[.H17]/([.F17]+[.G17]+[.H17])" office:value-type="float" office:value="17.7">
            <text:p>17,70</text:p>
          </table:table-cell>
          <table:table-cell table:style-name="ce5"/>
          <table:table-cell table:style-name="ce2" office:value-type="float" office:value="31.76">
            <text:p>31,76</text:p>
          </table:table-cell>
          <table:table-cell table:style-name="ce2" office:value-type="float" office:value="68.24">
            <text:p>68,24</text:p>
          </table:table-cell>
          <table:table-cell table:number-columns-repeated="4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table:formula="of:=1-([.C18]+[.B18]+[.A18])" office:value-type="float" office:value="0.3">
            <text:p>0,30</text:p>
          </table:table-cell>
          <table:table-cell table:style-name="ce1"/>
          <table:table-cell table:style-name="ce1" office:value-type="float" office:value="427">
            <text:p>427,00</text:p>
          </table:table-cell>
          <table:table-cell table:style-name="ce1" office:value-type="float" office:value="443">
            <text:p>443,00</text:p>
          </table:table-cell>
          <table:table-cell table:style-name="ce1" office:value-type="float" office:value="130">
            <text:p>130,00</text:p>
          </table:table-cell>
          <table:table-cell table:formula="of:=100*[.F18]/([.F18]+[.G18])" office:value-type="float" office:value="49.0804597701149">
            <text:p>49,08</text:p>
          </table:table-cell>
          <table:table-cell table:formula="of:=100*[.G18]/([.F18]+[.G18])" office:value-type="float" office:value="50.9195402298851">
            <text:p>50,92</text:p>
          </table:table-cell>
          <table:table-cell table:formula="of:=100*[.H18]/([.F18]+[.G18]+[.H18])" office:value-type="float" office:value="13">
            <text:p>13,00</text:p>
          </table:table-cell>
          <table:table-cell/>
          <table:table-cell office:value-type="float" office:value="47.19">
            <text:p>47,19</text:p>
          </table:table-cell>
          <table:table-cell office:value-type="float" office:value="52.81">
            <text:p>52,81</text:p>
          </table:table-cell>
          <table:table-cell table:number-columns-repeated="4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">
            <text:p>0,00</text:p>
          </table:table-cell>
          <table:table-cell table:style-name="ce1" table:formula="of:=1-([.C19]+[.B19]+[.A19])" office:value-type="float" office:value="0.4">
            <text:p>0,40</text:p>
          </table:table-cell>
          <table:table-cell table:style-name="ce1"/>
          <table:table-cell table:style-name="ce1" office:value-type="float" office:value="516">
            <text:p>516,00</text:p>
          </table:table-cell>
          <table:table-cell table:style-name="ce1" office:value-type="float" office:value="327">
            <text:p>327,00</text:p>
          </table:table-cell>
          <table:table-cell table:style-name="ce1" office:value-type="float" office:value="157">
            <text:p>157,00</text:p>
          </table:table-cell>
          <table:table-cell table:formula="of:=100*[.F19]/([.F19]+[.G19])" office:value-type="float" office:value="61.2099644128114">
            <text:p>61,21</text:p>
          </table:table-cell>
          <table:table-cell table:formula="of:=100*[.G19]/([.F19]+[.G19])" office:value-type="float" office:value="38.7900355871886">
            <text:p>38,79</text:p>
          </table:table-cell>
          <table:table-cell table:formula="of:=100*[.H19]/([.F19]+[.G19]+[.H19])" office:value-type="float" office:value="15.7">
            <text:p>15,70</text:p>
          </table:table-cell>
          <table:table-cell/>
          <table:table-cell office:value-type="float" office:value="47.19">
            <text:p>47,19</text:p>
          </table:table-cell>
          <table:table-cell office:value-type="float" office:value="52.81">
            <text:p>52,8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20]+[.B20]+[.A20])" office:value-type="float" office:value="0.2">
            <text:p>0,20</text:p>
          </table:table-cell>
          <table:table-cell table:style-name="ce1"/>
          <table:table-cell table:style-name="ce1" office:value-type="float" office:value="483">
            <text:p>483,00</text:p>
          </table:table-cell>
          <table:table-cell table:style-name="ce1" office:value-type="float" office:value="379">
            <text:p>379,00</text:p>
          </table:table-cell>
          <table:table-cell table:style-name="ce1" office:value-type="float" office:value="138">
            <text:p>138,00</text:p>
          </table:table-cell>
          <table:table-cell table:formula="of:=100*[.F20]/([.F20]+[.G20])" office:value-type="float" office:value="56.0324825986079">
            <text:p>56,03</text:p>
          </table:table-cell>
          <table:table-cell table:formula="of:=100*[.G20]/([.F20]+[.G20])" office:value-type="float" office:value="43.9675174013921">
            <text:p>43,97</text:p>
          </table:table-cell>
          <table:table-cell table:formula="of:=100*[.H20]/([.F20]+[.G20]+[.H20])" office:value-type="float" office:value="13.8">
            <text:p>13,80</text:p>
          </table:table-cell>
          <table:table-cell/>
          <table:table-cell office:value-type="float" office:value="44.05">
            <text:p>44,05</text:p>
          </table:table-cell>
          <table:table-cell office:value-type="float" office:value="55.95">
            <text:p>55,95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>
            <text:p>Finer research</text:p>
          </table:table-cell>
          <table:table-cell table:number-columns-repeated="7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" office:value-type="float" office:value="0.4">
            <text:p>0,40</text:p>
          </table:table-cell>
          <table:table-cell table:number-columns-repeated="2" table:style-name="ce2" office:value-type="float" office:value="0.1">
            <text:p>0,10</text:p>
          </table:table-cell>
          <table:table-cell table:style-name="ce2" table:formula="of:=1-([.C25]+[.B25]+[.A25])" office:value-type="float" office:value="0.4">
            <text:p>0,40</text:p>
          </table:table-cell>
          <table:table-cell table:style-name="ce2"/>
          <table:table-cell table:style-name="ce2" table:formula="of:=291+317+336+277+288" office:value-type="float" office:value="1509">
            <text:p>1 509,00</text:p>
          </table:table-cell>
          <table:table-cell table:style-name="ce2" table:formula="of:=525+512+502+527+519" office:value-type="float" office:value="2585">
            <text:p>2 585,00</text:p>
          </table:table-cell>
          <table:table-cell table:style-name="ce2" table:formula="of:=184+171+162+196+193" office:value-type="float" office:value="906">
            <text:p>906,00</text:p>
          </table:table-cell>
          <table:table-cell table:style-name="ce2" table:formula="of:=100*[.F25]/([.F25]+[.G25])" office:value-type="float" office:value="36.8588177821202">
            <text:p>36,86</text:p>
          </table:table-cell>
          <table:table-cell table:style-name="ce2" table:formula="of:=100*[.G25]/([.F25]+[.G25])" office:value-type="float" office:value="63.1411822178798">
            <text:p>63,14</text:p>
          </table:table-cell>
          <table:table-cell table:style-name="ce2" table:formula="of:=100*[.H25]/([.F25]+[.G25]+[.H25])" office:value-type="float" office:value="18.12">
            <text:p>18,12</text:p>
          </table:table-cell>
          <table:table-cell table:number-columns-repeated="7"/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0.15">
            <text:p>0,15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73+192" office:value-type="float" office:value="365">
            <text:p>365</text:p>
          </table:table-cell>
          <table:table-cell table:formula="of:=231+217" office:value-type="float" office:value="448">
            <text:p>448</text:p>
          </table:table-cell>
          <table:table-cell table:formula="of:=96+91" office:value-type="float" office:value="187">
            <text:p>187</text:p>
          </table:table-cell>
          <table:table-cell table:formula="of:=100*[.F26]/([.F26]+[.G26])" office:value-type="float" office:value="44.8954489544895">
            <text:p>44,90</text:p>
          </table:table-cell>
          <table:table-cell table:formula="of:=100*[.G26]/([.F26]+[.G26])" office:value-type="float" office:value="55.1045510455105">
            <text:p>55,10</text:p>
          </table:table-cell>
          <table:table-cell table:formula="of:=100*[.H26]/([.F26]+[.G26]+[.H26])" office:value-type="float" office:value="18.7">
            <text:p>18,70</text:p>
          </table:table-cell>
          <table:table-cell table:number-columns-repeated="7"/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office:value-type="float" office:value="0.4">
            <text:p>0,4</text:p>
          </table:table-cell>
          <table:table-cell/>
          <table:table-cell office:value-type="float" office:value="163">
            <text:p>163</text:p>
          </table:table-cell>
          <table:table-cell office:value-type="float" office:value="249">
            <text:p>249</text:p>
          </table:table-cell>
          <table:table-cell office:value-type="float" office:value="88">
            <text:p>88</text:p>
          </table:table-cell>
          <table:table-cell table:formula="of:=100*[.F27]/([.F27]+[.G27])" office:value-type="float" office:value="39.5631067961165">
            <text:p>39,56</text:p>
          </table:table-cell>
          <table:table-cell table:formula="of:=100*[.G27]/([.F27]+[.G27])" office:value-type="float" office:value="60.4368932038835">
            <text:p>60,44</text:p>
          </table:table-cell>
          <table:table-cell table:formula="of:=100*[.H27]/([.F27]+[.G27]+[.H27])" office:value-type="float" office:value="17.6">
            <text:p>17,60</text:p>
          </table:table-cell>
          <table:table-cell table:number-columns-repeated="7"/>
        </table:table-row>
        <table:table-row table:style-name="ro1">
          <table:table-cell office:value-type="float" office:value="0.35">
            <text:p>0,35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45">
            <text:p>0,45</text:p>
          </table:table-cell>
          <table:table-cell/>
          <table:table-cell office:value-type="float" office:value="181">
            <text:p>181</text:p>
          </table:table-cell>
          <table:table-cell office:value-type="float" office:value="237">
            <text:p>237</text:p>
          </table:table-cell>
          <table:table-cell office:value-type="float" office:value="82">
            <text:p>82</text:p>
          </table:table-cell>
          <table:table-cell table:formula="of:=100*[.F28]/([.F28]+[.G28])" office:value-type="float" office:value="43.3014354066986">
            <text:p>43,30</text:p>
          </table:table-cell>
          <table:table-cell table:formula="of:=100*[.G28]/([.F28]+[.G28])" office:value-type="float" office:value="56.6985645933014">
            <text:p>56,70</text:p>
          </table:table-cell>
          <table:table-cell table:formula="of:=100*[.H28]/([.F28]+[.G28]+[.H28])" office:value-type="float" office:value="16.4">
            <text:p>16,40</text:p>
          </table:table-cell>
          <table:table-cell table:number-columns-repeated="7"/>
        </table:table-row>
        <table:table-row table:style-name="ro1">
          <table:table-cell table:style-name="ce3" office:value-type="float" office:value="0.45">
            <text:p>0,45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4">
            <text:p>0,4</text:p>
          </table:table-cell>
          <table:table-cell table:style-name="ce3"/>
          <table:table-cell table:style-name="ce3" table:formula="of:=141+307+300" office:value-type="float" office:value="748">
            <text:p>748</text:p>
          </table:table-cell>
          <table:table-cell table:style-name="ce3" table:formula="of:=285+517+524" office:value-type="float" office:value="1326">
            <text:p>1326</text:p>
          </table:table-cell>
          <table:table-cell table:style-name="ce3" table:formula="of:=74+176+176" office:value-type="float" office:value="426">
            <text:p>426</text:p>
          </table:table-cell>
          <table:table-cell table:style-name="ce4" table:formula="of:=100*[.F29]/([.F29]+[.G29])" office:value-type="float" office:value="36.0655737704918">
            <text:p>36,07</text:p>
          </table:table-cell>
          <table:table-cell table:style-name="ce4" table:formula="of:=100*[.G29]/([.F29]+[.G29])" office:value-type="float" office:value="63.9344262295082">
            <text:p>63,93</text:p>
          </table:table-cell>
          <table:table-cell table:style-name="ce4" table:formula="of:=100*[.H29]/([.F29]+[.G29]+[.H29])" office:value-type="float" office:value="17.04">
            <text:p>17,04</text:p>
          </table:table-cell>
          <table:table-cell table:style-name="ce3"/>
          <table:table-cell office:value-type="string">
            <text:p>Expected</text:p>
          </table:table-cell>
          <table:table-cell table:number-columns-repeated="5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05">
            <text:p>0,05</text:p>
          </table:table-cell>
          <table:table-cell office:value-type="float" office:value="0.15">
            <text:p>0,15</text:p>
          </table:table-cell>
          <table:table-cell office:value-type="float" office:value="0.4">
            <text:p>0,4</text:p>
          </table:table-cell>
          <table:table-cell/>
          <table:table-cell office:value-type="float" office:value="187">
            <text:p>187</text:p>
          </table:table-cell>
          <table:table-cell office:value-type="float" office:value="229">
            <text:p>229</text:p>
          </table:table-cell>
          <table:table-cell office:value-type="float" office:value="84">
            <text:p>84</text:p>
          </table:table-cell>
          <table:table-cell table:formula="of:=100*[.F30]/([.F30]+[.G30])" office:value-type="float" office:value="44.9519230769231">
            <text:p>44,95</text:p>
          </table:table-cell>
          <table:table-cell table:formula="of:=100*[.G30]/([.F30]+[.G30])" office:value-type="float" office:value="55.0480769230769">
            <text:p>55,05</text:p>
          </table:table-cell>
          <table:table-cell table:formula="of:=100*[.H30]/([.F30]+[.G30]+[.H30])" office:value-type="float" office:value="16.8">
            <text:p>16,80</text:p>
          </table:table-cell>
          <table:table-cell table:number-columns-repeated="7"/>
        </table:table-row>
        <table:table-row table:style-name="ro1">
          <table:table-cell table:style-name="ce3" office:value-type="float" office:value="0.4">
            <text:p>0,4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45">
            <text:p>0,45</text:p>
          </table:table-cell>
          <table:table-cell table:style-name="ce3"/>
          <table:table-cell table:style-name="ce3" office:value-type="float" office:value="157">
            <text:p>157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93">
            <text:p>93</text:p>
          </table:table-cell>
          <table:table-cell table:style-name="ce4" table:formula="of:=100*[.F31]/([.F31]+[.G31])" office:value-type="float" office:value="38.5749385749386">
            <text:p>38,57</text:p>
          </table:table-cell>
          <table:table-cell table:style-name="ce4" table:formula="of:=100*[.G31]/([.F31]+[.G31])" office:value-type="float" office:value="61.4250614250614">
            <text:p>61,43</text:p>
          </table:table-cell>
          <table:table-cell table:style-name="ce4" table:formula="of:=100*[.H31]/([.F31]+[.G31]+[.H31])" office:value-type="float" office:value="18.6">
            <text:p>18,60</text:p>
          </table:table-cell>
          <table:table-cell table:style-name="ce3"/>
          <table:table-cell office:value-type="string">
            <text:p>Expected</text:p>
          </table:table-cell>
          <table:table-cell table:number-columns-repeated="5"/>
        </table:table-row>
        <table:table-row table:style-name="ro1">
          <table:table-cell office:value-type="float" office:value="0.45">
            <text:p>0,45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.4">
            <text:p>0,4</text:p>
          </table:table-cell>
          <table:table-cell/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office:value-type="float" office:value="67">
            <text:p>67</text:p>
          </table:table-cell>
          <table:table-cell table:formula="of:=100*[.F32]/([.F32]+[.G32])" office:value-type="float" office:value="49.6535796766744">
            <text:p>49,65</text:p>
          </table:table-cell>
          <table:table-cell table:formula="of:=100*[.G32]/([.F32]+[.G32])" office:value-type="float" office:value="50.3464203233256">
            <text:p>50,35</text:p>
          </table:table-cell>
          <table:table-cell table:formula="of:=100*[.H32]/([.F32]+[.G32]+[.H32])" office:value-type="float" office:value="13.4">
            <text:p>13,40</text:p>
          </table:table-cell>
          <table:table-cell table:number-columns-repeated="7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15">
            <text:p>0,15</text:p>
          </table:table-cell>
          <table:table-cell office:value-type="float" office:value="0.05">
            <text:p>0,05</text:p>
          </table:table-cell>
          <table:table-cell office:value-type="float" office:value="0.4">
            <text:p>0,4</text:p>
          </table:table-cell>
          <table:table-cell/>
          <table:table-cell table:formula="of:=201+173" office:value-type="float" office:value="374">
            <text:p>374</text:p>
          </table:table-cell>
          <table:table-cell table:formula="of:=226+236" office:value-type="float" office:value="462">
            <text:p>462</text:p>
          </table:table-cell>
          <table:table-cell table:formula="of:=73+91" office:value-type="float" office:value="164">
            <text:p>164</text:p>
          </table:table-cell>
          <table:table-cell table:formula="of:=100*[.F33]/([.F33]+[.G33])" office:value-type="float" office:value="44.7368421052632">
            <text:p>44,74</text:p>
          </table:table-cell>
          <table:table-cell table:formula="of:=100*[.G33]/([.F33]+[.G33])" office:value-type="float" office:value="55.2631578947368">
            <text:p>55,26</text:p>
          </table:table-cell>
          <table:table-cell table:formula="of:=100*[.H33]/([.F33]+[.G33]+[.H33])" office:value-type="float" office:value="16.4">
            <text:p>16,40</text:p>
          </table:table-cell>
          <table:table-cell table:number-columns-repeated="7"/>
        </table:table-row>
        <table:table-row table:style-name="ro1">
          <table:table-cell table:style-name="ce3" office:value-type="float" office:value="0.4">
            <text:p>0,4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45">
            <text:p>0,45</text:p>
          </table:table-cell>
          <table:table-cell table:style-name="ce3"/>
          <table:table-cell table:style-name="ce3" table:formula="of:=175+174" office:value-type="float" office:value="349">
            <text:p>349</text:p>
          </table:table-cell>
          <table:table-cell table:style-name="ce3" table:formula="of:=222+244" office:value-type="float" office:value="466">
            <text:p>466</text:p>
          </table:table-cell>
          <table:table-cell table:style-name="ce3" table:formula="of:=103+82" office:value-type="float" office:value="185">
            <text:p>185</text:p>
          </table:table-cell>
          <table:table-cell table:style-name="ce4" table:formula="of:=100*[.F34]/([.F34]+[.G34])" office:value-type="float" office:value="42.8220858895706">
            <text:p>42,82</text:p>
          </table:table-cell>
          <table:table-cell table:style-name="ce4" table:formula="of:=100*[.G34]/([.F34]+[.G34])" office:value-type="float" office:value="57.1779141104294">
            <text:p>57,18</text:p>
          </table:table-cell>
          <table:table-cell table:style-name="ce4" table:formula="of:=100*[.H34]/([.F34]+[.G34]+[.H34])" office:value-type="float" office:value="18.5">
            <text:p>18,50</text:p>
          </table:table-cell>
          <table:table-cell table:style-name="ce3"/>
          <table:table-cell office:value-type="string">
            <text:p>Expected</text:p>
          </table:table-cell>
          <table:table-cell table:number-columns-repeated="5"/>
        </table:table-row>
        <table:table-row table:style-name="ro1">
          <table:table-cell office:value-type="float" office:value="0.45">
            <text:p>0,45</text:p>
          </table:table-cell>
          <table:table-cell table:number-columns-repeated="2" office:value-type="float" office:value="0.1">
            <text:p>0,1</text:p>
          </table:table-cell>
          <table:table-cell office:value-type="float" office:value="0.35">
            <text:p>0,35</text:p>
          </table:table-cell>
          <table:table-cell/>
          <table:table-cell office:value-type="float" office:value="169">
            <text:p>169</text:p>
          </table:table-cell>
          <table:table-cell office:value-type="float" office:value="247">
            <text:p>247</text:p>
          </table:table-cell>
          <table:table-cell office:value-type="float" office:value="84">
            <text:p>84</text:p>
          </table:table-cell>
          <table:table-cell table:formula="of:=100*[.F35]/([.F35]+[.G35])" office:value-type="float" office:value="40.625">
            <text:p>40,63</text:p>
          </table:table-cell>
          <table:table-cell table:formula="of:=100*[.G35]/([.F35]+[.G35])" office:value-type="float" office:value="59.375">
            <text:p>59,38</text:p>
          </table:table-cell>
          <table:table-cell table:formula="of:=100*[.H35]/([.F35]+[.G35]+[.H35])" office:value-type="float" office:value="16.8">
            <text:p>16,80</text:p>
          </table:table-cell>
          <table:table-cell table:number-columns-repeated="7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15">
            <text:p>0,15</text:p>
          </table:table-cell>
          <table:table-cell office:value-type="float" office:value="0.1">
            <text:p>0,1</text:p>
          </table:table-cell>
          <table:table-cell office:value-type="float" office:value="0.35">
            <text:p>0,35</text:p>
          </table:table-cell>
          <table:table-cell/>
          <table:table-cell office:value-type="float" office:value="204">
            <text:p>204</text:p>
          </table:table-cell>
          <table:table-cell office:value-type="float" office:value="207">
            <text:p>207</text:p>
          </table:table-cell>
          <table:table-cell office:value-type="float" office:value="89">
            <text:p>89</text:p>
          </table:table-cell>
          <table:table-cell table:formula="of:=100*[.F36]/([.F36]+[.G36])" office:value-type="float" office:value="49.6350364963504">
            <text:p>49,64</text:p>
          </table:table-cell>
          <table:table-cell table:formula="of:=100*[.G36]/([.F36]+[.G36])" office:value-type="float" office:value="50.3649635036496">
            <text:p>50,36</text:p>
          </table:table-cell>
          <table:table-cell table:formula="of:=100*[.H36]/([.F36]+[.G36]+[.H36])" office:value-type="float" office:value="17.8">
            <text:p>17,80</text:p>
          </table:table-cell>
          <table:table-cell table:number-columns-repeated="7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1">
            <text:p>0,1</text:p>
          </table:table-cell>
          <table:table-cell office:value-type="float" office:value="0.15">
            <text:p>0,15</text:p>
          </table:table-cell>
          <table:table-cell office:value-type="float" office:value="0.35">
            <text:p>0,35</text:p>
          </table:table-cell>
          <table:table-cell/>
          <table:table-cell office:value-type="float" office:value="175">
            <text:p>175</text:p>
          </table:table-cell>
          <table:table-cell office:value-type="float" office:value="224">
            <text:p>224</text:p>
          </table:table-cell>
          <table:table-cell office:value-type="float" office:value="101">
            <text:p>101</text:p>
          </table:table-cell>
          <table:table-cell table:formula="of:=100*[.F37]/([.F37]+[.G37])" office:value-type="float" office:value="43.859649122807">
            <text:p>43,86</text:p>
          </table:table-cell>
          <table:table-cell table:formula="of:=100*[.G37]/([.F37]+[.G37])" office:value-type="float" office:value="56.140350877193">
            <text:p>56,14</text:p>
          </table:table-cell>
          <table:table-cell table:formula="of:=100*[.H37]/([.F37]+[.G37]+[.H37])" office:value-type="float" office:value="20.2">
            <text:p>20,2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0.41">
            <text:p>0,41</text:p>
          </table:table-cell>
          <table:table-cell office:value-type="float" office:value="0.09">
            <text:p>0,09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47">
            <text:p>147</text:p>
          </table:table-cell>
          <table:table-cell office:value-type="float" office:value="254">
            <text:p>254</text:p>
          </table:table-cell>
          <table:table-cell office:value-type="float" office:value="99">
            <text:p>99</text:p>
          </table:table-cell>
          <table:table-cell table:style-name="ce4" table:formula="of:=100*[.F40]/([.F40]+[.G40])" office:value-type="float" office:value="36.6583541147132">
            <text:p>36,66</text:p>
          </table:table-cell>
          <table:table-cell table:style-name="ce4" table:formula="of:=100*[.G40]/([.F40]+[.G40])" office:value-type="float" office:value="63.3416458852868">
            <text:p>63,34</text:p>
          </table:table-cell>
          <table:table-cell table:style-name="ce4" table:formula="of:=100*[.H40]/([.F40]+[.G40]+[.H40])" office:value-type="float" office:value="19.8">
            <text:p>19,80</text:p>
          </table:table-cell>
          <table:table-cell table:number-columns-repeated="7"/>
        </table:table-row>
        <table:table-row table:style-name="ro1">
          <table:table-cell office:value-type="float" office:value="0.42">
            <text:p>0,42</text:p>
          </table:table-cell>
          <table:table-cell office:value-type="float" office:value="0.08">
            <text:p>0,08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59">
            <text:p>159</text:p>
          </table:table-cell>
          <table:table-cell office:value-type="float" office:value="242">
            <text:p>242</text:p>
          </table:table-cell>
          <table:table-cell office:value-type="float" office:value="99">
            <text:p>99</text:p>
          </table:table-cell>
          <table:table-cell table:style-name="ce4" table:formula="of:=100*[.F41]/([.F41]+[.G41])" office:value-type="float" office:value="39.6508728179551">
            <text:p>39,65</text:p>
          </table:table-cell>
          <table:table-cell table:style-name="ce4" table:formula="of:=100*[.G41]/([.F41]+[.G41])" office:value-type="float" office:value="60.3491271820449">
            <text:p>60,35</text:p>
          </table:table-cell>
          <table:table-cell table:style-name="ce4" table:formula="of:=100*[.H41]/([.F41]+[.G41]+[.H41])" office:value-type="float" office:value="19.8">
            <text:p>19,80</text:p>
          </table:table-cell>
          <table:table-cell table:number-columns-repeated="7"/>
        </table:table-row>
        <table:table-row table:style-name="ro1">
          <table:table-cell office:value-type="float" office:value="0.43">
            <text:p>0,43</text:p>
          </table:table-cell>
          <table:table-cell office:value-type="float" office:value="0.07">
            <text:p>0,07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60">
            <text:p>160</text:p>
          </table:table-cell>
          <table:table-cell office:value-type="float" office:value="242">
            <text:p>242</text:p>
          </table:table-cell>
          <table:table-cell office:value-type="float" office:value="98">
            <text:p>98</text:p>
          </table:table-cell>
          <table:table-cell table:style-name="ce4" table:formula="of:=100*[.F42]/([.F42]+[.G42])" office:value-type="float" office:value="39.8009950248756">
            <text:p>39,80</text:p>
          </table:table-cell>
          <table:table-cell table:style-name="ce4" table:formula="of:=100*[.G42]/([.F42]+[.G42])" office:value-type="float" office:value="60.1990049751244">
            <text:p>60,20</text:p>
          </table:table-cell>
          <table:table-cell table:style-name="ce4" table:formula="of:=100*[.H42]/([.F42]+[.G42]+[.H42])" office:value-type="float" office:value="19.6">
            <text:p>19,60</text:p>
          </table:table-cell>
          <table:table-cell table:number-columns-repeated="7"/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0.06">
            <text:p>0,06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43+311" office:value-type="float" office:value="454">
            <text:p>454</text:p>
          </table:table-cell>
          <table:table-cell table:formula="of:=275+519" office:value-type="float" office:value="794">
            <text:p>794</text:p>
          </table:table-cell>
          <table:table-cell table:formula="of:=82+170" office:value-type="float" office:value="252">
            <text:p>252</text:p>
          </table:table-cell>
          <table:table-cell table:style-name="ce4" table:formula="of:=100*[.F43]/([.F43]+[.G43])" office:value-type="float" office:value="36.3782051282051">
            <text:p>36,38</text:p>
          </table:table-cell>
          <table:table-cell table:style-name="ce4" table:formula="of:=100*[.G43]/([.F43]+[.G43])" office:value-type="float" office:value="63.6217948717949">
            <text:p>63,62</text:p>
          </table:table-cell>
          <table:table-cell table:style-name="ce4" table:formula="of:=100*[.H43]/([.F43]+[.G43]+[.H43])" office:value-type="float" office:value="16.8">
            <text:p>16,80</text:p>
          </table:table-cell>
          <table:table-cell table:number-columns-repeated="7"/>
        </table:table-row>
        <table:table-row table:style-name="ro1">
          <table:table-cell table:style-name="ce3" office:value-type="float" office:value="0.45">
            <text:p>0,45</text:p>
          </table:table-cell>
          <table:table-cell table:style-name="ce3" office:value-type="float" office:value="0.05">
            <text:p>0,05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.4">
            <text:p>0,4</text:p>
          </table:table-cell>
          <table:table-cell table:style-name="ce3"/>
          <table:table-cell table:style-name="ce3" table:formula="of:=141+307+300" office:value-type="float" office:value="748">
            <text:p>748</text:p>
          </table:table-cell>
          <table:table-cell table:style-name="ce3" table:formula="of:=285+517+524" office:value-type="float" office:value="1326">
            <text:p>1326</text:p>
          </table:table-cell>
          <table:table-cell table:style-name="ce3" table:formula="of:=74+176+176" office:value-type="float" office:value="426">
            <text:p>426</text:p>
          </table:table-cell>
          <table:table-cell table:style-name="ce4" table:formula="of:=100*[.F44]/([.F44]+[.G44])" office:value-type="float" office:value="36.0655737704918">
            <text:p>36,07</text:p>
          </table:table-cell>
          <table:table-cell table:style-name="ce4" table:formula="of:=100*[.G44]/([.F44]+[.G44])" office:value-type="float" office:value="63.9344262295082">
            <text:p>63,93</text:p>
          </table:table-cell>
          <table:table-cell table:style-name="ce4" table:formula="of:=100*[.H44]/([.F44]+[.G44]+[.H44])" office:value-type="float" office:value="17.04">
            <text:p>17,04</text:p>
          </table:table-cell>
          <table:table-cell table:number-columns-repeated="7"/>
        </table:table-row>
        <table:table-row table:style-name="ro1">
          <table:table-cell office:value-type="float" office:value="0.46">
            <text:p>0,46</text:p>
          </table:table-cell>
          <table:table-cell office:value-type="float" office:value="0.04">
            <text:p>0,04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67">
            <text:p>167</text:p>
          </table:table-cell>
          <table:table-cell office:value-type="float" office:value="256">
            <text:p>256</text:p>
          </table:table-cell>
          <table:table-cell office:value-type="float" office:value="77">
            <text:p>77</text:p>
          </table:table-cell>
          <table:table-cell table:style-name="ce4" table:formula="of:=100*[.F45]/([.F45]+[.G45])" office:value-type="float" office:value="39.4799054373522">
            <text:p>39,48</text:p>
          </table:table-cell>
          <table:table-cell table:style-name="ce4" table:formula="of:=100*[.G45]/([.F45]+[.G45])" office:value-type="float" office:value="60.5200945626478">
            <text:p>60,52</text:p>
          </table:table-cell>
          <table:table-cell table:style-name="ce4" table:formula="of:=100*[.H45]/([.F45]+[.G45]+[.H45])" office:value-type="float" office:value="15.4">
            <text:p>15,40</text:p>
          </table:table-cell>
          <table:table-cell table:number-columns-repeated="7"/>
        </table:table-row>
        <table:table-row table:style-name="ro1">
          <table:table-cell office:value-type="float" office:value="0.47">
            <text:p>0,47</text:p>
          </table:table-cell>
          <table:table-cell office:value-type="float" office:value="0.03">
            <text:p>0,03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50+327" office:value-type="float" office:value="477">
            <text:p>477</text:p>
          </table:table-cell>
          <table:table-cell table:formula="of:=265+504" office:value-type="float" office:value="769">
            <text:p>769</text:p>
          </table:table-cell>
          <table:table-cell table:formula="of:=85+169" office:value-type="float" office:value="254">
            <text:p>254</text:p>
          </table:table-cell>
          <table:table-cell table:style-name="ce4" table:formula="of:=100*[.F46]/([.F46]+[.G46])" office:value-type="float" office:value="38.2825040128411">
            <text:p>38,28</text:p>
          </table:table-cell>
          <table:table-cell table:style-name="ce4" table:formula="of:=100*[.G46]/([.F46]+[.G46])" office:value-type="float" office:value="61.7174959871589">
            <text:p>61,72</text:p>
          </table:table-cell>
          <table:table-cell table:style-name="ce4" table:formula="of:=100*[.H46]/([.F46]+[.G46]+[.H46])" office:value-type="float" office:value="16.9333333333333">
            <text:p>16,93</text:p>
          </table:table-cell>
          <table:table-cell table:number-columns-repeated="7"/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02">
            <text:p>0,02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table:formula="of:=144+312" office:value-type="float" office:value="456">
            <text:p>456</text:p>
          </table:table-cell>
          <table:table-cell table:formula="of:=269+521" office:value-type="float" office:value="790">
            <text:p>790</text:p>
          </table:table-cell>
          <table:table-cell table:formula="of:=87+167" office:value-type="float" office:value="254">
            <text:p>254</text:p>
          </table:table-cell>
          <table:table-cell table:style-name="ce4" table:formula="of:=100*[.F47]/([.F47]+[.G47])" office:value-type="float" office:value="36.5971107544141">
            <text:p>36,60</text:p>
          </table:table-cell>
          <table:table-cell table:style-name="ce4" table:formula="of:=100*[.G47]/([.F47]+[.G47])" office:value-type="float" office:value="63.4028892455859">
            <text:p>63,40</text:p>
          </table:table-cell>
          <table:table-cell table:style-name="ce4" table:formula="of:=100*[.H47]/([.F47]+[.G47]+[.H47])" office:value-type="float" office:value="16.9333333333333">
            <text:p>16,93</text:p>
          </table:table-cell>
          <table:table-cell table:number-columns-repeated="7"/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01">
            <text:p>0,01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/>
          <table:table-cell office:value-type="float" office:value="170">
            <text:p>170</text:p>
          </table:table-cell>
          <table:table-cell office:value-type="float" office:value="249">
            <text:p>249</text:p>
          </table:table-cell>
          <table:table-cell office:value-type="float" office:value="81">
            <text:p>81</text:p>
          </table:table-cell>
          <table:table-cell table:style-name="ce4" table:formula="of:=100*[.F48]/([.F48]+[.G48])" office:value-type="float" office:value="40.5727923627685">
            <text:p>40,57</text:p>
          </table:table-cell>
          <table:table-cell table:style-name="ce4" table:formula="of:=100*[.G48]/([.F48]+[.G48])" office:value-type="float" office:value="59.4272076372315">
            <text:p>59,43</text:p>
          </table:table-cell>
          <table:table-cell table:style-name="ce4" table:formula="of:=100*[.H48]/([.F48]+[.G48]+[.H48])" office:value-type="float" office:value="16.2">
            <text:p>16,20</text:p>
          </table:table-cell>
          <table:table-cell table:number-columns-repeated="7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7/12/2014</text:date>, <text:time>13:5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C</meta:initial-creator>
    <meta:creation-date>2014-11-26T17:49:27.37</meta:creation-date>
    <meta:generator>OpenOffice.org/3.4.1$Win32 OpenOffice.org_project/341m1$Build-9593</meta:generator>
    <dc:date>2014-12-17T13:53:45.82</dc:date>
    <dc:creator>C C</dc:creator>
    <meta:editing-duration>P2DT21H8M5S</meta:editing-duration>
    <meta:editing-cycles>415</meta:editing-cycles>
    <meta:document-statistic meta:table-count="3" meta:cell-count="3367" meta:object-count="12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width="0.04cm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6cm" svg:height="12.547cm" xlink:href=".." xlink:type="simple" chart:class="chart:scatter" chart:style-name="ch1">
        <chart:subtitle svg:x="10.501cm" svg:y="0.635cm" chart:style-name="ch2">
          <text:p>AG 0,3</text:p>
        </chart:subtitle>
        <chart:legend chart:legend-position="end" svg:x="20.301cm" svg:y="4.127cm" style:legend-expansion="high" chart:style-name="ch3"/>
        <chart:plot-area chart:style-name="ch4" table:cell-range-address="'DrawReset-SelectRandom'.C212:'DrawReset-SelectRandom'.C219 'DrawReset-SelectRandom'.B212:'DrawReset-SelectRandom'.B212 'DrawReset-SelectRandom'.J212:'DrawReset-SelectRandom'.J219 'DrawReset-SelectRandom'.B222:'DrawReset-SelectRandom'.B222 'DrawReset-SelectRandom'.J222:'DrawReset-SelectRandom'.J228 'DrawReset-SelectRandom'.B230:'DrawReset-SelectRandom'.B230 'DrawReset-SelectRandom'.J230:'DrawReset-SelectRandom'.J235 'DrawReset-SelectRandom'.B237:'DrawReset-SelectRandom'.B237 'DrawReset-SelectRandom'.J237:'DrawReset-SelectRandom'.J241 'DrawReset-SelectRandom'.B243:'DrawReset-SelectRandom'.B243 'DrawReset-SelectRandom'.J243:'DrawReset-SelectRandom'.J246 'DrawReset-SelectRandom'.B248:'DrawReset-SelectRandom'.B248 'DrawReset-SelectRandom'.J248:'DrawReset-SelectRandom'.J250 'DrawReset-SelectRandom'.B252:'DrawReset-SelectRandom'.B252 'DrawReset-SelectRandom'.J252:'DrawReset-SelectRandom'.J253 'DrawReset-SelectRandom'.B255:'DrawReset-SelectRandom'.B255 'DrawReset-SelectRandom'.J255:'DrawReset-SelectRandom'.J255" chart:data-source-has-labels="row" svg:x="0.896cm" svg:y="1.818cm" svg:width="18.513cm" svg:height="10.059cm">
          <chartooo:coordinate-region svg:x="1.994cm" svg:y="2.03cm" svg:width="17.083cm" svg:height="9.17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12:'DrawReset-SelectRandom'.J219" chart:label-cell-address="'DrawReset-SelectRandom'.B212:'DrawReset-SelectRandom'.B212" chart:class="chart:scatter">
            <chart:domain table:cell-range-address="'DrawReset-SelectRandom'.C212:'DrawReset-SelectRandom'.C219"/>
            <chart:data-point chart:repeated="8"/>
          </chart:series>
          <chart:series chart:style-name="ch8" chart:values-cell-range-address="'DrawReset-SelectRandom'.J222:'DrawReset-SelectRandom'.J228" chart:label-cell-address="'DrawReset-SelectRandom'.B222:'DrawReset-SelectRandom'.B222" chart:class="chart:scatter">
            <chart:domain table:cell-range-address="'DrawReset-SelectRandom'.C222:'DrawReset-SelectRandom'.C228"/>
            <chart:data-point chart:repeated="7"/>
          </chart:series>
          <chart:series chart:style-name="ch9" chart:values-cell-range-address="'DrawReset-SelectRandom'.J230:'DrawReset-SelectRandom'.J235" chart:label-cell-address="'DrawReset-SelectRandom'.B230:'DrawReset-SelectRandom'.B230" chart:class="chart:scatter">
            <chart:domain table:cell-range-address="'DrawReset-SelectRandom'.C230:'DrawReset-SelectRandom'.C235"/>
            <chart:data-point chart:repeated="6"/>
          </chart:series>
          <chart:series chart:style-name="ch10" chart:values-cell-range-address="'DrawReset-SelectRandom'.J237:'DrawReset-SelectRandom'.J241" chart:label-cell-address="'DrawReset-SelectRandom'.B237:'DrawReset-SelectRandom'.B237" chart:class="chart:scatter">
            <chart:domain table:cell-range-address="'DrawReset-SelectRandom'.C237:'DrawReset-SelectRandom'.C241"/>
            <chart:data-point chart:repeated="5"/>
          </chart:series>
          <chart:series chart:style-name="ch11" chart:values-cell-range-address="'DrawReset-SelectRandom'.J243:'DrawReset-SelectRandom'.J246" chart:label-cell-address="'DrawReset-SelectRandom'.B243:'DrawReset-SelectRandom'.B243" chart:class="chart:scatter">
            <chart:domain table:cell-range-address="'DrawReset-SelectRandom'.C243:'DrawReset-SelectRandom'.C246"/>
            <chart:data-point chart:repeated="4"/>
          </chart:series>
          <chart:series chart:style-name="ch12" chart:values-cell-range-address="'DrawReset-SelectRandom'.J248:'DrawReset-SelectRandom'.J250" chart:label-cell-address="'DrawReset-SelectRandom'.B248:'DrawReset-SelectRandom'.B248" chart:class="chart:scatter">
            <chart:domain table:cell-range-address="'DrawReset-SelectRandom'.C248:'DrawReset-SelectRandom'.C250"/>
            <chart:data-point chart:repeated="3"/>
          </chart:series>
          <chart:series chart:style-name="ch13" chart:values-cell-range-address="'DrawReset-SelectRandom'.J252:'DrawReset-SelectRandom'.J253" chart:label-cell-address="'DrawReset-SelectRandom'.B252:'DrawReset-SelectRandom'.B252" chart:class="chart:scatter">
            <chart:domain table:cell-range-address="'DrawReset-SelectRandom'.C252:'DrawReset-SelectRandom'.C253"/>
            <chart:data-point chart:repeated="2"/>
          </chart:series>
          <chart:series chart:style-name="ch14" chart:values-cell-range-address="'DrawReset-SelectRandom'.J255:'DrawReset-SelectRandom'.J255" chart:label-cell-address="'DrawReset-SelectRandom'.B255:'DrawReset-SelectRandom'.B255" chart:class="chart:scatter">
            <chart:domain table:cell-range-address="'DrawReset-SelectRandom'.C255:'DrawReset-SelectRandom'.C25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12:'DrawReset-SelectRandom'.B2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22:'DrawReset-SelectRandom'.B2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230:'DrawReset-SelectRandom'.B23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237:'DrawReset-SelectRandom'.B23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43:'DrawReset-SelectRandom'.B24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48:'DrawReset-SelectRandom'.B24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252:'DrawReset-SelectRandom'.B252</svg:desc>
                </draw:g>
              </table:table-cell>
              <table:table-cell office:value-type="string">
                <text:p/>
              </table:table-cell>
              <table:table-cell office:value-type="string">
                <text:p>0,70</text:p>
                <draw:g>
                  <svg:desc>'DrawReset-SelectRandom'.B255:'DrawReset-SelectRandom'.B2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12:'DrawReset-SelectRandom'.C219</svg:desc>
                </draw:g>
              </table:table-cell>
              <table:table-cell office:value-type="float" office:value="NaN">
                <text:p>NaN</text:p>
                <draw:g>
                  <svg:desc>'DrawReset-SelectRandom'.J212:'DrawReset-SelectRandom'.J219</svg:desc>
                </draw:g>
              </table:table-cell>
              <table:table-cell office:value-type="float" office:value="0">
                <text:p>0</text:p>
                <draw:g>
                  <svg:desc>'DrawReset-SelectRandom'.C222:'DrawReset-SelectRandom'.C228</svg:desc>
                </draw:g>
              </table:table-cell>
              <table:table-cell office:value-type="float" office:value="NaN">
                <text:p>NaN</text:p>
                <draw:g>
                  <svg:desc>'DrawReset-SelectRandom'.J222:'DrawReset-SelectRandom'.J228</svg:desc>
                </draw:g>
              </table:table-cell>
              <table:table-cell office:value-type="float" office:value="0">
                <text:p>0</text:p>
                <draw:g>
                  <svg:desc>'DrawReset-SelectRandom'.C230:'DrawReset-SelectRandom'.C235</svg:desc>
                </draw:g>
              </table:table-cell>
              <table:table-cell office:value-type="float" office:value="NaN">
                <text:p>NaN</text:p>
                <draw:g>
                  <svg:desc>'DrawReset-SelectRandom'.J230:'DrawReset-SelectRandom'.J235</svg:desc>
                </draw:g>
              </table:table-cell>
              <table:table-cell office:value-type="float" office:value="0">
                <text:p>0</text:p>
                <draw:g>
                  <svg:desc>'DrawReset-SelectRandom'.C237:'DrawReset-SelectRandom'.C241</svg:desc>
                </draw:g>
              </table:table-cell>
              <table:table-cell office:value-type="float" office:value="NaN">
                <text:p>NaN</text:p>
                <draw:g>
                  <svg:desc>'DrawReset-SelectRandom'.J237:'DrawReset-SelectRandom'.J241</svg:desc>
                </draw:g>
              </table:table-cell>
              <table:table-cell office:value-type="float" office:value="0">
                <text:p>0</text:p>
                <draw:g>
                  <svg:desc>'DrawReset-SelectRandom'.C243:'DrawReset-SelectRandom'.C246</svg:desc>
                </draw:g>
              </table:table-cell>
              <table:table-cell office:value-type="float" office:value="NaN">
                <text:p>NaN</text:p>
                <draw:g>
                  <svg:desc>'DrawReset-SelectRandom'.J243:'DrawReset-SelectRandom'.J246</svg:desc>
                </draw:g>
              </table:table-cell>
              <table:table-cell office:value-type="float" office:value="0">
                <text:p>0</text:p>
                <draw:g>
                  <svg:desc>'DrawReset-SelectRandom'.C248:'DrawReset-SelectRandom'.C250</svg:desc>
                </draw:g>
              </table:table-cell>
              <table:table-cell office:value-type="float" office:value="NaN">
                <text:p>NaN</text:p>
                <draw:g>
                  <svg:desc>'DrawReset-SelectRandom'.J248:'DrawReset-SelectRandom'.J250</svg:desc>
                </draw:g>
              </table:table-cell>
              <table:table-cell office:value-type="float" office:value="0">
                <text:p>0</text:p>
                <draw:g>
                  <svg:desc>'DrawReset-SelectRandom'.C252:'DrawReset-SelectRandom'.C253</svg:desc>
                </draw:g>
              </table:table-cell>
              <table:table-cell office:value-type="float" office:value="NaN">
                <text:p>NaN</text:p>
                <draw:g>
                  <svg:desc>'DrawReset-SelectRandom'.J252:'DrawReset-SelectRandom'.J253</svg:desc>
                </draw:g>
              </table:table-cell>
              <table:table-cell office:value-type="float" office:value="0">
                <text:p>0</text:p>
                <draw:g>
                  <svg:desc>'DrawReset-SelectRandom'.C255:'DrawReset-SelectRandom'.C255</svg:desc>
                </draw:g>
              </table:table-cell>
              <table:table-cell office:value-type="float" office:value="NaN">
                <text:p>NaN</text:p>
                <draw:g>
                  <svg:desc>'DrawReset-SelectRandom'.J255:'DrawReset-SelectRandom'.J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58:'DrawReset-SelectRandom'.C264 'DrawReset-SelectRandom'.J258:'DrawReset-SelectRandom'.J264" svg:x="0.77cm" svg:y="0.855cm" svg:width="11.738cm" svg:height="7.545cm">
          <chartooo:coordinate-region svg:x="1.868cm" svg:y="1.068cm" svg:width="10.309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58:'DrawReset-SelectRandom'.J264" chart:class="chart:scatter">
            <chart:domain table:cell-range-address="'DrawReset-SelectRandom'.C258:'DrawReset-SelectRandom'.C26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58:'DrawReset-SelectRandom'.C264</svg:desc>
                </draw:g>
              </table:table-cell>
              <table:table-cell office:value-type="float" office:value="NaN">
                <text:p>NaN</text:p>
                <draw:g>
                  <svg:desc>'DrawReset-SelectRandom'.J258:'DrawReset-SelectRandom'.J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25cm" svg:height="12.22cm" xlink:href=".." xlink:type="simple" chart:class="chart:scatter" chart:style-name="ch1">
        <chart:subtitle svg:x="10.21cm" svg:y="0.623cm" chart:style-name="ch2">
          <text:p>AG 0,4</text:p>
        </chart:subtitle>
        <chart:legend chart:legend-position="end" svg:x="19.72cm" svg:y="4.226cm" style:legend-expansion="high" chart:style-name="ch3"/>
        <chart:plot-area chart:style-name="ch4" table:cell-range-address="'DrawReset-SelectRandom'.C258:'DrawReset-SelectRandom'.C264 'DrawReset-SelectRandom'.B258:'DrawReset-SelectRandom'.B258 'DrawReset-SelectRandom'.J258:'DrawReset-SelectRandom'.J264 'DrawReset-SelectRandom'.B266:'DrawReset-SelectRandom'.B266 'DrawReset-SelectRandom'.J266:'DrawReset-SelectRandom'.J271 'DrawReset-SelectRandom'.B273:'DrawReset-SelectRandom'.B273 'DrawReset-SelectRandom'.J273:'DrawReset-SelectRandom'.J277 'DrawReset-SelectRandom'.B279:'DrawReset-SelectRandom'.B279 'DrawReset-SelectRandom'.J279:'DrawReset-SelectRandom'.J282 'DrawReset-SelectRandom'.B284:'DrawReset-SelectRandom'.B284 'DrawReset-SelectRandom'.J284:'DrawReset-SelectRandom'.J286 'DrawReset-SelectRandom'.B288:'DrawReset-SelectRandom'.B288 'DrawReset-SelectRandom'.J288:'DrawReset-SelectRandom'.J289 'DrawReset-SelectRandom'.B291:'DrawReset-SelectRandom'.B291 'DrawReset-SelectRandom'.J291:'DrawReset-SelectRandom'.J291" chart:data-source-has-labels="row" svg:x="0.884cm" svg:y="1.794cm" svg:width="17.968cm" svg:height="9.762cm">
          <chartooo:coordinate-region svg:x="1.982cm" svg:y="2.006cm" svg:width="16.538cm" svg:height="8.87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58:'DrawReset-SelectRandom'.J264" chart:label-cell-address="'DrawReset-SelectRandom'.B258:'DrawReset-SelectRandom'.B258" chart:class="chart:scatter">
            <chart:domain table:cell-range-address="'DrawReset-SelectRandom'.C258:'DrawReset-SelectRandom'.C264"/>
            <chart:data-point chart:repeated="7"/>
          </chart:series>
          <chart:series chart:style-name="ch8" chart:values-cell-range-address="'DrawReset-SelectRandom'.J266:'DrawReset-SelectRandom'.J271" chart:label-cell-address="'DrawReset-SelectRandom'.B266:'DrawReset-SelectRandom'.B266" chart:class="chart:scatter">
            <chart:domain table:cell-range-address="'DrawReset-SelectRandom'.C266:'DrawReset-SelectRandom'.C271"/>
            <chart:data-point chart:repeated="6"/>
          </chart:series>
          <chart:series chart:style-name="ch9" chart:values-cell-range-address="'DrawReset-SelectRandom'.J273:'DrawReset-SelectRandom'.J277" chart:label-cell-address="'DrawReset-SelectRandom'.B273:'DrawReset-SelectRandom'.B273" chart:class="chart:scatter">
            <chart:domain table:cell-range-address="'DrawReset-SelectRandom'.C273:'DrawReset-SelectRandom'.C277"/>
            <chart:data-point chart:repeated="5"/>
          </chart:series>
          <chart:series chart:style-name="ch10" chart:values-cell-range-address="'DrawReset-SelectRandom'.J279:'DrawReset-SelectRandom'.J282" chart:label-cell-address="'DrawReset-SelectRandom'.B279:'DrawReset-SelectRandom'.B279" chart:class="chart:scatter">
            <chart:domain table:cell-range-address="'DrawReset-SelectRandom'.C279:'DrawReset-SelectRandom'.C282"/>
            <chart:data-point chart:repeated="4"/>
          </chart:series>
          <chart:series chart:style-name="ch11" chart:values-cell-range-address="'DrawReset-SelectRandom'.J284:'DrawReset-SelectRandom'.J286" chart:label-cell-address="'DrawReset-SelectRandom'.B284:'DrawReset-SelectRandom'.B284" chart:class="chart:scatter">
            <chart:domain table:cell-range-address="'DrawReset-SelectRandom'.C284:'DrawReset-SelectRandom'.C286"/>
            <chart:data-point chart:repeated="3"/>
          </chart:series>
          <chart:series chart:style-name="ch12" chart:values-cell-range-address="'DrawReset-SelectRandom'.J288:'DrawReset-SelectRandom'.J289" chart:label-cell-address="'DrawReset-SelectRandom'.B288:'DrawReset-SelectRandom'.B288" chart:class="chart:scatter">
            <chart:domain table:cell-range-address="'DrawReset-SelectRandom'.C288:'DrawReset-SelectRandom'.C289"/>
            <chart:data-point chart:repeated="2"/>
          </chart:series>
          <chart:series chart:style-name="ch13" chart:values-cell-range-address="'DrawReset-SelectRandom'.J291:'DrawReset-SelectRandom'.J291" chart:label-cell-address="'DrawReset-SelectRandom'.B291:'DrawReset-SelectRandom'.B291" chart:class="chart:scatter">
            <chart:domain table:cell-range-address="'DrawReset-SelectRandom'.C291:'DrawReset-SelectRandom'.C291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58:'DrawReset-SelectRandom'.B25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66:'DrawReset-SelectRandom'.B26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273:'DrawReset-SelectRandom'.B27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279:'DrawReset-SelectRandom'.B279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84:'DrawReset-SelectRandom'.B28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88:'DrawReset-SelectRandom'.B288</svg:desc>
                </draw:g>
              </table:table-cell>
              <table:table-cell office:value-type="string">
                <text:p/>
              </table:table-cell>
              <table:table-cell office:value-type="string">
                <text:p>0,60</text:p>
                <draw:g>
                  <svg:desc>'DrawReset-SelectRandom'.B291:'DrawReset-SelectRandom'.B2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58:'DrawReset-SelectRandom'.C264</svg:desc>
                </draw:g>
              </table:table-cell>
              <table:table-cell office:value-type="float" office:value="NaN">
                <text:p>NaN</text:p>
                <draw:g>
                  <svg:desc>'DrawReset-SelectRandom'.J258:'DrawReset-SelectRandom'.J264</svg:desc>
                </draw:g>
              </table:table-cell>
              <table:table-cell office:value-type="float" office:value="0">
                <text:p>0</text:p>
                <draw:g>
                  <svg:desc>'DrawReset-SelectRandom'.C266:'DrawReset-SelectRandom'.C271</svg:desc>
                </draw:g>
              </table:table-cell>
              <table:table-cell office:value-type="float" office:value="NaN">
                <text:p>NaN</text:p>
                <draw:g>
                  <svg:desc>'DrawReset-SelectRandom'.J266:'DrawReset-SelectRandom'.J271</svg:desc>
                </draw:g>
              </table:table-cell>
              <table:table-cell office:value-type="float" office:value="0">
                <text:p>0</text:p>
                <draw:g>
                  <svg:desc>'DrawReset-SelectRandom'.C273:'DrawReset-SelectRandom'.C277</svg:desc>
                </draw:g>
              </table:table-cell>
              <table:table-cell office:value-type="float" office:value="NaN">
                <text:p>NaN</text:p>
                <draw:g>
                  <svg:desc>'DrawReset-SelectRandom'.J273:'DrawReset-SelectRandom'.J277</svg:desc>
                </draw:g>
              </table:table-cell>
              <table:table-cell office:value-type="float" office:value="0">
                <text:p>0</text:p>
                <draw:g>
                  <svg:desc>'DrawReset-SelectRandom'.C279:'DrawReset-SelectRandom'.C282</svg:desc>
                </draw:g>
              </table:table-cell>
              <table:table-cell office:value-type="float" office:value="NaN">
                <text:p>NaN</text:p>
                <draw:g>
                  <svg:desc>'DrawReset-SelectRandom'.J279:'DrawReset-SelectRandom'.J282</svg:desc>
                </draw:g>
              </table:table-cell>
              <table:table-cell office:value-type="float" office:value="0">
                <text:p>0</text:p>
                <draw:g>
                  <svg:desc>'DrawReset-SelectRandom'.C284:'DrawReset-SelectRandom'.C286</svg:desc>
                </draw:g>
              </table:table-cell>
              <table:table-cell office:value-type="float" office:value="NaN">
                <text:p>NaN</text:p>
                <draw:g>
                  <svg:desc>'DrawReset-SelectRandom'.J284:'DrawReset-SelectRandom'.J286</svg:desc>
                </draw:g>
              </table:table-cell>
              <table:table-cell office:value-type="float" office:value="0">
                <text:p>0</text:p>
                <draw:g>
                  <svg:desc>'DrawReset-SelectRandom'.C288:'DrawReset-SelectRandom'.C289</svg:desc>
                </draw:g>
              </table:table-cell>
              <table:table-cell office:value-type="float" office:value="NaN">
                <text:p>NaN</text:p>
                <draw:g>
                  <svg:desc>'DrawReset-SelectRandom'.J288:'DrawReset-SelectRandom'.J289</svg:desc>
                </draw:g>
              </table:table-cell>
              <table:table-cell office:value-type="float" office:value="0">
                <text:p>0</text:p>
                <draw:g>
                  <svg:desc>'DrawReset-SelectRandom'.C291:'DrawReset-SelectRandom'.C291</svg:desc>
                </draw:g>
              </table:table-cell>
              <table:table-cell office:value-type="float" office:value="NaN">
                <text:p>NaN</text:p>
                <draw:g>
                  <svg:desc>'DrawReset-SelectRandom'.J291:'DrawReset-SelectRandom'.J2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94:'DrawReset-SelectRandom'.C299 'DrawReset-SelectRandom'.J294:'DrawReset-SelectRandom'.J299" svg:x="0.77cm" svg:y="0.855cm" svg:width="11.738cm" svg:height="7.545cm">
          <chartooo:coordinate-region svg:x="1.868cm" svg:y="1.068cm" svg:width="10.308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94:'DrawReset-SelectRandom'.J299" chart:class="chart:scatter">
            <chart:domain table:cell-range-address="'DrawReset-SelectRandom'.C294:'DrawReset-SelectRandom'.C299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94:'DrawReset-SelectRandom'.C299</svg:desc>
                </draw:g>
              </table:table-cell>
              <table:table-cell office:value-type="float" office:value="NaN">
                <text:p>NaN</text:p>
                <draw:g>
                  <svg:desc>'DrawReset-SelectRandom'.J294:'DrawReset-SelectRandom'.J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28cm" svg:height="11.378cm" xlink:href=".." xlink:type="simple" chart:class="chart:scatter" chart:style-name="ch1">
        <chart:subtitle svg:x="9.462cm" svg:y="0.589cm" chart:style-name="ch2">
          <text:p>AG 0,5</text:p>
        </chart:subtitle>
        <chart:legend chart:legend-position="end" svg:x="18.223cm" svg:y="4.067cm" style:legend-expansion="high" chart:style-name="ch3"/>
        <chart:plot-area chart:style-name="ch4" table:cell-range-address="'DrawReset-SelectRandom'.C294:'DrawReset-SelectRandom'.C299 'DrawReset-SelectRandom'.B294:'DrawReset-SelectRandom'.B294 'DrawReset-SelectRandom'.J294:'DrawReset-SelectRandom'.J299 'DrawReset-SelectRandom'.B301:'DrawReset-SelectRandom'.B301 'DrawReset-SelectRandom'.J301:'DrawReset-SelectRandom'.J305 'DrawReset-SelectRandom'.B307:'DrawReset-SelectRandom'.B307 'DrawReset-SelectRandom'.J307:'DrawReset-SelectRandom'.J310 'DrawReset-SelectRandom'.B312:'DrawReset-SelectRandom'.B312 'DrawReset-SelectRandom'.J312:'DrawReset-SelectRandom'.J314 'DrawReset-SelectRandom'.B316:'DrawReset-SelectRandom'.B316 'DrawReset-SelectRandom'.J316:'DrawReset-SelectRandom'.J317 'DrawReset-SelectRandom'.B319:'DrawReset-SelectRandom'.B319 'DrawReset-SelectRandom'.J319:'DrawReset-SelectRandom'.J319" chart:data-source-has-labels="row" svg:x="0.854cm" svg:y="1.726cm" svg:width="16.561cm" svg:height="9.005cm">
          <chartooo:coordinate-region svg:x="1.952cm" svg:y="1.938cm" svg:width="15.131cm" svg:height="8.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94:'DrawReset-SelectRandom'.J299" chart:label-cell-address="'DrawReset-SelectRandom'.B294:'DrawReset-SelectRandom'.B294" chart:class="chart:scatter">
            <chart:domain table:cell-range-address="'DrawReset-SelectRandom'.C294:'DrawReset-SelectRandom'.C299"/>
            <chart:data-point chart:repeated="6"/>
          </chart:series>
          <chart:series chart:style-name="ch8" chart:values-cell-range-address="'DrawReset-SelectRandom'.J301:'DrawReset-SelectRandom'.J305" chart:label-cell-address="'DrawReset-SelectRandom'.B301:'DrawReset-SelectRandom'.B301" chart:class="chart:scatter">
            <chart:domain table:cell-range-address="'DrawReset-SelectRandom'.C301:'DrawReset-SelectRandom'.C305"/>
            <chart:data-point chart:repeated="5"/>
          </chart:series>
          <chart:series chart:style-name="ch9" chart:values-cell-range-address="'DrawReset-SelectRandom'.J307:'DrawReset-SelectRandom'.J310" chart:label-cell-address="'DrawReset-SelectRandom'.B307:'DrawReset-SelectRandom'.B307" chart:class="chart:scatter">
            <chart:domain table:cell-range-address="'DrawReset-SelectRandom'.C307:'DrawReset-SelectRandom'.C310"/>
            <chart:data-point chart:repeated="4"/>
          </chart:series>
          <chart:series chart:style-name="ch10" chart:values-cell-range-address="'DrawReset-SelectRandom'.J312:'DrawReset-SelectRandom'.J314" chart:label-cell-address="'DrawReset-SelectRandom'.B312:'DrawReset-SelectRandom'.B312" chart:class="chart:scatter">
            <chart:domain table:cell-range-address="'DrawReset-SelectRandom'.C312:'DrawReset-SelectRandom'.C314"/>
            <chart:data-point chart:repeated="3"/>
          </chart:series>
          <chart:series chart:style-name="ch11" chart:values-cell-range-address="'DrawReset-SelectRandom'.J316:'DrawReset-SelectRandom'.J317" chart:label-cell-address="'DrawReset-SelectRandom'.B316:'DrawReset-SelectRandom'.B316" chart:class="chart:scatter">
            <chart:domain table:cell-range-address="'DrawReset-SelectRandom'.C316:'DrawReset-SelectRandom'.C317"/>
            <chart:data-point chart:repeated="2"/>
          </chart:series>
          <chart:series chart:style-name="ch12" chart:values-cell-range-address="'DrawReset-SelectRandom'.J319:'DrawReset-SelectRandom'.J319" chart:label-cell-address="'DrawReset-SelectRandom'.B319:'DrawReset-SelectRandom'.B319" chart:class="chart:scatter">
            <chart:domain table:cell-range-address="'DrawReset-SelectRandom'.C319:'DrawReset-SelectRandom'.C319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94:'DrawReset-SelectRandom'.B29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01:'DrawReset-SelectRandom'.B30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07:'DrawReset-SelectRandom'.B30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312:'DrawReset-SelectRandom'.B3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316:'DrawReset-SelectRandom'.B316</svg:desc>
                </draw:g>
              </table:table-cell>
              <table:table-cell office:value-type="string">
                <text:p/>
              </table:table-cell>
              <table:table-cell office:value-type="string">
                <text:p>0,50</text:p>
                <draw:g>
                  <svg:desc>'DrawReset-SelectRandom'.B319:'DrawReset-SelectRandom'.B3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94:'DrawReset-SelectRandom'.C299</svg:desc>
                </draw:g>
              </table:table-cell>
              <table:table-cell office:value-type="float" office:value="NaN">
                <text:p>NaN</text:p>
                <draw:g>
                  <svg:desc>'DrawReset-SelectRandom'.J294:'DrawReset-SelectRandom'.J299</svg:desc>
                </draw:g>
              </table:table-cell>
              <table:table-cell office:value-type="float" office:value="0">
                <text:p>0</text:p>
                <draw:g>
                  <svg:desc>'DrawReset-SelectRandom'.C301:'DrawReset-SelectRandom'.C305</svg:desc>
                </draw:g>
              </table:table-cell>
              <table:table-cell office:value-type="float" office:value="NaN">
                <text:p>NaN</text:p>
                <draw:g>
                  <svg:desc>'DrawReset-SelectRandom'.J301:'DrawReset-SelectRandom'.J305</svg:desc>
                </draw:g>
              </table:table-cell>
              <table:table-cell office:value-type="float" office:value="0">
                <text:p>0</text:p>
                <draw:g>
                  <svg:desc>'DrawReset-SelectRandom'.C307:'DrawReset-SelectRandom'.C310</svg:desc>
                </draw:g>
              </table:table-cell>
              <table:table-cell office:value-type="float" office:value="NaN">
                <text:p>NaN</text:p>
                <draw:g>
                  <svg:desc>'DrawReset-SelectRandom'.J307:'DrawReset-SelectRandom'.J310</svg:desc>
                </draw:g>
              </table:table-cell>
              <table:table-cell office:value-type="float" office:value="0">
                <text:p>0</text:p>
                <draw:g>
                  <svg:desc>'DrawReset-SelectRandom'.C312:'DrawReset-SelectRandom'.C314</svg:desc>
                </draw:g>
              </table:table-cell>
              <table:table-cell office:value-type="float" office:value="NaN">
                <text:p>NaN</text:p>
                <draw:g>
                  <svg:desc>'DrawReset-SelectRandom'.J312:'DrawReset-SelectRandom'.J314</svg:desc>
                </draw:g>
              </table:table-cell>
              <table:table-cell office:value-type="float" office:value="0">
                <text:p>0</text:p>
                <draw:g>
                  <svg:desc>'DrawReset-SelectRandom'.C316:'DrawReset-SelectRandom'.C317</svg:desc>
                </draw:g>
              </table:table-cell>
              <table:table-cell office:value-type="float" office:value="NaN">
                <text:p>NaN</text:p>
                <draw:g>
                  <svg:desc>'DrawReset-SelectRandom'.J316:'DrawReset-SelectRandom'.J317</svg:desc>
                </draw:g>
              </table:table-cell>
              <table:table-cell office:value-type="float" office:value="0">
                <text:p>0</text:p>
                <draw:g>
                  <svg:desc>'DrawReset-SelectRandom'.C319:'DrawReset-SelectRandom'.C319</svg:desc>
                </draw:g>
              </table:table-cell>
              <table:table-cell office:value-type="float" office:value="NaN">
                <text:p>NaN</text:p>
                <draw:g>
                  <svg:desc>'DrawReset-SelectRandom'.J319:'DrawReset-SelectRandom'.J3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348cm" svg:y="0.495cm" chart:style-name="ch2">
          <text:p>AG 0,6</text:p>
        </chart:subtitle>
        <chart:legend chart:legend-position="end" svg:x="13.995cm" svg:y="3.14cm" style:legend-expansion="high" chart:style-name="ch3"/>
        <chart:plot-area chart:style-name="ch4" table:cell-range-address="'DrawReset-SelectRandom'.C322:'DrawReset-SelectRandom'.C326 'DrawReset-SelectRandom'.B322:'DrawReset-SelectRandom'.B322 'DrawReset-SelectRandom'.J322:'DrawReset-SelectRandom'.J326 'DrawReset-SelectRandom'.B328:'DrawReset-SelectRandom'.B328 'DrawReset-SelectRandom'.J328:'DrawReset-SelectRandom'.J331 'DrawReset-SelectRandom'.B333:'DrawReset-SelectRandom'.B333 'DrawReset-SelectRandom'.J333:'DrawReset-SelectRandom'.J335 'DrawReset-SelectRandom'.B337:'DrawReset-SelectRandom'.B337 'DrawReset-SelectRandom'.J337:'DrawReset-SelectRandom'.J338 'DrawReset-SelectRandom'.B340:'DrawReset-SelectRandom'.B340 'DrawReset-SelectRandom'.J340:'DrawReset-SelectRandom'.J340" chart:data-source-has-labels="row" svg:x="0.77cm" svg:y="1.538cm" svg:width="12.585cm" svg:height="6.862cm">
          <chartooo:coordinate-region svg:x="1.868cm" svg:y="1.751cm" svg:width="11.155cm" svg:height="5.97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322:'DrawReset-SelectRandom'.J326" chart:label-cell-address="'DrawReset-SelectRandom'.B322:'DrawReset-SelectRandom'.B322" chart:class="chart:scatter">
            <chart:domain table:cell-range-address="'DrawReset-SelectRandom'.C322:'DrawReset-SelectRandom'.C326"/>
            <chart:data-point chart:repeated="5"/>
          </chart:series>
          <chart:series chart:style-name="ch9" chart:values-cell-range-address="'DrawReset-SelectRandom'.J328:'DrawReset-SelectRandom'.J331" chart:label-cell-address="'DrawReset-SelectRandom'.B328:'DrawReset-SelectRandom'.B328" chart:class="chart:scatter">
            <chart:domain table:cell-range-address="'DrawReset-SelectRandom'.C328:'DrawReset-SelectRandom'.C331"/>
            <chart:data-point chart:repeated="4"/>
          </chart:series>
          <chart:series chart:style-name="ch10" chart:values-cell-range-address="'DrawReset-SelectRandom'.J333:'DrawReset-SelectRandom'.J335" chart:label-cell-address="'DrawReset-SelectRandom'.B333:'DrawReset-SelectRandom'.B333" chart:class="chart:scatter">
            <chart:domain table:cell-range-address="'DrawReset-SelectRandom'.C333:'DrawReset-SelectRandom'.C335"/>
            <chart:data-point chart:repeated="3"/>
          </chart:series>
          <chart:series chart:style-name="ch11" chart:values-cell-range-address="'DrawReset-SelectRandom'.J337:'DrawReset-SelectRandom'.J338" chart:label-cell-address="'DrawReset-SelectRandom'.B337:'DrawReset-SelectRandom'.B337" chart:class="chart:scatter">
            <chart:domain table:cell-range-address="'DrawReset-SelectRandom'.C337:'DrawReset-SelectRandom'.C338"/>
            <chart:data-point chart:repeated="2"/>
          </chart:series>
          <chart:series chart:style-name="ch12" chart:values-cell-range-address="'DrawReset-SelectRandom'.J340:'DrawReset-SelectRandom'.J340" chart:label-cell-address="'DrawReset-SelectRandom'.B340:'DrawReset-SelectRandom'.B340" chart:class="chart:scatter">
            <chart:domain table:cell-range-address="'DrawReset-SelectRandom'.C340:'DrawReset-SelectRandom'.C340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322:'DrawReset-SelectRandom'.B3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28:'DrawReset-SelectRandom'.B32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33:'DrawReset-SelectRandom'.B33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337:'DrawReset-SelectRandom'.B337</svg:desc>
                </draw:g>
              </table:table-cell>
              <table:table-cell office:value-type="string">
                <text:p/>
              </table:table-cell>
              <table:table-cell office:value-type="string">
                <text:p>0,40</text:p>
                <draw:g>
                  <svg:desc>'DrawReset-SelectRandom'.B340:'DrawReset-SelectRandom'.B3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322:'DrawReset-SelectRandom'.C326</svg:desc>
                </draw:g>
              </table:table-cell>
              <table:table-cell office:value-type="float" office:value="NaN">
                <text:p>NaN</text:p>
                <draw:g>
                  <svg:desc>'DrawReset-SelectRandom'.J322:'DrawReset-SelectRandom'.J326</svg:desc>
                </draw:g>
              </table:table-cell>
              <table:table-cell office:value-type="float" office:value="0">
                <text:p>0</text:p>
                <draw:g>
                  <svg:desc>'DrawReset-SelectRandom'.C328:'DrawReset-SelectRandom'.C331</svg:desc>
                </draw:g>
              </table:table-cell>
              <table:table-cell office:value-type="float" office:value="NaN">
                <text:p>NaN</text:p>
                <draw:g>
                  <svg:desc>'DrawReset-SelectRandom'.J328:'DrawReset-SelectRandom'.J331</svg:desc>
                </draw:g>
              </table:table-cell>
              <table:table-cell office:value-type="float" office:value="0">
                <text:p>0</text:p>
                <draw:g>
                  <svg:desc>'DrawReset-SelectRandom'.C333:'DrawReset-SelectRandom'.C335</svg:desc>
                </draw:g>
              </table:table-cell>
              <table:table-cell office:value-type="float" office:value="NaN">
                <text:p>NaN</text:p>
                <draw:g>
                  <svg:desc>'DrawReset-SelectRandom'.J333:'DrawReset-SelectRandom'.J335</svg:desc>
                </draw:g>
              </table:table-cell>
              <table:table-cell office:value-type="float" office:value="0">
                <text:p>0</text:p>
                <draw:g>
                  <svg:desc>'DrawReset-SelectRandom'.C337:'DrawReset-SelectRandom'.C338</svg:desc>
                </draw:g>
              </table:table-cell>
              <table:table-cell office:value-type="float" office:value="NaN">
                <text:p>NaN</text:p>
                <draw:g>
                  <svg:desc>'DrawReset-SelectRandom'.J337:'DrawReset-SelectRandom'.J338</svg:desc>
                </draw:g>
              </table:table-cell>
              <table:table-cell office:value-type="float" office:value="0">
                <text:p>0</text:p>
                <draw:g>
                  <svg:desc>'DrawReset-SelectRandom'.C340:'DrawReset-SelectRandom'.C340</svg:desc>
                </draw:g>
              </table:table-cell>
              <table:table-cell office:value-type="float" office:value="NaN">
                <text:p>NaN</text:p>
                <draw:g>
                  <svg:desc>'DrawReset-SelectRandom'.J340:'DrawReset-SelectRandom'.J3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resolution="10" chart:sort-by-x-values="true" chart:right-angled-axes="true"/>
    </style:style>
    <style:style style:name="ch5" style:family="chart" style:data-style-name="N4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1cm" chart:symbol-height="0.1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1cm" chart:symbol-height="0.1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1cm" chart:symbol-height="0.1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1cm" chart:symbol-height="0.1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1cm" chart:symbol-height="0.1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1cm" chart:symbol-height="0.1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1cm" chart:symbol-height="0.1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1cm" chart:symbol-height="0.1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square" chart:symbol-width="0.1cm" chart:symbol-height="0.1cm"/>
      <style:graphic-properties svg:stroke-width="0.04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diamond" chart:symbol-width="0.1cm" chart:symbol-height="0.1cm"/>
      <style:graphic-properties svg:stroke-width="0.04cm" svg:stroke-color="#ff950e" draw:fill-color="#ff950e"/>
      <style:text-properties fo:font-size="10pt" style:font-size-asian="10pt" style:font-size-complex="10pt"/>
    </style:style>
    <style:style style:name="ch18" style:family="chart" style:data-style-name="N4">
      <style:chart-properties chart:symbol-type="named-symbol" chart:symbol-name="arrow-down" chart:symbol-width="0.1cm" chart:symbol-height="0.1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095cm" svg:height="7.909cm" xlink:href=".." xlink:type="simple" chart:class="chart:scatter" chart:style-name="ch1">
        <chart:subtitle svg:x="10.395cm" svg:y="0.451cm" chart:style-name="ch2">
          <text:p>AG 0,0</text:p>
        </chart:subtitle>
        <chart:legend chart:legend-position="end" svg:x="20.09cm" svg:y="1.022cm" style:legend-expansion="high" chart:style-name="ch3"/>
        <chart:plot-area chart:style-name="ch4" table:cell-range-address="'DrawReset-SelectRandom'.C13:'DrawReset-SelectRandom'.C23 'DrawReset-SelectRandom'.B13:'DrawReset-SelectRandom'.B13 'DrawReset-SelectRandom'.J13:'DrawReset-SelectRandom'.J23 'DrawReset-SelectRandom'.B25:'DrawReset-SelectRandom'.B25 'DrawReset-SelectRandom'.J25:'DrawReset-SelectRandom'.J34 'DrawReset-SelectRandom'.B36:'DrawReset-SelectRandom'.B36 'DrawReset-SelectRandom'.J36:'DrawReset-SelectRandom'.J44 'DrawReset-SelectRandom'.B46:'DrawReset-SelectRandom'.B46 'DrawReset-SelectRandom'.J46:'DrawReset-SelectRandom'.J53 'DrawReset-SelectRandom'.B55:'DrawReset-SelectRandom'.B55 'DrawReset-SelectRandom'.J55:'DrawReset-SelectRandom'.J61 'DrawReset-SelectRandom'.B63:'DrawReset-SelectRandom'.B63 'DrawReset-SelectRandom'.J63:'DrawReset-SelectRandom'.J68 'DrawReset-SelectRandom'.B70:'DrawReset-SelectRandom'.B70 'DrawReset-SelectRandom'.J70:'DrawReset-SelectRandom'.J74 'DrawReset-SelectRandom'.B76:'DrawReset-SelectRandom'.B76 'DrawReset-SelectRandom'.J76:'DrawReset-SelectRandom'.J79 'DrawReset-SelectRandom'.B81:'DrawReset-SelectRandom'.B81 'DrawReset-SelectRandom'.J81:'DrawReset-SelectRandom'.J83 'DrawReset-SelectRandom'.B85:'DrawReset-SelectRandom'.B85 'DrawReset-SelectRandom'.J85:'DrawReset-SelectRandom'.J86 'DrawReset-SelectRandom'.B88:'DrawReset-SelectRandom'.B88 'DrawReset-SelectRandom'.J88:'DrawReset-SelectRandom'.J88" chart:data-source-has-labels="row" svg:x="0.891cm" svg:y="1.45cm" svg:width="18.317cm" svg:height="5.881cm">
          <chartooo:coordinate-region svg:x="1.989cm" svg:y="1.662cm" svg:width="16.887cm" svg:height="4.99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13:'DrawReset-SelectRandom'.J23" chart:label-cell-address="'DrawReset-SelectRandom'.B13:'DrawReset-SelectRandom'.B13" chart:class="chart:scatter">
            <chart:domain table:cell-range-address="'DrawReset-SelectRandom'.C13:'DrawReset-SelectRandom'.C23"/>
            <chart:data-point chart:repeated="11"/>
          </chart:series>
          <chart:series chart:style-name="ch9" chart:values-cell-range-address="'DrawReset-SelectRandom'.J25:'DrawReset-SelectRandom'.J34" chart:label-cell-address="'DrawReset-SelectRandom'.B25:'DrawReset-SelectRandom'.B25" chart:class="chart:scatter">
            <chart:domain table:cell-range-address="'DrawReset-SelectRandom'.C25:'DrawReset-SelectRandom'.C34"/>
            <chart:data-point chart:repeated="10"/>
          </chart:series>
          <chart:series chart:style-name="ch10" chart:values-cell-range-address="'DrawReset-SelectRandom'.J36:'DrawReset-SelectRandom'.J44" chart:label-cell-address="'DrawReset-SelectRandom'.B36:'DrawReset-SelectRandom'.B36" chart:class="chart:scatter">
            <chart:domain table:cell-range-address="'DrawReset-SelectRandom'.C36:'DrawReset-SelectRandom'.C44"/>
            <chart:data-point chart:repeated="9"/>
          </chart:series>
          <chart:series chart:style-name="ch11" chart:values-cell-range-address="'DrawReset-SelectRandom'.J46:'DrawReset-SelectRandom'.J53" chart:label-cell-address="'DrawReset-SelectRandom'.B46:'DrawReset-SelectRandom'.B46" chart:class="chart:scatter">
            <chart:domain table:cell-range-address="'DrawReset-SelectRandom'.C46:'DrawReset-SelectRandom'.C53"/>
            <chart:data-point chart:repeated="8"/>
          </chart:series>
          <chart:series chart:style-name="ch12" chart:values-cell-range-address="'DrawReset-SelectRandom'.J55:'DrawReset-SelectRandom'.J61" chart:label-cell-address="'DrawReset-SelectRandom'.B55:'DrawReset-SelectRandom'.B55" chart:class="chart:scatter">
            <chart:domain table:cell-range-address="'DrawReset-SelectRandom'.C55:'DrawReset-SelectRandom'.C61"/>
            <chart:data-point chart:repeated="7"/>
          </chart:series>
          <chart:series chart:style-name="ch13" chart:values-cell-range-address="'DrawReset-SelectRandom'.J63:'DrawReset-SelectRandom'.J68" chart:label-cell-address="'DrawReset-SelectRandom'.B63:'DrawReset-SelectRandom'.B63" chart:class="chart:scatter">
            <chart:domain table:cell-range-address="'DrawReset-SelectRandom'.C63:'DrawReset-SelectRandom'.C68"/>
            <chart:data-point chart:repeated="6"/>
          </chart:series>
          <chart:series chart:style-name="ch14" chart:values-cell-range-address="'DrawReset-SelectRandom'.J70:'DrawReset-SelectRandom'.J74" chart:label-cell-address="'DrawReset-SelectRandom'.B70:'DrawReset-SelectRandom'.B70" chart:class="chart:scatter">
            <chart:domain table:cell-range-address="'DrawReset-SelectRandom'.C70:'DrawReset-SelectRandom'.C74"/>
            <chart:data-point chart:repeated="5"/>
          </chart:series>
          <chart:series chart:style-name="ch15" chart:values-cell-range-address="'DrawReset-SelectRandom'.J76:'DrawReset-SelectRandom'.J79" chart:label-cell-address="'DrawReset-SelectRandom'.B76:'DrawReset-SelectRandom'.B76" chart:class="chart:scatter">
            <chart:domain table:cell-range-address="'DrawReset-SelectRandom'.C76:'DrawReset-SelectRandom'.C79"/>
            <chart:data-point chart:repeated="4"/>
          </chart:series>
          <chart:series chart:style-name="ch16" chart:values-cell-range-address="'DrawReset-SelectRandom'.J81:'DrawReset-SelectRandom'.J83" chart:label-cell-address="'DrawReset-SelectRandom'.B81:'DrawReset-SelectRandom'.B81" chart:class="chart:scatter">
            <chart:domain table:cell-range-address="'DrawReset-SelectRandom'.C81:'DrawReset-SelectRandom'.C83"/>
            <chart:data-point chart:repeated="3"/>
          </chart:series>
          <chart:series chart:style-name="ch17" chart:values-cell-range-address="'DrawReset-SelectRandom'.J85:'DrawReset-SelectRandom'.J86" chart:label-cell-address="'DrawReset-SelectRandom'.B85:'DrawReset-SelectRandom'.B85" chart:class="chart:scatter">
            <chart:domain table:cell-range-address="'DrawReset-SelectRandom'.C85:'DrawReset-SelectRandom'.C86"/>
            <chart:data-point chart:repeated="2"/>
          </chart:series>
          <chart:series chart:style-name="ch18" chart:values-cell-range-address="'DrawReset-SelectRandom'.J88:'DrawReset-SelectRandom'.J88" chart:label-cell-address="'DrawReset-SelectRandom'.B88:'DrawReset-SelectRandom'.B88" chart:class="chart:scatter">
            <chart:domain table:cell-range-address="'DrawReset-SelectRandom'.C88:'DrawReset-SelectRandom'.C88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3:'DrawReset-SelectRandom'.B1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5:'DrawReset-SelectRandom'.B2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6:'DrawReset-SelectRandom'.B3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46:'DrawReset-SelectRandom'.B4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55:'DrawReset-SelectRandom'.B5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63:'DrawReset-SelectRandom'.B6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70:'DrawReset-SelectRandom'.B7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76:'DrawReset-SelectRandom'.B7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80</text:p>
                <draw:g>
                  <svg:desc>'DrawReset-SelectRandom'.B81:'DrawReset-SelectRandom'.B8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90</text:p>
                <draw:g>
                  <svg:desc>'DrawReset-SelectRandom'.B85:'DrawReset-SelectRandom'.B85</svg:desc>
                </draw:g>
              </table:table-cell>
              <table:table-cell office:value-type="string">
                <text:p/>
              </table:table-cell>
              <table:table-cell office:value-type="string">
                <text:p>1,00</text:p>
                <draw:g>
                  <svg:desc>'DrawReset-SelectRandom'.B88:'DrawReset-SelectRandom'.B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3:'DrawReset-SelectRandom'.C23</svg:desc>
                </draw:g>
              </table:table-cell>
              <table:table-cell office:value-type="float" office:value="0">
                <text:p>0</text:p>
                <draw:g>
                  <svg:desc>'DrawReset-SelectRandom'.J13:'DrawReset-SelectRandom'.J23</svg:desc>
                </draw:g>
              </table:table-cell>
              <table:table-cell office:value-type="float" office:value="0">
                <text:p>0</text:p>
                <draw:g>
                  <svg:desc>'DrawReset-SelectRandom'.C25:'DrawReset-SelectRandom'.C34</svg:desc>
                </draw:g>
              </table:table-cell>
              <table:table-cell office:value-type="float" office:value="0">
                <text:p>0</text:p>
                <draw:g>
                  <svg:desc>'DrawReset-SelectRandom'.J25:'DrawReset-SelectRandom'.J34</svg:desc>
                </draw:g>
              </table:table-cell>
              <table:table-cell office:value-type="float" office:value="0">
                <text:p>0</text:p>
                <draw:g>
                  <svg:desc>'DrawReset-SelectRandom'.C36:'DrawReset-SelectRandom'.C44</svg:desc>
                </draw:g>
              </table:table-cell>
              <table:table-cell office:value-type="float" office:value="4.14201183431953">
                <text:p>4.14201183431953</text:p>
                <draw:g>
                  <svg:desc>'DrawReset-SelectRandom'.J36:'DrawReset-SelectRandom'.J44</svg:desc>
                </draw:g>
              </table:table-cell>
              <table:table-cell office:value-type="float" office:value="0">
                <text:p>0</text:p>
                <draw:g>
                  <svg:desc>'DrawReset-SelectRandom'.C46:'DrawReset-SelectRandom'.C53</svg:desc>
                </draw:g>
              </table:table-cell>
              <table:table-cell office:value-type="float" office:value="11.5853658536585">
                <text:p>11.5853658536585</text:p>
                <draw:g>
                  <svg:desc>'DrawReset-SelectRandom'.J46:'DrawReset-SelectRandom'.J53</svg:desc>
                </draw:g>
              </table:table-cell>
              <table:table-cell office:value-type="float" office:value="0">
                <text:p>0</text:p>
                <draw:g>
                  <svg:desc>'DrawReset-SelectRandom'.C55:'DrawReset-SelectRandom'.C61</svg:desc>
                </draw:g>
              </table:table-cell>
              <table:table-cell office:value-type="float" office:value="12.8378378378378">
                <text:p>12.8378378378378</text:p>
                <draw:g>
                  <svg:desc>'DrawReset-SelectRandom'.J55:'DrawReset-SelectRandom'.J61</svg:desc>
                </draw:g>
              </table:table-cell>
              <table:table-cell office:value-type="float" office:value="0">
                <text:p>0</text:p>
                <draw:g>
                  <svg:desc>'DrawReset-SelectRandom'.C63:'DrawReset-SelectRandom'.C68</svg:desc>
                </draw:g>
              </table:table-cell>
              <table:table-cell office:value-type="float" office:value="18.1159420289855">
                <text:p>18.1159420289855</text:p>
                <draw:g>
                  <svg:desc>'DrawReset-SelectRandom'.J63:'DrawReset-SelectRandom'.J68</svg:desc>
                </draw:g>
              </table:table-cell>
              <table:table-cell office:value-type="float" office:value="0">
                <text:p>0</text:p>
                <draw:g>
                  <svg:desc>'DrawReset-SelectRandom'.C70:'DrawReset-SelectRandom'.C74</svg:desc>
                </draw:g>
              </table:table-cell>
              <table:table-cell office:value-type="float" office:value="13.8211382113821">
                <text:p>13.8211382113821</text:p>
                <draw:g>
                  <svg:desc>'DrawReset-SelectRandom'.J70:'DrawReset-SelectRandom'.J74</svg:desc>
                </draw:g>
              </table:table-cell>
              <table:table-cell office:value-type="float" office:value="0">
                <text:p>0</text:p>
                <draw:g>
                  <svg:desc>'DrawReset-SelectRandom'.C76:'DrawReset-SelectRandom'.C79</svg:desc>
                </draw:g>
              </table:table-cell>
              <table:table-cell office:value-type="float" office:value="NaN">
                <text:p>NaN</text:p>
                <draw:g>
                  <svg:desc>'DrawReset-SelectRandom'.J76:'DrawReset-SelectRandom'.J79</svg:desc>
                </draw:g>
              </table:table-cell>
              <table:table-cell office:value-type="float" office:value="0">
                <text:p>0</text:p>
                <draw:g>
                  <svg:desc>'DrawReset-SelectRandom'.C81:'DrawReset-SelectRandom'.C83</svg:desc>
                </draw:g>
              </table:table-cell>
              <table:table-cell office:value-type="float" office:value="NaN">
                <text:p>NaN</text:p>
                <draw:g>
                  <svg:desc>'DrawReset-SelectRandom'.J81:'DrawReset-SelectRandom'.J83</svg:desc>
                </draw:g>
              </table:table-cell>
              <table:table-cell office:value-type="float" office:value="0">
                <text:p>0</text:p>
                <draw:g>
                  <svg:desc>'DrawReset-SelectRandom'.C85:'DrawReset-SelectRandom'.C86</svg:desc>
                </draw:g>
              </table:table-cell>
              <table:table-cell office:value-type="float" office:value="NaN">
                <text:p>NaN</text:p>
                <draw:g>
                  <svg:desc>'DrawReset-SelectRandom'.J85:'DrawReset-SelectRandom'.J86</svg:desc>
                </draw:g>
              </table:table-cell>
              <table:table-cell office:value-type="float" office:value="0">
                <text:p>0</text:p>
                <draw:g>
                  <svg:desc>'DrawReset-SelectRandom'.C88:'DrawReset-SelectRandom'.C88</svg:desc>
                </draw:g>
              </table:table-cell>
              <table:table-cell office:value-type="float" office:value="NaN">
                <text:p>NaN</text:p>
                <draw:g>
                  <svg:desc>'DrawReset-SelectRandom'.J88:'DrawReset-SelectRandom'.J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0.1">
                <text:p>0.1</text:p>
              </table:table-cell>
              <table:table-cell office:value-type="float" office:value="7.78443113772455">
                <text:p>7.78443113772455</text:p>
              </table:table-cell>
              <table:table-cell office:value-type="float" office:value="0.1">
                <text:p>0.1</text:p>
              </table:table-cell>
              <table:table-cell office:value-type="float" office:value="13.013698630137">
                <text:p>13.013698630137</text:p>
              </table:table-cell>
              <table:table-cell office:value-type="float" office:value="0.1">
                <text:p>0.1</text:p>
              </table:table-cell>
              <table:table-cell office:value-type="float" office:value="28.9855072463768">
                <text:p>28.9855072463768</text:p>
              </table:table-cell>
              <table:table-cell office:value-type="float" office:value="0.1">
                <text:p>0.1</text:p>
              </table:table-cell>
              <table:table-cell office:value-type="float" office:value="26.8115942028985">
                <text:p>26.811594202898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.65745856353591">
                <text:p>1.65745856353591</text:p>
              </table:table-cell>
              <table:table-cell office:value-type="float" office:value="0.2">
                <text:p>0.2</text:p>
              </table:table-cell>
              <table:table-cell office:value-type="float" office:value="17.5">
                <text:p>17.5</text:p>
              </table:table-cell>
              <table:table-cell office:value-type="float" office:value="0.2">
                <text:p>0.2</text:p>
              </table:table-cell>
              <table:table-cell office:value-type="float" office:value="20.5882352941176">
                <text:p>20.5882352941176</text:p>
              </table:table-cell>
              <table:table-cell office:value-type="float" office:value="0.2">
                <text:p>0.2</text:p>
              </table:table-cell>
              <table:table-cell office:value-type="float" office:value="20.863309352518">
                <text:p>20.863309352518</text:p>
              </table:table-cell>
              <table:table-cell office:value-type="float" office:value="0.2">
                <text:p>0.2</text:p>
              </table:table-cell>
              <table:table-cell office:value-type="float" office:value="19.327731092437">
                <text:p>19.32773109243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2.68817204301075">
                <text:p>2.68817204301075</text:p>
              </table:table-cell>
              <table:table-cell office:value-type="float" office:value="0.3">
                <text:p>0.3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0.3">
                <text:p>0.3</text:p>
              </table:table-cell>
              <table:table-cell office:value-type="float" office:value="21.2765957446808">
                <text:p>21.2765957446808</text:p>
              </table:table-cell>
              <table:table-cell office:value-type="float" office:value="0.3">
                <text:p>0.3</text:p>
              </table:table-cell>
              <table:table-cell office:value-type="float" office:value="22.65625">
                <text:p>22.65625</text:p>
              </table:table-cell>
              <table:table-cell office:value-type="float" office:value="0.3">
                <text:p>0.3</text:p>
              </table:table-cell>
              <table:table-cell office:value-type="float" office:value="27.1317829457364">
                <text:p>27.131782945736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0.4">
                <text:p>0.4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0.4">
                <text:p>0.4</text:p>
              </table:table-cell>
              <table:table-cell office:value-type="float" office:value="12.5874125874126">
                <text:p>12.5874125874126</text:p>
              </table:table-cell>
              <table:table-cell office:value-type="float" office:value="0.4">
                <text:p>0.4</text:p>
              </table:table-cell>
              <table:table-cell office:value-type="float" office:value="18.0555555555556">
                <text:p>18.0555555555556</text:p>
              </table:table-cell>
              <table:table-cell office:value-type="float" office:value="0.4">
                <text:p>0.4</text:p>
              </table:table-cell>
              <table:table-cell office:value-type="float" office:value="11.5942028985507">
                <text:p>11.5942028985507</text:p>
              </table:table-cell>
              <table:table-cell office:value-type="float" office:value="0.4">
                <text:p>0.4</text:p>
              </table:table-cell>
              <table:table-cell office:value-type="float" office:value="15.5555555555556">
                <text:p>15.555555555555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.74712643678161">
                <text:p>5.74712643678161</text:p>
              </table:table-cell>
              <table:table-cell office:value-type="float" office:value="0.5">
                <text:p>0.5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0.5">
                <text:p>0.5</text:p>
              </table:table-cell>
              <table:table-cell office:value-type="float" office:value="12.5874125874126">
                <text:p>12.5874125874126</text:p>
              </table:table-cell>
              <table:table-cell office:value-type="float" office:value="0.5">
                <text:p>0.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0.5">
                <text:p>0.5</text:p>
              </table:table-cell>
              <table:table-cell office:value-type="float" office:value="9.39226519337017">
                <text:p>9.3922651933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0.6">
                <text:p>0.6</text:p>
              </table:table-cell>
              <table:table-cell office:value-type="float" office:value="4.79452054794521">
                <text:p>4.79452054794521</text:p>
              </table:table-cell>
              <table:table-cell office:value-type="float" office:value="0.6">
                <text:p>0.6</text:p>
              </table:table-cell>
              <table:table-cell office:value-type="float" office:value="9.15032679738562">
                <text:p>9.15032679738562</text:p>
              </table:table-cell>
              <table:table-cell office:value-type="float" office:value="0.6">
                <text:p>0.6</text:p>
              </table:table-cell>
              <table:table-cell office:value-type="float" office:value="7.64705882352941">
                <text:p>7.64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0.7">
                <text:p>0.7</text:p>
              </table:table-cell>
              <table:table-cell office:value-type="float" office:value="5.38922155688623">
                <text:p>5.38922155688623</text:p>
              </table:table-cell>
              <table:table-cell office:value-type="float" office:value="0.7">
                <text:p>0.7</text:p>
              </table:table-cell>
              <table:table-cell office:value-type="float" office:value="4.3956043956044">
                <text:p>4.3956043956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.8">
                <text:p>0.8</text:p>
              </table:table-cell>
              <table:table-cell office:value-type="float" office:value="1.62162162162162">
                <text:p>1.62162162162162</text:p>
              </table:table-cell>
              <table:table-cell office:value-type="float" office:value="0.8">
                <text:p>0.8</text:p>
              </table:table-cell>
              <table:table-cell office:value-type="float" office:value="2.76243093922652">
                <text:p>2.7624309392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">
                <text:p>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1.10497237569061">
                <text:p>1.1049723756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maximum="0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1cm" chart:symbol-height="0.1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003cm" svg:height="12.939cm" xlink:href=".." xlink:type="simple" chart:class="chart:scatter" chart:style-name="ch1">
        <chart:subtitle svg:x="10.849cm" svg:y="0.651cm" chart:style-name="ch2">
          <text:p>AG 0,1</text:p>
        </chart:subtitle>
        <chart:legend chart:legend-position="end" svg:x="20.998cm" svg:y="3.799cm" style:legend-expansion="high" chart:style-name="ch3"/>
        <chart:plot-area chart:style-name="ch4" table:cell-range-address="'DrawReset-SelectRandom'.C91:'DrawReset-SelectRandom'.C100 'DrawReset-SelectRandom'.B91:'DrawReset-SelectRandom'.B91 'DrawReset-SelectRandom'.J91:'DrawReset-SelectRandom'.J100 'DrawReset-SelectRandom'.B102:'DrawReset-SelectRandom'.B102 'DrawReset-SelectRandom'.J102:'DrawReset-SelectRandom'.J110 'DrawReset-SelectRandom'.B112:'DrawReset-SelectRandom'.B112 'DrawReset-SelectRandom'.J112:'DrawReset-SelectRandom'.J119 'DrawReset-SelectRandom'.B121:'DrawReset-SelectRandom'.B121 'DrawReset-SelectRandom'.J121:'DrawReset-SelectRandom'.J127 'DrawReset-SelectRandom'.B129:'DrawReset-SelectRandom'.B129 'DrawReset-SelectRandom'.J129:'DrawReset-SelectRandom'.J134 'DrawReset-SelectRandom'.B136:'DrawReset-SelectRandom'.B136 'DrawReset-SelectRandom'.J136:'DrawReset-SelectRandom'.J140 'DrawReset-SelectRandom'.B142:'DrawReset-SelectRandom'.B142 'DrawReset-SelectRandom'.J142:'DrawReset-SelectRandom'.J145 'DrawReset-SelectRandom'.B147:'DrawReset-SelectRandom'.B147 'DrawReset-SelectRandom'.J147:'DrawReset-SelectRandom'.J149 'DrawReset-SelectRandom'.B151:'DrawReset-SelectRandom'.B151 'DrawReset-SelectRandom'.J151:'DrawReset-SelectRandom'.J152 'DrawReset-SelectRandom'.B154:'DrawReset-SelectRandom'.B154 'DrawReset-SelectRandom'.J154:'DrawReset-SelectRandom'.J154" chart:data-source-has-labels="row" svg:x="0.91cm" svg:y="1.85cm" svg:width="19.168cm" svg:height="10.411cm">
          <chartooo:coordinate-region svg:x="2.008cm" svg:y="2.062cm" svg:width="17.738cm" svg:height="9.5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91:'DrawReset-SelectRandom'.J100" chart:label-cell-address="'DrawReset-SelectRandom'.B91:'DrawReset-SelectRandom'.B91" chart:class="chart:scatter">
            <chart:domain table:cell-range-address="'DrawReset-SelectRandom'.C91:'DrawReset-SelectRandom'.C100"/>
            <chart:data-point chart:repeated="10"/>
          </chart:series>
          <chart:series chart:style-name="ch9" chart:values-cell-range-address="'DrawReset-SelectRandom'.J102:'DrawReset-SelectRandom'.J110" chart:label-cell-address="'DrawReset-SelectRandom'.B102:'DrawReset-SelectRandom'.B102" chart:class="chart:scatter">
            <chart:domain table:cell-range-address="'DrawReset-SelectRandom'.C102:'DrawReset-SelectRandom'.C110"/>
            <chart:data-point chart:repeated="9"/>
          </chart:series>
          <chart:series chart:style-name="ch10" chart:values-cell-range-address="'DrawReset-SelectRandom'.J112:'DrawReset-SelectRandom'.J119" chart:label-cell-address="'DrawReset-SelectRandom'.B112:'DrawReset-SelectRandom'.B112" chart:class="chart:scatter">
            <chart:domain table:cell-range-address="'DrawReset-SelectRandom'.C112:'DrawReset-SelectRandom'.C119"/>
            <chart:data-point chart:repeated="8"/>
          </chart:series>
          <chart:series chart:style-name="ch11" chart:values-cell-range-address="'DrawReset-SelectRandom'.J121:'DrawReset-SelectRandom'.J127" chart:label-cell-address="'DrawReset-SelectRandom'.B121:'DrawReset-SelectRandom'.B121" chart:class="chart:scatter">
            <chart:domain table:cell-range-address="'DrawReset-SelectRandom'.C121:'DrawReset-SelectRandom'.C127"/>
            <chart:data-point chart:repeated="7"/>
          </chart:series>
          <chart:series chart:style-name="ch12" chart:values-cell-range-address="'DrawReset-SelectRandom'.J129:'DrawReset-SelectRandom'.J134" chart:label-cell-address="'DrawReset-SelectRandom'.B129:'DrawReset-SelectRandom'.B129" chart:class="chart:scatter">
            <chart:domain table:cell-range-address="'DrawReset-SelectRandom'.C129:'DrawReset-SelectRandom'.C134"/>
            <chart:data-point chart:repeated="6"/>
          </chart:series>
          <chart:series chart:style-name="ch13" chart:values-cell-range-address="'DrawReset-SelectRandom'.J136:'DrawReset-SelectRandom'.J140" chart:label-cell-address="'DrawReset-SelectRandom'.B136:'DrawReset-SelectRandom'.B136" chart:class="chart:scatter">
            <chart:domain table:cell-range-address="'DrawReset-SelectRandom'.C136:'DrawReset-SelectRandom'.C140"/>
            <chart:data-point chart:repeated="5"/>
          </chart:series>
          <chart:series chart:style-name="ch14" chart:values-cell-range-address="'DrawReset-SelectRandom'.J142:'DrawReset-SelectRandom'.J145" chart:label-cell-address="'DrawReset-SelectRandom'.B142:'DrawReset-SelectRandom'.B142" chart:class="chart:scatter">
            <chart:domain table:cell-range-address="'DrawReset-SelectRandom'.C142:'DrawReset-SelectRandom'.C145"/>
            <chart:data-point chart:repeated="4"/>
          </chart:series>
          <chart:series chart:style-name="ch15" chart:values-cell-range-address="'DrawReset-SelectRandom'.J147:'DrawReset-SelectRandom'.J149" chart:label-cell-address="'DrawReset-SelectRandom'.B147:'DrawReset-SelectRandom'.B147" chart:class="chart:scatter">
            <chart:domain table:cell-range-address="'DrawReset-SelectRandom'.C147:'DrawReset-SelectRandom'.C149"/>
            <chart:data-point chart:repeated="3"/>
          </chart:series>
          <chart:series chart:style-name="ch16" chart:values-cell-range-address="'DrawReset-SelectRandom'.J151:'DrawReset-SelectRandom'.J152" chart:label-cell-address="'DrawReset-SelectRandom'.B151:'DrawReset-SelectRandom'.B151" chart:class="chart:scatter">
            <chart:domain table:cell-range-address="'DrawReset-SelectRandom'.C151:'DrawReset-SelectRandom'.C152"/>
            <chart:data-point chart:repeated="2"/>
          </chart:series>
          <chart:series chart:style-name="ch17" chart:values-cell-range-address="'DrawReset-SelectRandom'.J154:'DrawReset-SelectRandom'.J154" chart:label-cell-address="'DrawReset-SelectRandom'.B154:'DrawReset-SelectRandom'.B154" chart:class="chart:scatter">
            <chart:domain table:cell-range-address="'DrawReset-SelectRandom'.C154:'DrawReset-SelectRandom'.C154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91:'DrawReset-SelectRandom'.B9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102:'DrawReset-SelectRandom'.B10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112:'DrawReset-SelectRandom'.B1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121:'DrawReset-SelectRandom'.B12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129:'DrawReset-SelectRandom'.B129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136:'DrawReset-SelectRandom'.B13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142:'DrawReset-SelectRandom'.B14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147:'DrawReset-SelectRandom'.B14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80</text:p>
                <draw:g>
                  <svg:desc>'DrawReset-SelectRandom'.B151:'DrawReset-SelectRandom'.B151</svg:desc>
                </draw:g>
              </table:table-cell>
              <table:table-cell office:value-type="string">
                <text:p/>
              </table:table-cell>
              <table:table-cell office:value-type="string">
                <text:p>0,90</text:p>
                <draw:g>
                  <svg:desc>'DrawReset-SelectRandom'.B154:'DrawReset-SelectRandom'.B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91:'DrawReset-SelectRandom'.C100</svg:desc>
                </draw:g>
              </table:table-cell>
              <table:table-cell office:value-type="float" office:value="NaN">
                <text:p>NaN</text:p>
                <draw:g>
                  <svg:desc>'DrawReset-SelectRandom'.J91:'DrawReset-SelectRandom'.J100</svg:desc>
                </draw:g>
              </table:table-cell>
              <table:table-cell office:value-type="float" office:value="0">
                <text:p>0</text:p>
                <draw:g>
                  <svg:desc>'DrawReset-SelectRandom'.C102:'DrawReset-SelectRandom'.C110</svg:desc>
                </draw:g>
              </table:table-cell>
              <table:table-cell office:value-type="float" office:value="NaN">
                <text:p>NaN</text:p>
                <draw:g>
                  <svg:desc>'DrawReset-SelectRandom'.J102:'DrawReset-SelectRandom'.J110</svg:desc>
                </draw:g>
              </table:table-cell>
              <table:table-cell office:value-type="float" office:value="0">
                <text:p>0</text:p>
                <draw:g>
                  <svg:desc>'DrawReset-SelectRandom'.C112:'DrawReset-SelectRandom'.C119</svg:desc>
                </draw:g>
              </table:table-cell>
              <table:table-cell office:value-type="float" office:value="NaN">
                <text:p>NaN</text:p>
                <draw:g>
                  <svg:desc>'DrawReset-SelectRandom'.J112:'DrawReset-SelectRandom'.J119</svg:desc>
                </draw:g>
              </table:table-cell>
              <table:table-cell office:value-type="float" office:value="0">
                <text:p>0</text:p>
                <draw:g>
                  <svg:desc>'DrawReset-SelectRandom'.C121:'DrawReset-SelectRandom'.C127</svg:desc>
                </draw:g>
              </table:table-cell>
              <table:table-cell office:value-type="float" office:value="NaN">
                <text:p>NaN</text:p>
                <draw:g>
                  <svg:desc>'DrawReset-SelectRandom'.J121:'DrawReset-SelectRandom'.J127</svg:desc>
                </draw:g>
              </table:table-cell>
              <table:table-cell office:value-type="float" office:value="0">
                <text:p>0</text:p>
                <draw:g>
                  <svg:desc>'DrawReset-SelectRandom'.C129:'DrawReset-SelectRandom'.C134</svg:desc>
                </draw:g>
              </table:table-cell>
              <table:table-cell office:value-type="float" office:value="NaN">
                <text:p>NaN</text:p>
                <draw:g>
                  <svg:desc>'DrawReset-SelectRandom'.J129:'DrawReset-SelectRandom'.J134</svg:desc>
                </draw:g>
              </table:table-cell>
              <table:table-cell office:value-type="float" office:value="0">
                <text:p>0</text:p>
                <draw:g>
                  <svg:desc>'DrawReset-SelectRandom'.C136:'DrawReset-SelectRandom'.C140</svg:desc>
                </draw:g>
              </table:table-cell>
              <table:table-cell office:value-type="float" office:value="NaN">
                <text:p>NaN</text:p>
                <draw:g>
                  <svg:desc>'DrawReset-SelectRandom'.J136:'DrawReset-SelectRandom'.J140</svg:desc>
                </draw:g>
              </table:table-cell>
              <table:table-cell office:value-type="float" office:value="0">
                <text:p>0</text:p>
                <draw:g>
                  <svg:desc>'DrawReset-SelectRandom'.C142:'DrawReset-SelectRandom'.C145</svg:desc>
                </draw:g>
              </table:table-cell>
              <table:table-cell office:value-type="float" office:value="NaN">
                <text:p>NaN</text:p>
                <draw:g>
                  <svg:desc>'DrawReset-SelectRandom'.J142:'DrawReset-SelectRandom'.J145</svg:desc>
                </draw:g>
              </table:table-cell>
              <table:table-cell office:value-type="float" office:value="0">
                <text:p>0</text:p>
                <draw:g>
                  <svg:desc>'DrawReset-SelectRandom'.C147:'DrawReset-SelectRandom'.C149</svg:desc>
                </draw:g>
              </table:table-cell>
              <table:table-cell office:value-type="float" office:value="NaN">
                <text:p>NaN</text:p>
                <draw:g>
                  <svg:desc>'DrawReset-SelectRandom'.J147:'DrawReset-SelectRandom'.J149</svg:desc>
                </draw:g>
              </table:table-cell>
              <table:table-cell office:value-type="float" office:value="0">
                <text:p>0</text:p>
                <draw:g>
                  <svg:desc>'DrawReset-SelectRandom'.C151:'DrawReset-SelectRandom'.C152</svg:desc>
                </draw:g>
              </table:table-cell>
              <table:table-cell office:value-type="float" office:value="NaN">
                <text:p>NaN</text:p>
                <draw:g>
                  <svg:desc>'DrawReset-SelectRandom'.J151:'DrawReset-SelectRandom'.J152</svg:desc>
                </draw:g>
              </table:table-cell>
              <table:table-cell office:value-type="float" office:value="0">
                <text:p>0</text:p>
                <draw:g>
                  <svg:desc>'DrawReset-SelectRandom'.C154:'DrawReset-SelectRandom'.C154</svg:desc>
                </draw:g>
              </table:table-cell>
              <table:table-cell office:value-type="float" office:value="NaN">
                <text:p>NaN</text:p>
                <draw:g>
                  <svg:desc>'DrawReset-SelectRandom'.J154:'DrawReset-SelectRandom'.J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157:'DrawReset-SelectRandom'.C165 'DrawReset-SelectRandom'.J157:'DrawReset-SelectRandom'.J165" svg:x="0.77cm" svg:y="0.855cm" svg:width="11.738cm" svg:height="7.545cm">
          <chartooo:coordinate-region svg:x="1.868cm" svg:y="1.068cm" svg:width="10.308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157:'DrawReset-SelectRandom'.J165" chart:class="chart:scatter">
            <chart:domain table:cell-range-address="'DrawReset-SelectRandom'.C157:'DrawReset-SelectRandom'.C16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57:'DrawReset-SelectRandom'.C165</svg:desc>
                </draw:g>
              </table:table-cell>
              <table:table-cell office:value-type="float" office:value="NaN">
                <text:p>NaN</text:p>
                <draw:g>
                  <svg:desc>'DrawReset-SelectRandom'.J157:'DrawReset-SelectRandom'.J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width="0.04cm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4cm" svg:height="13.41cm" xlink:href=".." xlink:type="simple" chart:class="chart:scatter" chart:style-name="ch1">
        <chart:subtitle svg:x="11.268cm" svg:y="0.671cm" chart:style-name="ch2">
          <text:p>AG 0,2</text:p>
        </chart:subtitle>
        <chart:legend chart:legend-position="end" svg:x="21.835cm" svg:y="4.297cm" style:legend-expansion="high" chart:style-name="ch3"/>
        <chart:plot-area chart:style-name="ch4" table:cell-range-address="'DrawReset-SelectRandom'.C157:'DrawReset-SelectRandom'.C165 'DrawReset-SelectRandom'.B157:'DrawReset-SelectRandom'.B157 'DrawReset-SelectRandom'.J157:'DrawReset-SelectRandom'.J165 'DrawReset-SelectRandom'.B167:'DrawReset-SelectRandom'.B167 'DrawReset-SelectRandom'.J167:'DrawReset-SelectRandom'.J174 'DrawReset-SelectRandom'.B176:'DrawReset-SelectRandom'.B176 'DrawReset-SelectRandom'.J176:'DrawReset-SelectRandom'.J182 'DrawReset-SelectRandom'.B184:'DrawReset-SelectRandom'.B184 'DrawReset-SelectRandom'.J184:'DrawReset-SelectRandom'.J189 'DrawReset-SelectRandom'.B191:'DrawReset-SelectRandom'.B191 'DrawReset-SelectRandom'.J191:'DrawReset-SelectRandom'.J195 'DrawReset-SelectRandom'.B197:'DrawReset-SelectRandom'.B197 'DrawReset-SelectRandom'.J197:'DrawReset-SelectRandom'.J200 'DrawReset-SelectRandom'.B202:'DrawReset-SelectRandom'.B202 'DrawReset-SelectRandom'.J202:'DrawReset-SelectRandom'.J204 'DrawReset-SelectRandom'.B206:'DrawReset-SelectRandom'.B206 'DrawReset-SelectRandom'.J206:'DrawReset-SelectRandom'.J207 'DrawReset-SelectRandom'.B209:'DrawReset-SelectRandom'.B209 'DrawReset-SelectRandom'.J209:'DrawReset-SelectRandom'.J209" chart:data-source-has-labels="row" svg:x="0.926cm" svg:y="1.89cm" svg:width="19.957cm" svg:height="10.832cm">
          <chartooo:coordinate-region svg:x="2.024cm" svg:y="2.102cm" svg:width="18.527cm" svg:height="9.9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157:'DrawReset-SelectRandom'.J165" chart:label-cell-address="'DrawReset-SelectRandom'.B157:'DrawReset-SelectRandom'.B157" chart:class="chart:scatter">
            <chart:domain table:cell-range-address="'DrawReset-SelectRandom'.C157:'DrawReset-SelectRandom'.C165"/>
            <chart:data-point chart:repeated="9"/>
          </chart:series>
          <chart:series chart:style-name="ch8" chart:values-cell-range-address="'DrawReset-SelectRandom'.J167:'DrawReset-SelectRandom'.J174" chart:label-cell-address="'DrawReset-SelectRandom'.B167:'DrawReset-SelectRandom'.B167" chart:class="chart:scatter">
            <chart:domain table:cell-range-address="'DrawReset-SelectRandom'.C167:'DrawReset-SelectRandom'.C174"/>
            <chart:data-point chart:repeated="8"/>
          </chart:series>
          <chart:series chart:style-name="ch9" chart:values-cell-range-address="'DrawReset-SelectRandom'.J176:'DrawReset-SelectRandom'.J182" chart:label-cell-address="'DrawReset-SelectRandom'.B176:'DrawReset-SelectRandom'.B176" chart:class="chart:scatter">
            <chart:domain table:cell-range-address="'DrawReset-SelectRandom'.C176:'DrawReset-SelectRandom'.C182"/>
            <chart:data-point chart:repeated="7"/>
          </chart:series>
          <chart:series chart:style-name="ch10" chart:values-cell-range-address="'DrawReset-SelectRandom'.J184:'DrawReset-SelectRandom'.J189" chart:label-cell-address="'DrawReset-SelectRandom'.B184:'DrawReset-SelectRandom'.B184" chart:class="chart:scatter">
            <chart:domain table:cell-range-address="'DrawReset-SelectRandom'.C184:'DrawReset-SelectRandom'.C189"/>
            <chart:data-point chart:repeated="6"/>
          </chart:series>
          <chart:series chart:style-name="ch11" chart:values-cell-range-address="'DrawReset-SelectRandom'.J191:'DrawReset-SelectRandom'.J195" chart:label-cell-address="'DrawReset-SelectRandom'.B191:'DrawReset-SelectRandom'.B191" chart:class="chart:scatter">
            <chart:domain table:cell-range-address="'DrawReset-SelectRandom'.C191:'DrawReset-SelectRandom'.C195"/>
            <chart:data-point chart:repeated="5"/>
          </chart:series>
          <chart:series chart:style-name="ch12" chart:values-cell-range-address="'DrawReset-SelectRandom'.J197:'DrawReset-SelectRandom'.J200" chart:label-cell-address="'DrawReset-SelectRandom'.B197:'DrawReset-SelectRandom'.B197" chart:class="chart:scatter">
            <chart:domain table:cell-range-address="'DrawReset-SelectRandom'.C197:'DrawReset-SelectRandom'.C200"/>
            <chart:data-point chart:repeated="4"/>
          </chart:series>
          <chart:series chart:style-name="ch13" chart:values-cell-range-address="'DrawReset-SelectRandom'.J202:'DrawReset-SelectRandom'.J204" chart:label-cell-address="'DrawReset-SelectRandom'.B202:'DrawReset-SelectRandom'.B202" chart:class="chart:scatter">
            <chart:domain table:cell-range-address="'DrawReset-SelectRandom'.C202:'DrawReset-SelectRandom'.C204"/>
            <chart:data-point chart:repeated="3"/>
          </chart:series>
          <chart:series chart:style-name="ch14" chart:values-cell-range-address="'DrawReset-SelectRandom'.J206:'DrawReset-SelectRandom'.J207" chart:label-cell-address="'DrawReset-SelectRandom'.B206:'DrawReset-SelectRandom'.B206" chart:class="chart:scatter">
            <chart:domain table:cell-range-address="'DrawReset-SelectRandom'.C206:'DrawReset-SelectRandom'.C207"/>
            <chart:data-point chart:repeated="2"/>
          </chart:series>
          <chart:series chart:style-name="ch15" chart:values-cell-range-address="'DrawReset-SelectRandom'.J209:'DrawReset-SelectRandom'.J209" chart:label-cell-address="'DrawReset-SelectRandom'.B209:'DrawReset-SelectRandom'.B209" chart:class="chart:scatter">
            <chart:domain table:cell-range-address="'DrawReset-SelectRandom'.C209:'DrawReset-SelectRandom'.C209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57:'DrawReset-SelectRandom'.B15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167:'DrawReset-SelectRandom'.B16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176:'DrawReset-SelectRandom'.B17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184:'DrawReset-SelectRandom'.B18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191:'DrawReset-SelectRandom'.B19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197:'DrawReset-SelectRandom'.B19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202:'DrawReset-SelectRandom'.B20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206:'DrawReset-SelectRandom'.B206</svg:desc>
                </draw:g>
              </table:table-cell>
              <table:table-cell office:value-type="string">
                <text:p/>
              </table:table-cell>
              <table:table-cell office:value-type="string">
                <text:p>0,80</text:p>
                <draw:g>
                  <svg:desc>'DrawReset-SelectRandom'.B209:'DrawReset-SelectRandom'.B2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57:'DrawReset-SelectRandom'.C165</svg:desc>
                </draw:g>
              </table:table-cell>
              <table:table-cell office:value-type="float" office:value="NaN">
                <text:p>NaN</text:p>
                <draw:g>
                  <svg:desc>'DrawReset-SelectRandom'.J157:'DrawReset-SelectRandom'.J165</svg:desc>
                </draw:g>
              </table:table-cell>
              <table:table-cell office:value-type="float" office:value="0">
                <text:p>0</text:p>
                <draw:g>
                  <svg:desc>'DrawReset-SelectRandom'.C167:'DrawReset-SelectRandom'.C174</svg:desc>
                </draw:g>
              </table:table-cell>
              <table:table-cell office:value-type="float" office:value="NaN">
                <text:p>NaN</text:p>
                <draw:g>
                  <svg:desc>'DrawReset-SelectRandom'.J167:'DrawReset-SelectRandom'.J174</svg:desc>
                </draw:g>
              </table:table-cell>
              <table:table-cell office:value-type="float" office:value="0">
                <text:p>0</text:p>
                <draw:g>
                  <svg:desc>'DrawReset-SelectRandom'.C176:'DrawReset-SelectRandom'.C182</svg:desc>
                </draw:g>
              </table:table-cell>
              <table:table-cell office:value-type="float" office:value="NaN">
                <text:p>NaN</text:p>
                <draw:g>
                  <svg:desc>'DrawReset-SelectRandom'.J176:'DrawReset-SelectRandom'.J182</svg:desc>
                </draw:g>
              </table:table-cell>
              <table:table-cell office:value-type="float" office:value="0">
                <text:p>0</text:p>
                <draw:g>
                  <svg:desc>'DrawReset-SelectRandom'.C184:'DrawReset-SelectRandom'.C189</svg:desc>
                </draw:g>
              </table:table-cell>
              <table:table-cell office:value-type="float" office:value="NaN">
                <text:p>NaN</text:p>
                <draw:g>
                  <svg:desc>'DrawReset-SelectRandom'.J184:'DrawReset-SelectRandom'.J189</svg:desc>
                </draw:g>
              </table:table-cell>
              <table:table-cell office:value-type="float" office:value="0">
                <text:p>0</text:p>
                <draw:g>
                  <svg:desc>'DrawReset-SelectRandom'.C191:'DrawReset-SelectRandom'.C195</svg:desc>
                </draw:g>
              </table:table-cell>
              <table:table-cell office:value-type="float" office:value="NaN">
                <text:p>NaN</text:p>
                <draw:g>
                  <svg:desc>'DrawReset-SelectRandom'.J191:'DrawReset-SelectRandom'.J195</svg:desc>
                </draw:g>
              </table:table-cell>
              <table:table-cell office:value-type="float" office:value="0">
                <text:p>0</text:p>
                <draw:g>
                  <svg:desc>'DrawReset-SelectRandom'.C197:'DrawReset-SelectRandom'.C200</svg:desc>
                </draw:g>
              </table:table-cell>
              <table:table-cell office:value-type="float" office:value="NaN">
                <text:p>NaN</text:p>
                <draw:g>
                  <svg:desc>'DrawReset-SelectRandom'.J197:'DrawReset-SelectRandom'.J200</svg:desc>
                </draw:g>
              </table:table-cell>
              <table:table-cell office:value-type="float" office:value="0">
                <text:p>0</text:p>
                <draw:g>
                  <svg:desc>'DrawReset-SelectRandom'.C202:'DrawReset-SelectRandom'.C204</svg:desc>
                </draw:g>
              </table:table-cell>
              <table:table-cell office:value-type="float" office:value="NaN">
                <text:p>NaN</text:p>
                <draw:g>
                  <svg:desc>'DrawReset-SelectRandom'.J202:'DrawReset-SelectRandom'.J204</svg:desc>
                </draw:g>
              </table:table-cell>
              <table:table-cell office:value-type="float" office:value="0">
                <text:p>0</text:p>
                <draw:g>
                  <svg:desc>'DrawReset-SelectRandom'.C206:'DrawReset-SelectRandom'.C207</svg:desc>
                </draw:g>
              </table:table-cell>
              <table:table-cell office:value-type="float" office:value="NaN">
                <text:p>NaN</text:p>
                <draw:g>
                  <svg:desc>'DrawReset-SelectRandom'.J206:'DrawReset-SelectRandom'.J207</svg:desc>
                </draw:g>
              </table:table-cell>
              <table:table-cell office:value-type="float" office:value="0">
                <text:p>0</text:p>
                <draw:g>
                  <svg:desc>'DrawReset-SelectRandom'.C209:'DrawReset-SelectRandom'.C209</svg:desc>
                </draw:g>
              </table:table-cell>
              <table:table-cell office:value-type="float" office:value="NaN">
                <text:p>NaN</text:p>
                <draw:g>
                  <svg:desc>'DrawReset-SelectRandom'.J209:'DrawReset-SelectRandom'.J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12:'DrawReset-SelectRandom'.C219 'DrawReset-SelectRandom'.J212:'DrawReset-SelectRandom'.J219" svg:x="0.77cm" svg:y="0.855cm" svg:width="11.738cm" svg:height="7.545cm">
          <chartooo:coordinate-region svg:x="1.868cm" svg:y="1.068cm" svg:width="10.308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12:'DrawReset-SelectRandom'.J219" chart:class="chart:scatter">
            <chart:domain table:cell-range-address="'DrawReset-SelectRandom'.C212:'DrawReset-SelectRandom'.C21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12:'DrawReset-SelectRandom'.C219</svg:desc>
                </draw:g>
              </table:table-cell>
              <table:table-cell office:value-type="float" office:value="NaN">
                <text:p>NaN</text:p>
                <draw:g>
                  <svg:desc>'DrawReset-SelectRandom'.J212:'DrawReset-SelectRandom'.J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306cm" svg:height="12.547cm" xlink:href=".." xlink:type="simple" chart:class="chart:scatter" chart:style-name="ch1">
        <chart:legend chart:legend-position="end" svg:x="19.454cm" svg:y="5.961cm" style:legend-expansion="high" chart:style-name="ch2"/>
        <chart:plot-area chart:style-name="ch3" table:cell-range-address="'DrawReset-SelectRandom'.C212:'DrawReset-SelectRandom'.C219 'DrawReset-SelectRandom'.J212:'DrawReset-SelectRandom'.J219" svg:x="0.896cm" svg:y="1.135cm" svg:width="17.666cm" svg:height="10.742cm">
          <chartooo:coordinate-region svg:x="1.994cm" svg:y="1.347cm" svg:width="16.236cm" svg:height="9.8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12:'DrawReset-SelectRandom'.J219" chart:class="chart:scatter">
            <chart:domain table:cell-range-address="'DrawReset-SelectRandom'.C212:'DrawReset-SelectRandom'.C21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12:'DrawReset-SelectRandom'.C219</svg:desc>
                </draw:g>
              </table:table-cell>
              <table:table-cell office:value-type="float" office:value="NaN">
                <text:p>NaN</text:p>
                <draw:g>
                  <svg:desc>'DrawReset-SelectRandom'.J212:'DrawReset-SelectRandom'.J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